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169.8pt"/>
    </style:style>
    <style:style style:name="co8" style:family="table-column">
      <style:table-column-properties fo:break-before="auto" style:column-width="191.99pt"/>
    </style:style>
    <style:style style:name="co9" style:family="table-column">
      <style:table-column-properties fo:break-before="auto" style:column-width="206.45pt"/>
    </style:style>
    <style:style style:name="co10" style:family="table-column">
      <style:table-column-properties fo:break-before="auto" style:column-width="210.36pt"/>
    </style:style>
    <style:style style:name="co11" style:family="table-column">
      <style:table-column-properties fo:break-before="auto" style:column-width="185.5pt"/>
    </style:style>
    <style:style style:name="co12" style:family="table-column">
      <style:table-column-properties fo:break-before="auto" style:column-width="203.24pt"/>
    </style:style>
    <style:style style:name="co13" style:family="table-column">
      <style:table-column-properties fo:break-before="auto" style:column-width="200.15pt"/>
    </style:style>
    <style:style style:name="co14" style:family="table-column">
      <style:table-column-properties fo:break-before="auto" style:column-width="104.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PI20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label_col</text:p>
          </table:table-cell>
          <table:table-cell office:value-type="string" calcext:value-type="string">
            <text:p>bucket_method</text:p>
          </table:table-cell>
          <table:table-cell office:value-type="string" calcext:value-type="string">
            <text:p>feat_encoding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nr_event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validation_BPI2012_2nrnl_regr.csv</text:p>
          </table:table-cell>
          <table:table-cell office:value-type="string" calcext:value-type="string">
            <text:p>validation_BPI2012_day_2drnl_regr.csv</text:p>
          </table:table-cell>
          <table:table-cell office:value-type="string" calcext:value-type="string">
            <text:p>validation_BPI2012_before_2brnl_regr.csv</text:p>
          </table:table-cell>
          <table:table-cell office:value-type="string" calcext:value-type="string">
            <text:p>validation_BPI2012_window_2wrnl_regr.csv</text:p>
          </table:table-cell>
          <table:table-cell office:value-type="string" calcext:value-type="string">
            <text:p>validation_BPI2012_day_2drnl_regr.csv</text:p>
          </table:table-cell>
          <table:table-cell office:value-type="string" calcext:value-type="string">
            <text:p>validation_BPI2012_before_2brnl_regr.csv</text:p>
          </table:table-cell>
          <table:table-cell office:value-type="string" calcext:value-type="string">
            <text:p>validation_BPI2012_window_2wrnl_regr.csv</text:p>
          </table:table-cell>
          <table:table-cell/>
          <table:table-cell office:value-type="string" calcext:value-type="string">
            <text:p>validation_BPI2012_2nrni_regr.csv</text:p>
          </table:table-cell>
          <table:table-cell office:value-type="string" calcext:value-type="string">
            <text:p>validation_BPI2012_day_2drni_regr.csv</text:p>
          </table:table-cell>
          <table:table-cell office:value-type="string" calcext:value-type="string">
            <text:p>validation_BPI2012_before_2brni_regr.csv</text:p>
          </table:table-cell>
          <table:table-cell office:value-type="string" calcext:value-type="string">
            <text:p>validation_BPI2012_window_2wrni_regr.csv</text:p>
          </table:table-cell>
          <table:table-cell office:value-type="string" calcext:value-type="string">
            <text:p>validation_BPI2012_day_2drni_regr.csv</text:p>
          </table:table-cell>
          <table:table-cell office:value-type="string" calcext:value-type="string">
            <text:p>validation_BPI2012_before_2brnl_regr.csv</text:p>
          </table:table-cell>
          <table:table-cell office:value-type="string" calcext:value-type="string">
            <text:p>validation_BPI2012_window_2wrni_regr.csv</text:p>
          </table:table-cell>
          <table:table-cell table:number-columns-repeated="3"/>
          <table:table-cell table:number-columns-repeated="2" office:value-type="string" calcext:value-type="string">
            <text:p>validation_BPI2012_random_2rrnl_regr.csv</text:p>
          </table:table-cell>
          <table:table-cell table:number-columns-repeated="2" office:value-type="string" calcext:value-type="string">
            <text:p>validation_BPI2012_random_2rrni_regr.csv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</text:p>
          </table:table-cell>
          <table:table-cell office:value-type="float" office:value="7.02047723286093" calcext:value-type="float">
            <text:p>7.02047723286093</text:p>
          </table:table-cell>
          <table:table-cell office:value-type="float" office:value="6.69648890318515" calcext:value-type="float">
            <text:p>6.69648890318515</text:p>
          </table:table-cell>
          <table:table-cell office:value-type="float" office:value="6.69584542675649" calcext:value-type="float">
            <text:p>6.69584542675649</text:p>
          </table:table-cell>
          <table:table-cell office:value-type="float" office:value="6.73407004514005" calcext:value-type="float">
            <text:p>6.73407004514005</text:p>
          </table:table-cell>
          <table:table-cell table:formula="of:=[.H2]-[.G2]" office:value-type="float" office:value="-0.32398832967578" calcext:value-type="float">
            <text:p>-0.32398832967578</text:p>
          </table:table-cell>
          <table:table-cell table:formula="of:=[.I2]-[.G2]" office:value-type="float" office:value="-0.32463180610444" calcext:value-type="float">
            <text:p>-0.32463180610444</text:p>
          </table:table-cell>
          <table:table-cell table:formula="of:=[.J2]-[.G2]" office:value-type="float" office:value="-0.28640718772088" calcext:value-type="float">
            <text:p>-0.28640718772088</text:p>
          </table:table-cell>
          <table:table-cell/>
          <table:table-cell office:value-type="float" office:value="6.91113313136306" calcext:value-type="float">
            <text:p>6.91113313136306</text:p>
          </table:table-cell>
          <table:table-cell office:value-type="float" office:value="6.82135851511896" calcext:value-type="float">
            <text:p>6.82135851511896</text:p>
          </table:table-cell>
          <table:table-cell office:value-type="float" office:value="6.81842043109336" calcext:value-type="float">
            <text:p>6.81842043109336</text:p>
          </table:table-cell>
          <table:table-cell office:value-type="float" office:value="6.81078664787273" calcext:value-type="float">
            <text:p>6.81078664787273</text:p>
          </table:table-cell>
          <table:table-cell table:formula="of:=[.P2]-[.O2]" office:value-type="float" office:value="-0.0897746162441004" calcext:value-type="float">
            <text:p>-0.089774616244101</text:p>
          </table:table-cell>
          <table:table-cell table:formula="of:=[.Q2]-[.O2]" office:value-type="float" office:value="-0.0927127002697006" calcext:value-type="float">
            <text:p>-0.092712700269701</text:p>
          </table:table-cell>
          <table:table-cell table:formula="of:=[.R2]-[.O2]" office:value-type="float" office:value="-0.10034648349033" calcext:value-type="float">
            <text:p>-0.10034648349033</text:p>
          </table:table-cell>
          <table:table-cell table:number-columns-repeated="3"/>
          <table:table-cell office:value-type="float" office:value="7.03420927700062" calcext:value-type="float">
            <text:p>7.03420927700062</text:p>
          </table:table-cell>
          <table:table-cell table:formula="of:=[.Y2]-[.G2]" office:value-type="float" office:value="0.0137320441396902" calcext:value-type="float">
            <text:p>0.01373204413969</text:p>
          </table:table-cell>
          <table:table-cell office:value-type="float" office:value="6.92031000138856" calcext:value-type="float">
            <text:p>6.92031000138856</text:p>
          </table:table-cell>
          <table:table-cell table:formula="of:=[.AA2]-[.O2]" office:value-type="float" office:value="0.00917687002549972" calcext:value-type="float">
            <text:p>0.0091768700255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e</text:p>
          </table:table-cell>
          <table:table-cell office:value-type="float" office:value="7.01509081789796" calcext:value-type="float">
            <text:p>7.01509081789796</text:p>
          </table:table-cell>
          <table:table-cell office:value-type="float" office:value="6.70574986989882" calcext:value-type="float">
            <text:p>6.70574986989882</text:p>
          </table:table-cell>
          <table:table-cell office:value-type="float" office:value="6.70276682182952" calcext:value-type="float">
            <text:p>6.70276682182952</text:p>
          </table:table-cell>
          <table:table-cell office:value-type="float" office:value="6.72445704072723" calcext:value-type="float">
            <text:p>6.72445704072723</text:p>
          </table:table-cell>
          <table:table-cell table:formula="of:=[.H3]-[.G3]" office:value-type="float" office:value="-0.309340947999139" calcext:value-type="float">
            <text:p>-0.309340947999139</text:p>
          </table:table-cell>
          <table:table-cell table:formula="of:=[.I3]-[.G3]" office:value-type="float" office:value="-0.312323996068439" calcext:value-type="float">
            <text:p>-0.312323996068439</text:p>
          </table:table-cell>
          <table:table-cell table:formula="of:=[.J3]-[.G3]" office:value-type="float" office:value="-0.29063377717073" calcext:value-type="float">
            <text:p>-0.29063377717073</text:p>
          </table:table-cell>
          <table:table-cell/>
          <table:table-cell office:value-type="float" office:value="6.91113477978463" calcext:value-type="float">
            <text:p>6.91113477978463</text:p>
          </table:table-cell>
          <table:table-cell office:value-type="float" office:value="6.82084909875497" calcext:value-type="float">
            <text:p>6.82084909875497</text:p>
          </table:table-cell>
          <table:table-cell office:value-type="float" office:value="6.82366922429328" calcext:value-type="float">
            <text:p>6.82366922429328</text:p>
          </table:table-cell>
          <table:table-cell office:value-type="float" office:value="6.81891245697812" calcext:value-type="float">
            <text:p>6.81891245697812</text:p>
          </table:table-cell>
          <table:table-cell table:formula="of:=[.P3]-[.O3]" office:value-type="float" office:value="-0.09028568102966" calcext:value-type="float">
            <text:p>-0.09028568102966</text:p>
          </table:table-cell>
          <table:table-cell table:formula="of:=[.Q3]-[.O3]" office:value-type="float" office:value="-0.0874655554913506" calcext:value-type="float">
            <text:p>-0.087465555491351</text:p>
          </table:table-cell>
          <table:table-cell table:formula="of:=[.R3]-[.O3]" office:value-type="float" office:value="-0.09222232280651" calcext:value-type="float">
            <text:p>-0.09222232280651</text:p>
          </table:table-cell>
          <table:table-cell table:number-columns-repeated="3"/>
          <table:table-cell office:value-type="float" office:value="7.01958734708896" calcext:value-type="float">
            <text:p>7.01958734708896</text:p>
          </table:table-cell>
          <table:table-cell table:formula="of:=[.Y3]-[.G3]" office:value-type="float" office:value="0.00449652919099997" calcext:value-type="float">
            <text:p>0.004496529191</text:p>
          </table:table-cell>
          <table:table-cell office:value-type="float" office:value="6.82330817915437" calcext:value-type="float">
            <text:p>6.82330817915437</text:p>
          </table:table-cell>
          <table:table-cell table:formula="of:=[.AA3]-[.O3]" office:value-type="float" office:value="-0.0878266006302599" calcext:value-type="float">
            <text:p>-0.0878266006302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</text:p>
          </table:table-cell>
          <table:table-cell office:value-type="float" office:value="6.27237955356152" calcext:value-type="float">
            <text:p>6.27237955356152</text:p>
          </table:table-cell>
          <table:table-cell office:value-type="float" office:value="6.10418559795181" calcext:value-type="float">
            <text:p>6.10418559795181</text:p>
          </table:table-cell>
          <table:table-cell office:value-type="float" office:value="6.11796657226554" calcext:value-type="float">
            <text:p>6.11796657226554</text:p>
          </table:table-cell>
          <table:table-cell office:value-type="float" office:value="6.17738094155629" calcext:value-type="float">
            <text:p>6.17738094155629</text:p>
          </table:table-cell>
          <table:table-cell table:formula="of:=[.H4]-[.G4]" office:value-type="float" office:value="-0.16819395560971" calcext:value-type="float">
            <text:p>-0.16819395560971</text:p>
          </table:table-cell>
          <table:table-cell table:formula="of:=[.I4]-[.G4]" office:value-type="float" office:value="-0.15441298129598" calcext:value-type="float">
            <text:p>-0.15441298129598</text:p>
          </table:table-cell>
          <table:table-cell table:formula="of:=[.J4]-[.G4]" office:value-type="float" office:value="-0.09499861200523" calcext:value-type="float">
            <text:p>-0.09499861200523</text:p>
          </table:table-cell>
          <table:table-cell/>
          <table:table-cell office:value-type="float" office:value="5.95588853526756" calcext:value-type="float">
            <text:p>5.95588853526756</text:p>
          </table:table-cell>
          <table:table-cell office:value-type="float" office:value="5.92719264177247" calcext:value-type="float">
            <text:p>5.92719264177247</text:p>
          </table:table-cell>
          <table:table-cell office:value-type="float" office:value="5.93993270769928" calcext:value-type="float">
            <text:p>5.93993270769928</text:p>
          </table:table-cell>
          <table:table-cell office:value-type="float" office:value="6.01121885122031" calcext:value-type="float">
            <text:p>6.01121885122031</text:p>
          </table:table-cell>
          <table:table-cell table:formula="of:=[.P4]-[.O4]" office:value-type="float" office:value="-0.0286958934950903" calcext:value-type="float">
            <text:p>-0.02869589349509</text:p>
          </table:table-cell>
          <table:table-cell table:formula="of:=[.Q4]-[.O4]" office:value-type="float" office:value="-0.0159558275682796" calcext:value-type="float">
            <text:p>-0.01595582756828</text:p>
          </table:table-cell>
          <table:table-cell table:formula="of:=[.R4]-[.O4]" office:value-type="float" office:value="0.0553303159527498" calcext:value-type="float">
            <text:p>0.05533031595275</text:p>
          </table:table-cell>
          <table:table-cell table:number-columns-repeated="3"/>
          <table:table-cell office:value-type="float" office:value="6.30632765321342" calcext:value-type="float">
            <text:p>6.30632765321342</text:p>
          </table:table-cell>
          <table:table-cell table:formula="of:=[.Y4]-[.G4]" office:value-type="float" office:value="0.0339480996518997" calcext:value-type="float">
            <text:p>0.0339480996519</text:p>
          </table:table-cell>
          <table:table-cell office:value-type="float" office:value="5.88393347980748" calcext:value-type="float">
            <text:p>5.88393347980748</text:p>
          </table:table-cell>
          <table:table-cell table:formula="of:=[.AA4]-[.O4]" office:value-type="float" office:value="-0.0719550554600801" calcext:value-type="float">
            <text:p>-0.0719550554600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e</text:p>
          </table:table-cell>
          <table:table-cell office:value-type="float" office:value="6.40892768384295" calcext:value-type="float">
            <text:p>6.40892768384295</text:p>
          </table:table-cell>
          <table:table-cell office:value-type="float" office:value="5.84627460527697" calcext:value-type="float">
            <text:p>5.84627460527697</text:p>
          </table:table-cell>
          <table:table-cell office:value-type="float" office:value="5.86878585530118" calcext:value-type="float">
            <text:p>5.86878585530118</text:p>
          </table:table-cell>
          <table:table-cell office:value-type="float" office:value="5.99972800100257" calcext:value-type="float">
            <text:p>5.99972800100257</text:p>
          </table:table-cell>
          <table:table-cell table:formula="of:=[.H5]-[.G5]" office:value-type="float" office:value="-0.56265307856598" calcext:value-type="float">
            <text:p>-0.56265307856598</text:p>
          </table:table-cell>
          <table:table-cell table:formula="of:=[.I5]-[.G5]" office:value-type="float" office:value="-0.54014182854177" calcext:value-type="float">
            <text:p>-0.54014182854177</text:p>
          </table:table-cell>
          <table:table-cell table:formula="of:=[.J5]-[.G5]" office:value-type="float" office:value="-0.40919968284038" calcext:value-type="float">
            <text:p>-0.40919968284038</text:p>
          </table:table-cell>
          <table:table-cell/>
          <table:table-cell office:value-type="float" office:value="6.68479423347615" calcext:value-type="float">
            <text:p>6.68479423347615</text:p>
          </table:table-cell>
          <table:table-cell office:value-type="float" office:value="6.37267845006915" calcext:value-type="float">
            <text:p>6.37267845006915</text:p>
          </table:table-cell>
          <table:table-cell office:value-type="float" office:value="6.41069337652804" calcext:value-type="float">
            <text:p>6.41069337652804</text:p>
          </table:table-cell>
          <table:table-cell office:value-type="float" office:value="6.54222973739676" calcext:value-type="float">
            <text:p>6.54222973739676</text:p>
          </table:table-cell>
          <table:table-cell table:formula="of:=[.P5]-[.O5]" office:value-type="float" office:value="-0.312115783406999" calcext:value-type="float">
            <text:p>-0.312115783406999</text:p>
          </table:table-cell>
          <table:table-cell table:formula="of:=[.Q5]-[.O5]" office:value-type="float" office:value="-0.27410085694811" calcext:value-type="float">
            <text:p>-0.27410085694811</text:p>
          </table:table-cell>
          <table:table-cell table:formula="of:=[.R5]-[.O5]" office:value-type="float" office:value="-0.14256449607939" calcext:value-type="float">
            <text:p>-0.14256449607939</text:p>
          </table:table-cell>
          <table:table-cell table:number-columns-repeated="3"/>
          <table:table-cell office:value-type="float" office:value="6.38322455907116" calcext:value-type="float">
            <text:p>6.38322455907116</text:p>
          </table:table-cell>
          <table:table-cell table:formula="of:=[.Y5]-[.G5]" office:value-type="float" office:value="-0.0257031247717894" calcext:value-type="float">
            <text:p>-0.025703124771789</text:p>
          </table:table-cell>
          <table:table-cell office:value-type="float" office:value="6.51860476804099" calcext:value-type="float">
            <text:p>6.51860476804099</text:p>
          </table:table-cell>
          <table:table-cell table:formula="of:=[.AA5]-[.O5]" office:value-type="float" office:value="-0.16618946543516" calcext:value-type="float">
            <text:p>-0.1661894654351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e</text:p>
          </table:table-cell>
          <table:table-cell office:value-type="float" office:value="5.65435315034886" calcext:value-type="float">
            <text:p>5.65435315034886</text:p>
          </table:table-cell>
          <table:table-cell office:value-type="float" office:value="5.20588474786709" calcext:value-type="float">
            <text:p>5.20588474786709</text:p>
          </table:table-cell>
          <table:table-cell office:value-type="float" office:value="5.24066968157753" calcext:value-type="float">
            <text:p>5.24066968157753</text:p>
          </table:table-cell>
          <table:table-cell office:value-type="float" office:value="5.29932153624555" calcext:value-type="float">
            <text:p>5.29932153624555</text:p>
          </table:table-cell>
          <table:table-cell table:formula="of:=[.H6]-[.G6]" office:value-type="float" office:value="-0.44846840248177" calcext:value-type="float">
            <text:p>-0.44846840248177</text:p>
          </table:table-cell>
          <table:table-cell table:formula="of:=[.I6]-[.G6]" office:value-type="float" office:value="-0.41368346877133" calcext:value-type="float">
            <text:p>-0.41368346877133</text:p>
          </table:table-cell>
          <table:table-cell table:formula="of:=[.J6]-[.G6]" office:value-type="float" office:value="-0.35503161410331" calcext:value-type="float">
            <text:p>-0.35503161410331</text:p>
          </table:table-cell>
          <table:table-cell/>
          <table:table-cell office:value-type="float" office:value="6.58084212616517" calcext:value-type="float">
            <text:p>6.58084212616517</text:p>
          </table:table-cell>
          <table:table-cell office:value-type="float" office:value="6.12952037430642" calcext:value-type="float">
            <text:p>6.12952037430642</text:p>
          </table:table-cell>
          <table:table-cell office:value-type="float" office:value="6.11519781895789" calcext:value-type="float">
            <text:p>6.11519781895789</text:p>
          </table:table-cell>
          <table:table-cell office:value-type="float" office:value="6.30682976215531" calcext:value-type="float">
            <text:p>6.30682976215531</text:p>
          </table:table-cell>
          <table:table-cell table:formula="of:=[.P6]-[.O6]" office:value-type="float" office:value="-0.45132175185875" calcext:value-type="float">
            <text:p>-0.45132175185875</text:p>
          </table:table-cell>
          <table:table-cell table:formula="of:=[.Q6]-[.O6]" office:value-type="float" office:value="-0.465644307207279" calcext:value-type="float">
            <text:p>-0.465644307207279</text:p>
          </table:table-cell>
          <table:table-cell table:formula="of:=[.R6]-[.O6]" office:value-type="float" office:value="-0.274012364009859" calcext:value-type="float">
            <text:p>-0.274012364009859</text:p>
          </table:table-cell>
          <table:table-cell table:number-columns-repeated="3"/>
          <table:table-cell office:value-type="float" office:value="5.68055626947195" calcext:value-type="float">
            <text:p>5.68055626947195</text:p>
          </table:table-cell>
          <table:table-cell table:formula="of:=[.Y6]-[.G6]" office:value-type="float" office:value="0.0262031191230898" calcext:value-type="float">
            <text:p>0.02620311912309</text:p>
          </table:table-cell>
          <table:table-cell office:value-type="float" office:value="6.42078508135236" calcext:value-type="float">
            <text:p>6.42078508135236</text:p>
          </table:table-cell>
          <table:table-cell table:formula="of:=[.AA6]-[.O6]" office:value-type="float" office:value="-0.16005704481281" calcext:value-type="float">
            <text:p>-0.1600570448128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e</text:p>
          </table:table-cell>
          <table:table-cell office:value-type="float" office:value="6.20993258174172" calcext:value-type="float">
            <text:p>6.20993258174172</text:p>
          </table:table-cell>
          <table:table-cell office:value-type="float" office:value="5.30041843256263" calcext:value-type="float">
            <text:p>5.30041843256263</text:p>
          </table:table-cell>
          <table:table-cell office:value-type="float" office:value="5.39611416541038" calcext:value-type="float">
            <text:p>5.39611416541038</text:p>
          </table:table-cell>
          <table:table-cell office:value-type="float" office:value="5.33451199596086" calcext:value-type="float">
            <text:p>5.33451199596086</text:p>
          </table:table-cell>
          <table:table-cell table:formula="of:=[.H7]-[.G7]" office:value-type="float" office:value="-0.90951414917909" calcext:value-type="float">
            <text:p>-0.90951414917909</text:p>
          </table:table-cell>
          <table:table-cell table:formula="of:=[.I7]-[.G7]" office:value-type="float" office:value="-0.81381841633134" calcext:value-type="float">
            <text:p>-0.81381841633134</text:p>
          </table:table-cell>
          <table:table-cell table:formula="of:=[.J7]-[.G7]" office:value-type="float" office:value="-0.87542058578086" calcext:value-type="float">
            <text:p>-0.87542058578086</text:p>
          </table:table-cell>
          <table:table-cell/>
          <table:table-cell office:value-type="float" office:value="6.41562528468773" calcext:value-type="float">
            <text:p>6.41562528468773</text:p>
          </table:table-cell>
          <table:table-cell office:value-type="float" office:value="5.88816312050835" calcext:value-type="float">
            <text:p>5.88816312050835</text:p>
          </table:table-cell>
          <table:table-cell office:value-type="float" office:value="5.90888423011758" calcext:value-type="float">
            <text:p>5.90888423011758</text:p>
          </table:table-cell>
          <table:table-cell office:value-type="float" office:value="6.15259173073197" calcext:value-type="float">
            <text:p>6.15259173073197</text:p>
          </table:table-cell>
          <table:table-cell table:formula="of:=[.P7]-[.O7]" office:value-type="float" office:value="-0.527462164179379" calcext:value-type="float">
            <text:p>-0.527462164179379</text:p>
          </table:table-cell>
          <table:table-cell table:formula="of:=[.Q7]-[.O7]" office:value-type="float" office:value="-0.50674105457015" calcext:value-type="float">
            <text:p>-0.50674105457015</text:p>
          </table:table-cell>
          <table:table-cell table:formula="of:=[.R7]-[.O7]" office:value-type="float" office:value="-0.26303355395576" calcext:value-type="float">
            <text:p>-0.26303355395576</text:p>
          </table:table-cell>
          <table:table-cell table:number-columns-repeated="3"/>
          <table:table-cell office:value-type="float" office:value="6.23837820089808" calcext:value-type="float">
            <text:p>6.23837820089808</text:p>
          </table:table-cell>
          <table:table-cell table:formula="of:=[.Y7]-[.G7]" office:value-type="float" office:value="0.0284456191563605" calcext:value-type="float">
            <text:p>0.028445619156361</text:p>
          </table:table-cell>
          <table:table-cell office:value-type="float" office:value="6.40077010960897" calcext:value-type="float">
            <text:p>6.40077010960897</text:p>
          </table:table-cell>
          <table:table-cell table:formula="of:=[.AA7]-[.O7]" office:value-type="float" office:value="-0.0148551750787593" calcext:value-type="float">
            <text:p>-0.01485517507875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e</text:p>
          </table:table-cell>
          <table:table-cell office:value-type="float" office:value="5.92823587321401" calcext:value-type="float">
            <text:p>5.92823587321401</text:p>
          </table:table-cell>
          <table:table-cell office:value-type="float" office:value="5.53325824847207" calcext:value-type="float">
            <text:p>5.53325824847207</text:p>
          </table:table-cell>
          <table:table-cell office:value-type="float" office:value="5.56895274191107" calcext:value-type="float">
            <text:p>5.56895274191107</text:p>
          </table:table-cell>
          <table:table-cell office:value-type="float" office:value="5.54179445217818" calcext:value-type="float">
            <text:p>5.54179445217818</text:p>
          </table:table-cell>
          <table:table-cell table:formula="of:=[.H8]-[.G8]" office:value-type="float" office:value="-0.394977624741941" calcext:value-type="float">
            <text:p>-0.394977624741941</text:p>
          </table:table-cell>
          <table:table-cell table:formula="of:=[.I8]-[.G8]" office:value-type="float" office:value="-0.359283131302941" calcext:value-type="float">
            <text:p>-0.359283131302941</text:p>
          </table:table-cell>
          <table:table-cell table:formula="of:=[.J8]-[.G8]" office:value-type="float" office:value="-0.386441421035831" calcext:value-type="float">
            <text:p>-0.386441421035831</text:p>
          </table:table-cell>
          <table:table-cell/>
          <table:table-cell office:value-type="float" office:value="6.46866715543976" calcext:value-type="float">
            <text:p>6.46866715543976</text:p>
          </table:table-cell>
          <table:table-cell office:value-type="float" office:value="5.89214563746441" calcext:value-type="float">
            <text:p>5.89214563746441</text:p>
          </table:table-cell>
          <table:table-cell office:value-type="float" office:value="5.89916473535083" calcext:value-type="float">
            <text:p>5.89916473535083</text:p>
          </table:table-cell>
          <table:table-cell office:value-type="float" office:value="6.11413774138735" calcext:value-type="float">
            <text:p>6.11413774138735</text:p>
          </table:table-cell>
          <table:table-cell table:formula="of:=[.P8]-[.O8]" office:value-type="float" office:value="-0.576521517975349" calcext:value-type="float">
            <text:p>-0.576521517975349</text:p>
          </table:table-cell>
          <table:table-cell table:formula="of:=[.Q8]-[.O8]" office:value-type="float" office:value="-0.56950242008893" calcext:value-type="float">
            <text:p>-0.56950242008893</text:p>
          </table:table-cell>
          <table:table-cell table:formula="of:=[.R8]-[.O8]" office:value-type="float" office:value="-0.35452941405241" calcext:value-type="float">
            <text:p>-0.35452941405241</text:p>
          </table:table-cell>
          <table:table-cell table:number-columns-repeated="3"/>
          <table:table-cell office:value-type="float" office:value="5.92725668824076" calcext:value-type="float">
            <text:p>5.92725668824076</text:p>
          </table:table-cell>
          <table:table-cell table:formula="of:=[.Y8]-[.G8]" office:value-type="float" office:value="-0.000979184973250113" calcext:value-type="float">
            <text:p>-0.00097918497325</text:p>
          </table:table-cell>
          <table:table-cell office:value-type="float" office:value="6.49964216358381" calcext:value-type="float">
            <text:p>6.49964216358381</text:p>
          </table:table-cell>
          <table:table-cell table:formula="of:=[.AA8]-[.O8]" office:value-type="float" office:value="0.0309750081440505" calcext:value-type="float">
            <text:p>0.03097500814405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e</text:p>
          </table:table-cell>
          <table:table-cell office:value-type="float" office:value="5.99826611361598" calcext:value-type="float">
            <text:p>5.99826611361598</text:p>
          </table:table-cell>
          <table:table-cell office:value-type="float" office:value="5.075541322849" calcext:value-type="float">
            <text:p>5.075541322849</text:p>
          </table:table-cell>
          <table:table-cell office:value-type="float" office:value="5.13808134721546" calcext:value-type="float">
            <text:p>5.13808134721546</text:p>
          </table:table-cell>
          <table:table-cell office:value-type="float" office:value="5.15306850976082" calcext:value-type="float">
            <text:p>5.15306850976082</text:p>
          </table:table-cell>
          <table:table-cell table:formula="of:=[.H9]-[.G9]" office:value-type="float" office:value="-0.92272479076698" calcext:value-type="float">
            <text:p>-0.92272479076698</text:p>
          </table:table-cell>
          <table:table-cell table:formula="of:=[.I9]-[.G9]" office:value-type="float" office:value="-0.86018476640052" calcext:value-type="float">
            <text:p>-0.86018476640052</text:p>
          </table:table-cell>
          <table:table-cell table:formula="of:=[.J9]-[.G9]" office:value-type="float" office:value="-0.845197603855159" calcext:value-type="float">
            <text:p>-0.845197603855159</text:p>
          </table:table-cell>
          <table:table-cell/>
          <table:table-cell office:value-type="float" office:value="6.31391217911856" calcext:value-type="float">
            <text:p>6.31391217911856</text:p>
          </table:table-cell>
          <table:table-cell office:value-type="float" office:value="5.8001424359102" calcext:value-type="float">
            <text:p>5.8001424359102</text:p>
          </table:table-cell>
          <table:table-cell office:value-type="float" office:value="5.83908161148303" calcext:value-type="float">
            <text:p>5.83908161148303</text:p>
          </table:table-cell>
          <table:table-cell office:value-type="float" office:value="6.04740674384042" calcext:value-type="float">
            <text:p>6.04740674384042</text:p>
          </table:table-cell>
          <table:table-cell table:formula="of:=[.P9]-[.O9]" office:value-type="float" office:value="-0.513769743208361" calcext:value-type="float">
            <text:p>-0.513769743208361</text:p>
          </table:table-cell>
          <table:table-cell table:formula="of:=[.Q9]-[.O9]" office:value-type="float" office:value="-0.47483056763553" calcext:value-type="float">
            <text:p>-0.47483056763553</text:p>
          </table:table-cell>
          <table:table-cell table:formula="of:=[.R9]-[.O9]" office:value-type="float" office:value="-0.26650543527814" calcext:value-type="float">
            <text:p>-0.26650543527814</text:p>
          </table:table-cell>
          <table:table-cell table:number-columns-repeated="3"/>
          <table:table-cell office:value-type="float" office:value="6.00385767208045" calcext:value-type="float">
            <text:p>6.00385767208045</text:p>
          </table:table-cell>
          <table:table-cell table:formula="of:=[.Y9]-[.G9]" office:value-type="float" office:value="0.00559155846447013" calcext:value-type="float">
            <text:p>0.00559155846447</text:p>
          </table:table-cell>
          <table:table-cell office:value-type="float" office:value="6.42186103234171" calcext:value-type="float">
            <text:p>6.42186103234171</text:p>
          </table:table-cell>
          <table:table-cell table:formula="of:=[.AA9]-[.O9]" office:value-type="float" office:value="0.107948853223149" calcext:value-type="float">
            <text:p>0.10794885322314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e</text:p>
          </table:table-cell>
          <table:table-cell office:value-type="float" office:value="5.62692425617827" calcext:value-type="float">
            <text:p>5.62692425617827</text:p>
          </table:table-cell>
          <table:table-cell office:value-type="float" office:value="4.896010020262" calcext:value-type="float">
            <text:p>4.896010020262</text:p>
          </table:table-cell>
          <table:table-cell office:value-type="float" office:value="4.92777346799505" calcext:value-type="float">
            <text:p>4.92777346799505</text:p>
          </table:table-cell>
          <table:table-cell office:value-type="float" office:value="4.87455095783506" calcext:value-type="float">
            <text:p>4.87455095783506</text:p>
          </table:table-cell>
          <table:table-cell table:formula="of:=[.H10]-[.G10]" office:value-type="float" office:value="-0.730914235916271" calcext:value-type="float">
            <text:p>-0.730914235916271</text:p>
          </table:table-cell>
          <table:table-cell table:formula="of:=[.I10]-[.G10]" office:value-type="float" office:value="-0.69915078818322" calcext:value-type="float">
            <text:p>-0.69915078818322</text:p>
          </table:table-cell>
          <table:table-cell table:formula="of:=[.J10]-[.G10]" office:value-type="float" office:value="-0.75237329834321" calcext:value-type="float">
            <text:p>-0.75237329834321</text:p>
          </table:table-cell>
          <table:table-cell/>
          <table:table-cell office:value-type="float" office:value="6.10802693351588" calcext:value-type="float">
            <text:p>6.10802693351588</text:p>
          </table:table-cell>
          <table:table-cell office:value-type="float" office:value="5.615652626441" calcext:value-type="float">
            <text:p>5.615652626441</text:p>
          </table:table-cell>
          <table:table-cell office:value-type="float" office:value="5.66616932156397" calcext:value-type="float">
            <text:p>5.66616932156397</text:p>
          </table:table-cell>
          <table:table-cell office:value-type="float" office:value="5.81781361089255" calcext:value-type="float">
            <text:p>5.81781361089255</text:p>
          </table:table-cell>
          <table:table-cell table:formula="of:=[.P10]-[.O10]" office:value-type="float" office:value="-0.49237430707488" calcext:value-type="float">
            <text:p>-0.49237430707488</text:p>
          </table:table-cell>
          <table:table-cell table:formula="of:=[.Q10]-[.O10]" office:value-type="float" office:value="-0.44185761195191" calcext:value-type="float">
            <text:p>-0.44185761195191</text:p>
          </table:table-cell>
          <table:table-cell table:formula="of:=[.R10]-[.O10]" office:value-type="float" office:value="-0.29021332262333" calcext:value-type="float">
            <text:p>-0.29021332262333</text:p>
          </table:table-cell>
          <table:table-cell table:number-columns-repeated="3"/>
          <table:table-cell office:value-type="float" office:value="5.63966285266785" calcext:value-type="float">
            <text:p>5.63966285266785</text:p>
          </table:table-cell>
          <table:table-cell table:formula="of:=[.Y10]-[.G10]" office:value-type="float" office:value="0.0127385964895792" calcext:value-type="float">
            <text:p>0.012738596489579</text:p>
          </table:table-cell>
          <table:table-cell office:value-type="float" office:value="6.14469765974341" calcext:value-type="float">
            <text:p>6.14469765974341</text:p>
          </table:table-cell>
          <table:table-cell table:formula="of:=[.AA10]-[.O10]" office:value-type="float" office:value="0.0366707262275296" calcext:value-type="float">
            <text:p>0.03667072622753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float" office:value="5.69228291628822" calcext:value-type="float">
            <text:p>5.69228291628822</text:p>
          </table:table-cell>
          <table:table-cell office:value-type="float" office:value="4.71851685099455" calcext:value-type="float">
            <text:p>4.71851685099455</text:p>
          </table:table-cell>
          <table:table-cell office:value-type="float" office:value="4.7610002686472" calcext:value-type="float">
            <text:p>4.7610002686472</text:p>
          </table:table-cell>
          <table:table-cell office:value-type="float" office:value="4.77466255128818" calcext:value-type="float">
            <text:p>4.77466255128818</text:p>
          </table:table-cell>
          <table:table-cell table:formula="of:=[.H11]-[.G11]" office:value-type="float" office:value="-0.97376606529367" calcext:value-type="float">
            <text:p>-0.97376606529367</text:p>
          </table:table-cell>
          <table:table-cell table:formula="of:=[.I11]-[.G11]" office:value-type="float" office:value="-0.93128264764102" calcext:value-type="float">
            <text:p>-0.93128264764102</text:p>
          </table:table-cell>
          <table:table-cell table:formula="of:=[.J11]-[.G11]" office:value-type="float" office:value="-0.91762036500004" calcext:value-type="float">
            <text:p>-0.91762036500004</text:p>
          </table:table-cell>
          <table:table-cell/>
          <table:table-cell office:value-type="float" office:value="5.93568068888082" calcext:value-type="float">
            <text:p>5.93568068888082</text:p>
          </table:table-cell>
          <table:table-cell office:value-type="float" office:value="5.49235474357157" calcext:value-type="float">
            <text:p>5.49235474357157</text:p>
          </table:table-cell>
          <table:table-cell office:value-type="float" office:value="5.51922590564653" calcext:value-type="float">
            <text:p>5.51922590564653</text:p>
          </table:table-cell>
          <table:table-cell office:value-type="float" office:value="5.67626745598336" calcext:value-type="float">
            <text:p>5.67626745598336</text:p>
          </table:table-cell>
          <table:table-cell table:formula="of:=[.P11]-[.O11]" office:value-type="float" office:value="-0.44332594530925" calcext:value-type="float">
            <text:p>-0.44332594530925</text:p>
          </table:table-cell>
          <table:table-cell table:formula="of:=[.Q11]-[.O11]" office:value-type="float" office:value="-0.416454783234291" calcext:value-type="float">
            <text:p>-0.416454783234291</text:p>
          </table:table-cell>
          <table:table-cell table:formula="of:=[.R11]-[.O11]" office:value-type="float" office:value="-0.259413232897461" calcext:value-type="float">
            <text:p>-0.259413232897461</text:p>
          </table:table-cell>
          <table:table-cell table:number-columns-repeated="3"/>
          <table:table-cell office:value-type="float" office:value="5.66969078604814" calcext:value-type="float">
            <text:p>5.66969078604814</text:p>
          </table:table-cell>
          <table:table-cell table:formula="of:=[.Y11]-[.G11]" office:value-type="float" office:value="-0.0225921302400804" calcext:value-type="float">
            <text:p>-0.022592130240081</text:p>
          </table:table-cell>
          <table:table-cell office:value-type="float" office:value="5.97803829162748" calcext:value-type="float">
            <text:p>5.97803829162748</text:p>
          </table:table-cell>
          <table:table-cell table:formula="of:=[.AA11]-[.O11]" office:value-type="float" office:value="0.0423576027466597" calcext:value-type="float">
            <text:p>0.0423576027466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e</text:p>
          </table:table-cell>
          <table:table-cell office:value-type="float" office:value="5.31218102481217" calcext:value-type="float">
            <text:p>5.31218102481217</text:p>
          </table:table-cell>
          <table:table-cell office:value-type="float" office:value="4.57620626553354" calcext:value-type="float">
            <text:p>4.57620626553354</text:p>
          </table:table-cell>
          <table:table-cell office:value-type="float" office:value="4.62076931100227" calcext:value-type="float">
            <text:p>4.62076931100227</text:p>
          </table:table-cell>
          <table:table-cell office:value-type="float" office:value="4.49886934604332" calcext:value-type="float">
            <text:p>4.49886934604332</text:p>
          </table:table-cell>
          <table:table-cell table:formula="of:=[.H12]-[.G12]" office:value-type="float" office:value="-0.73597475927863" calcext:value-type="float">
            <text:p>-0.73597475927863</text:p>
          </table:table-cell>
          <table:table-cell table:formula="of:=[.I12]-[.G12]" office:value-type="float" office:value="-0.6914117138099" calcext:value-type="float">
            <text:p>-0.6914117138099</text:p>
          </table:table-cell>
          <table:table-cell table:formula="of:=[.J12]-[.G12]" office:value-type="float" office:value="-0.81331167876885" calcext:value-type="float">
            <text:p>-0.81331167876885</text:p>
          </table:table-cell>
          <table:table-cell/>
          <table:table-cell office:value-type="float" office:value="5.89264529023884" calcext:value-type="float">
            <text:p>5.89264529023884</text:p>
          </table:table-cell>
          <table:table-cell office:value-type="float" office:value="5.37469264822322" calcext:value-type="float">
            <text:p>5.37469264822322</text:p>
          </table:table-cell>
          <table:table-cell office:value-type="float" office:value="5.39363380973427" calcext:value-type="float">
            <text:p>5.39363380973427</text:p>
          </table:table-cell>
          <table:table-cell office:value-type="float" office:value="5.59225958428413" calcext:value-type="float">
            <text:p>5.59225958428413</text:p>
          </table:table-cell>
          <table:table-cell table:formula="of:=[.P12]-[.O12]" office:value-type="float" office:value="-0.51795264201562" calcext:value-type="float">
            <text:p>-0.51795264201562</text:p>
          </table:table-cell>
          <table:table-cell table:formula="of:=[.Q12]-[.O12]" office:value-type="float" office:value="-0.49901148050457" calcext:value-type="float">
            <text:p>-0.49901148050457</text:p>
          </table:table-cell>
          <table:table-cell table:formula="of:=[.R12]-[.O12]" office:value-type="float" office:value="-0.30038570595471" calcext:value-type="float">
            <text:p>-0.30038570595471</text:p>
          </table:table-cell>
          <table:table-cell table:number-columns-repeated="3"/>
          <table:table-cell office:value-type="float" office:value="5.31431913955747" calcext:value-type="float">
            <text:p>5.31431913955747</text:p>
          </table:table-cell>
          <table:table-cell table:formula="of:=[.Y12]-[.G12]" office:value-type="float" office:value="0.0021381147452999" calcext:value-type="float">
            <text:p>0.0021381147453</text:p>
          </table:table-cell>
          <table:table-cell office:value-type="float" office:value="5.94020461343153" calcext:value-type="float">
            <text:p>5.94020461343153</text:p>
          </table:table-cell>
          <table:table-cell table:formula="of:=[.AA12]-[.O12]" office:value-type="float" office:value="0.0475593231926901" calcext:value-type="float">
            <text:p>0.0475593231926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e</text:p>
          </table:table-cell>
          <table:table-cell office:value-type="float" office:value="5.46784210352021" calcext:value-type="float">
            <text:p>5.46784210352021</text:p>
          </table:table-cell>
          <table:table-cell office:value-type="float" office:value="4.47093780941611" calcext:value-type="float">
            <text:p>4.47093780941611</text:p>
          </table:table-cell>
          <table:table-cell office:value-type="float" office:value="4.51065840493743" calcext:value-type="float">
            <text:p>4.51065840493743</text:p>
          </table:table-cell>
          <table:table-cell office:value-type="float" office:value="4.53428864718708" calcext:value-type="float">
            <text:p>4.53428864718708</text:p>
          </table:table-cell>
          <table:table-cell table:formula="of:=[.H13]-[.G13]" office:value-type="float" office:value="-0.9969042941041" calcext:value-type="float">
            <text:p>-0.9969042941041</text:p>
          </table:table-cell>
          <table:table-cell table:formula="of:=[.I13]-[.G13]" office:value-type="float" office:value="-0.957183698582781" calcext:value-type="float">
            <text:p>-0.957183698582781</text:p>
          </table:table-cell>
          <table:table-cell table:formula="of:=[.J13]-[.G13]" office:value-type="float" office:value="-0.93355345633313" calcext:value-type="float">
            <text:p>-0.93355345633313</text:p>
          </table:table-cell>
          <table:table-cell/>
          <table:table-cell office:value-type="float" office:value="5.72462669017835" calcext:value-type="float">
            <text:p>5.72462669017835</text:p>
          </table:table-cell>
          <table:table-cell office:value-type="float" office:value="5.22326247101258" calcext:value-type="float">
            <text:p>5.22326247101258</text:p>
          </table:table-cell>
          <table:table-cell office:value-type="float" office:value="5.22614717210539" calcext:value-type="float">
            <text:p>5.22614717210539</text:p>
          </table:table-cell>
          <table:table-cell office:value-type="float" office:value="5.43506009825172" calcext:value-type="float">
            <text:p>5.43506009825172</text:p>
          </table:table-cell>
          <table:table-cell table:formula="of:=[.P13]-[.O13]" office:value-type="float" office:value="-0.50136421916577" calcext:value-type="float">
            <text:p>-0.50136421916577</text:p>
          </table:table-cell>
          <table:table-cell table:formula="of:=[.Q13]-[.O13]" office:value-type="float" office:value="-0.49847951807296" calcext:value-type="float">
            <text:p>-0.49847951807296</text:p>
          </table:table-cell>
          <table:table-cell table:formula="of:=[.R13]-[.O13]" office:value-type="float" office:value="-0.28956659192663" calcext:value-type="float">
            <text:p>-0.28956659192663</text:p>
          </table:table-cell>
          <table:table-cell table:number-columns-repeated="3"/>
          <table:table-cell office:value-type="float" office:value="5.46408323052692" calcext:value-type="float">
            <text:p>5.46408323052692</text:p>
          </table:table-cell>
          <table:table-cell table:formula="of:=[.Y13]-[.G13]" office:value-type="float" office:value="-0.00375887299329047" calcext:value-type="float">
            <text:p>-0.00375887299329</text:p>
          </table:table-cell>
          <table:table-cell office:value-type="float" office:value="5.82073646927067" calcext:value-type="float">
            <text:p>5.82073646927067</text:p>
          </table:table-cell>
          <table:table-cell table:formula="of:=[.AA13]-[.O13]" office:value-type="float" office:value="0.0961097790923207" calcext:value-type="float">
            <text:p>0.09610977909232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e</text:p>
          </table:table-cell>
          <table:table-cell office:value-type="float" office:value="5.25417190986777" calcext:value-type="float">
            <text:p>5.25417190986777</text:p>
          </table:table-cell>
          <table:table-cell office:value-type="float" office:value="4.57145793952516" calcext:value-type="float">
            <text:p>4.57145793952516</text:p>
          </table:table-cell>
          <table:table-cell office:value-type="float" office:value="4.64360954333759" calcext:value-type="float">
            <text:p>4.64360954333759</text:p>
          </table:table-cell>
          <table:table-cell office:value-type="float" office:value="4.52940858239748" calcext:value-type="float">
            <text:p>4.52940858239748</text:p>
          </table:table-cell>
          <table:table-cell table:formula="of:=[.H14]-[.G14]" office:value-type="float" office:value="-0.68271397034261" calcext:value-type="float">
            <text:p>-0.68271397034261</text:p>
          </table:table-cell>
          <table:table-cell table:formula="of:=[.I14]-[.G14]" office:value-type="float" office:value="-0.61056236653018" calcext:value-type="float">
            <text:p>-0.61056236653018</text:p>
          </table:table-cell>
          <table:table-cell table:formula="of:=[.J14]-[.G14]" office:value-type="float" office:value="-0.72476332747029" calcext:value-type="float">
            <text:p>-0.72476332747029</text:p>
          </table:table-cell>
          <table:table-cell/>
          <table:table-cell office:value-type="float" office:value="5.94409618315591" calcext:value-type="float">
            <text:p>5.94409618315591</text:p>
          </table:table-cell>
          <table:table-cell office:value-type="float" office:value="5.52918068354462" calcext:value-type="float">
            <text:p>5.52918068354462</text:p>
          </table:table-cell>
          <table:table-cell office:value-type="float" office:value="5.54223729718214" calcext:value-type="float">
            <text:p>5.54223729718214</text:p>
          </table:table-cell>
          <table:table-cell office:value-type="float" office:value="5.6755553437782" calcext:value-type="float">
            <text:p>5.6755553437782</text:p>
          </table:table-cell>
          <table:table-cell table:formula="of:=[.P14]-[.O14]" office:value-type="float" office:value="-0.41491549961129" calcext:value-type="float">
            <text:p>-0.41491549961129</text:p>
          </table:table-cell>
          <table:table-cell table:formula="of:=[.Q14]-[.O14]" office:value-type="float" office:value="-0.40185888597377" calcext:value-type="float">
            <text:p>-0.40185888597377</text:p>
          </table:table-cell>
          <table:table-cell table:formula="of:=[.R14]-[.O14]" office:value-type="float" office:value="-0.26854083937771" calcext:value-type="float">
            <text:p>-0.26854083937771</text:p>
          </table:table-cell>
          <table:table-cell table:number-columns-repeated="3"/>
          <table:table-cell office:value-type="float" office:value="5.25865445328934" calcext:value-type="float">
            <text:p>5.25865445328934</text:p>
          </table:table-cell>
          <table:table-cell table:formula="of:=[.Y14]-[.G14]" office:value-type="float" office:value="0.00448254342157028" calcext:value-type="float">
            <text:p>0.00448254342157</text:p>
          </table:table-cell>
          <table:table-cell office:value-type="float" office:value="6.10055544931801" calcext:value-type="float">
            <text:p>6.10055544931801</text:p>
          </table:table-cell>
          <table:table-cell table:formula="of:=[.AA14]-[.O14]" office:value-type="float" office:value="0.1564592661621" calcext:value-type="float">
            <text:p>0.156459266162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e</text:p>
          </table:table-cell>
          <table:table-cell office:value-type="float" office:value="5.21130938021028" calcext:value-type="float">
            <text:p>5.21130938021028</text:p>
          </table:table-cell>
          <table:table-cell office:value-type="float" office:value="4.39642569924352" calcext:value-type="float">
            <text:p>4.39642569924352</text:p>
          </table:table-cell>
          <table:table-cell office:value-type="float" office:value="4.43295653823889" calcext:value-type="float">
            <text:p>4.43295653823889</text:p>
          </table:table-cell>
          <table:table-cell office:value-type="float" office:value="4.38732910864167" calcext:value-type="float">
            <text:p>4.38732910864167</text:p>
          </table:table-cell>
          <table:table-cell table:formula="of:=[.H15]-[.G15]" office:value-type="float" office:value="-0.81488368096676" calcext:value-type="float">
            <text:p>-0.81488368096676</text:p>
          </table:table-cell>
          <table:table-cell table:formula="of:=[.I15]-[.G15]" office:value-type="float" office:value="-0.77835284197139" calcext:value-type="float">
            <text:p>-0.77835284197139</text:p>
          </table:table-cell>
          <table:table-cell table:formula="of:=[.J15]-[.G15]" office:value-type="float" office:value="-0.82398027156861" calcext:value-type="float">
            <text:p>-0.82398027156861</text:p>
          </table:table-cell>
          <table:table-cell/>
          <table:table-cell office:value-type="float" office:value="5.68432841926856" calcext:value-type="float">
            <text:p>5.68432841926856</text:p>
          </table:table-cell>
          <table:table-cell office:value-type="float" office:value="5.30355626672178" calcext:value-type="float">
            <text:p>5.30355626672178</text:p>
          </table:table-cell>
          <table:table-cell office:value-type="float" office:value="5.30488126683315" calcext:value-type="float">
            <text:p>5.30488126683315</text:p>
          </table:table-cell>
          <table:table-cell office:value-type="float" office:value="5.40473491176978" calcext:value-type="float">
            <text:p>5.40473491176978</text:p>
          </table:table-cell>
          <table:table-cell table:formula="of:=[.P15]-[.O15]" office:value-type="float" office:value="-0.38077215254678" calcext:value-type="float">
            <text:p>-0.38077215254678</text:p>
          </table:table-cell>
          <table:table-cell table:formula="of:=[.Q15]-[.O15]" office:value-type="float" office:value="-0.37944715243541" calcext:value-type="float">
            <text:p>-0.37944715243541</text:p>
          </table:table-cell>
          <table:table-cell table:formula="of:=[.R15]-[.O15]" office:value-type="float" office:value="-0.27959350749878" calcext:value-type="float">
            <text:p>-0.27959350749878</text:p>
          </table:table-cell>
          <table:table-cell table:number-columns-repeated="3"/>
          <table:table-cell office:value-type="float" office:value="5.19863359713346" calcext:value-type="float">
            <text:p>5.19863359713346</text:p>
          </table:table-cell>
          <table:table-cell table:formula="of:=[.Y15]-[.G15]" office:value-type="float" office:value="-0.01267578307682" calcext:value-type="float">
            <text:p>-0.01267578307682</text:p>
          </table:table-cell>
          <table:table-cell office:value-type="float" office:value="5.81890058164403" calcext:value-type="float">
            <text:p>5.81890058164403</text:p>
          </table:table-cell>
          <table:table-cell table:formula="of:=[.AA15]-[.O15]" office:value-type="float" office:value="0.13457216237547" calcext:value-type="float">
            <text:p>0.1345721623754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e</text:p>
          </table:table-cell>
          <table:table-cell office:value-type="float" office:value="5.69331543799905" calcext:value-type="float">
            <text:p>5.69331543799905</text:p>
          </table:table-cell>
          <table:table-cell office:value-type="float" office:value="4.96087224464417" calcext:value-type="float">
            <text:p>4.96087224464417</text:p>
          </table:table-cell>
          <table:table-cell office:value-type="float" office:value="5.07673035086158" calcext:value-type="float">
            <text:p>5.07673035086158</text:p>
          </table:table-cell>
          <table:table-cell office:value-type="float" office:value="4.98575269485846" calcext:value-type="float">
            <text:p>4.98575269485846</text:p>
          </table:table-cell>
          <table:table-cell table:formula="of:=[.H16]-[.G16]" office:value-type="float" office:value="-0.732443193354881" calcext:value-type="float">
            <text:p>-0.732443193354881</text:p>
          </table:table-cell>
          <table:table-cell table:formula="of:=[.I16]-[.G16]" office:value-type="float" office:value="-0.61658508713747" calcext:value-type="float">
            <text:p>-0.61658508713747</text:p>
          </table:table-cell>
          <table:table-cell table:formula="of:=[.J16]-[.G16]" office:value-type="float" office:value="-0.70756274314059" calcext:value-type="float">
            <text:p>-0.70756274314059</text:p>
          </table:table-cell>
          <table:table-cell/>
          <table:table-cell office:value-type="float" office:value="6.55616126317224" calcext:value-type="float">
            <text:p>6.55616126317224</text:p>
          </table:table-cell>
          <table:table-cell office:value-type="float" office:value="6.26527301619286" calcext:value-type="float">
            <text:p>6.26527301619286</text:p>
          </table:table-cell>
          <table:table-cell office:value-type="float" office:value="6.29014207328541" calcext:value-type="float">
            <text:p>6.29014207328541</text:p>
          </table:table-cell>
          <table:table-cell office:value-type="float" office:value="6.27278846721787" calcext:value-type="float">
            <text:p>6.27278846721787</text:p>
          </table:table-cell>
          <table:table-cell table:formula="of:=[.P16]-[.O16]" office:value-type="float" office:value="-0.29088824697938" calcext:value-type="float">
            <text:p>-0.29088824697938</text:p>
          </table:table-cell>
          <table:table-cell table:formula="of:=[.Q16]-[.O16]" office:value-type="float" office:value="-0.26601918988683" calcext:value-type="float">
            <text:p>-0.26601918988683</text:p>
          </table:table-cell>
          <table:table-cell table:formula="of:=[.R16]-[.O16]" office:value-type="float" office:value="-0.28337279595437" calcext:value-type="float">
            <text:p>-0.28337279595437</text:p>
          </table:table-cell>
          <table:table-cell table:number-columns-repeated="3"/>
          <table:table-cell office:value-type="float" office:value="5.69943270499046" calcext:value-type="float">
            <text:p>5.69943270499046</text:p>
          </table:table-cell>
          <table:table-cell table:formula="of:=[.Y16]-[.G16]" office:value-type="float" office:value="0.00611726699140913" calcext:value-type="float">
            <text:p>0.006117266991409</text:p>
          </table:table-cell>
          <table:table-cell office:value-type="float" office:value="6.84523005717126" calcext:value-type="float">
            <text:p>6.84523005717126</text:p>
          </table:table-cell>
          <table:table-cell table:formula="of:=[.AA16]-[.O16]" office:value-type="float" office:value="0.28906879399902" calcext:value-type="float">
            <text:p>0.2890687939990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e</text:p>
          </table:table-cell>
          <table:table-cell office:value-type="float" office:value="5.21020285907607" calcext:value-type="float">
            <text:p>5.21020285907607</text:p>
          </table:table-cell>
          <table:table-cell office:value-type="float" office:value="4.51901358286679" calcext:value-type="float">
            <text:p>4.51901358286679</text:p>
          </table:table-cell>
          <table:table-cell office:value-type="float" office:value="4.53427859367663" calcext:value-type="float">
            <text:p>4.53427859367663</text:p>
          </table:table-cell>
          <table:table-cell office:value-type="float" office:value="4.60481535194874" calcext:value-type="float">
            <text:p>4.60481535194874</text:p>
          </table:table-cell>
          <table:table-cell table:formula="of:=[.H17]-[.G17]" office:value-type="float" office:value="-0.69118927620928" calcext:value-type="float">
            <text:p>-0.69118927620928</text:p>
          </table:table-cell>
          <table:table-cell table:formula="of:=[.I17]-[.G17]" office:value-type="float" office:value="-0.67592426539944" calcext:value-type="float">
            <text:p>-0.67592426539944</text:p>
          </table:table-cell>
          <table:table-cell table:formula="of:=[.J17]-[.G17]" office:value-type="float" office:value="-0.60538750712733" calcext:value-type="float">
            <text:p>-0.60538750712733</text:p>
          </table:table-cell>
          <table:table-cell/>
          <table:table-cell office:value-type="float" office:value="5.74127122382866" calcext:value-type="float">
            <text:p>5.74127122382866</text:p>
          </table:table-cell>
          <table:table-cell office:value-type="float" office:value="5.46901314162446" calcext:value-type="float">
            <text:p>5.46901314162446</text:p>
          </table:table-cell>
          <table:table-cell office:value-type="float" office:value="5.45037540154821" calcext:value-type="float">
            <text:p>5.45037540154821</text:p>
          </table:table-cell>
          <table:table-cell office:value-type="float" office:value="5.43923757734565" calcext:value-type="float">
            <text:p>5.43923757734565</text:p>
          </table:table-cell>
          <table:table-cell table:formula="of:=[.P17]-[.O17]" office:value-type="float" office:value="-0.2722580822042" calcext:value-type="float">
            <text:p>-0.2722580822042</text:p>
          </table:table-cell>
          <table:table-cell table:formula="of:=[.Q17]-[.O17]" office:value-type="float" office:value="-0.29089582228045" calcext:value-type="float">
            <text:p>-0.29089582228045</text:p>
          </table:table-cell>
          <table:table-cell table:formula="of:=[.R17]-[.O17]" office:value-type="float" office:value="-0.30203364648301" calcext:value-type="float">
            <text:p>-0.30203364648301</text:p>
          </table:table-cell>
          <table:table-cell table:number-columns-repeated="3"/>
          <table:table-cell office:value-type="float" office:value="5.20814089517393" calcext:value-type="float">
            <text:p>5.20814089517393</text:p>
          </table:table-cell>
          <table:table-cell table:formula="of:=[.Y17]-[.G17]" office:value-type="float" office:value="-0.00206196390213975" calcext:value-type="float">
            <text:p>-0.00206196390214</text:p>
          </table:table-cell>
          <table:table-cell office:value-type="float" office:value="5.95999114202091" calcext:value-type="float">
            <text:p>5.95999114202091</text:p>
          </table:table-cell>
          <table:table-cell table:formula="of:=[.AA17]-[.O17]" office:value-type="float" office:value="0.21871991819225" calcext:value-type="float">
            <text:p>0.21871991819225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e</text:p>
          </table:table-cell>
          <table:table-cell office:value-type="float" office:value="5.77377176842106" calcext:value-type="float">
            <text:p>5.77377176842106</text:p>
          </table:table-cell>
          <table:table-cell office:value-type="float" office:value="5.00303113068566" calcext:value-type="float">
            <text:p>5.00303113068566</text:p>
          </table:table-cell>
          <table:table-cell office:value-type="float" office:value="5.10819884509058" calcext:value-type="float">
            <text:p>5.10819884509058</text:p>
          </table:table-cell>
          <table:table-cell office:value-type="float" office:value="5.14952656305901" calcext:value-type="float">
            <text:p>5.14952656305901</text:p>
          </table:table-cell>
          <table:table-cell table:formula="of:=[.H18]-[.G18]" office:value-type="float" office:value="-0.770740637735401" calcext:value-type="float">
            <text:p>-0.770740637735401</text:p>
          </table:table-cell>
          <table:table-cell table:formula="of:=[.I18]-[.G18]" office:value-type="float" office:value="-0.66557292333048" calcext:value-type="float">
            <text:p>-0.66557292333048</text:p>
          </table:table-cell>
          <table:table-cell table:formula="of:=[.J18]-[.G18]" office:value-type="float" office:value="-0.62424520536205" calcext:value-type="float">
            <text:p>-0.62424520536205</text:p>
          </table:table-cell>
          <table:table-cell/>
          <table:table-cell office:value-type="float" office:value="6.336486901777" calcext:value-type="float">
            <text:p>6.336486901777</text:p>
          </table:table-cell>
          <table:table-cell office:value-type="float" office:value="6.00920127888409" calcext:value-type="float">
            <text:p>6.00920127888409</text:p>
          </table:table-cell>
          <table:table-cell office:value-type="float" office:value="6.03521555663803" calcext:value-type="float">
            <text:p>6.03521555663803</text:p>
          </table:table-cell>
          <table:table-cell office:value-type="float" office:value="6.00124188870348" calcext:value-type="float">
            <text:p>6.00124188870348</text:p>
          </table:table-cell>
          <table:table-cell table:formula="of:=[.P18]-[.O18]" office:value-type="float" office:value="-0.32728562289291" calcext:value-type="float">
            <text:p>-0.32728562289291</text:p>
          </table:table-cell>
          <table:table-cell table:formula="of:=[.Q18]-[.O18]" office:value-type="float" office:value="-0.30127134513897" calcext:value-type="float">
            <text:p>-0.30127134513897</text:p>
          </table:table-cell>
          <table:table-cell table:formula="of:=[.R18]-[.O18]" office:value-type="float" office:value="-0.33524501307352" calcext:value-type="float">
            <text:p>-0.33524501307352</text:p>
          </table:table-cell>
          <table:table-cell table:number-columns-repeated="3"/>
          <table:table-cell office:value-type="float" office:value="5.78339882053343" calcext:value-type="float">
            <text:p>5.78339882053343</text:p>
          </table:table-cell>
          <table:table-cell table:formula="of:=[.Y18]-[.G18]" office:value-type="float" office:value="0.00962705211236958" calcext:value-type="float">
            <text:p>0.00962705211237</text:p>
          </table:table-cell>
          <table:table-cell office:value-type="float" office:value="6.52462899245279" calcext:value-type="float">
            <text:p>6.52462899245279</text:p>
          </table:table-cell>
          <table:table-cell table:formula="of:=[.AA18]-[.O18]" office:value-type="float" office:value="0.18814209067579" calcext:value-type="float">
            <text:p>0.1881420906757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e</text:p>
          </table:table-cell>
          <table:table-cell office:value-type="float" office:value="5.42273297538294" calcext:value-type="float">
            <text:p>5.42273297538294</text:p>
          </table:table-cell>
          <table:table-cell office:value-type="float" office:value="4.56868407998807" calcext:value-type="float">
            <text:p>4.56868407998807</text:p>
          </table:table-cell>
          <table:table-cell office:value-type="float" office:value="4.55655453258713" calcext:value-type="float">
            <text:p>4.55655453258713</text:p>
          </table:table-cell>
          <table:table-cell office:value-type="float" office:value="4.74794598017294" calcext:value-type="float">
            <text:p>4.74794598017294</text:p>
          </table:table-cell>
          <table:table-cell table:formula="of:=[.H19]-[.G19]" office:value-type="float" office:value="-0.85404889539487" calcext:value-type="float">
            <text:p>-0.85404889539487</text:p>
          </table:table-cell>
          <table:table-cell table:formula="of:=[.I19]-[.G19]" office:value-type="float" office:value="-0.866178442795809" calcext:value-type="float">
            <text:p>-0.866178442795809</text:p>
          </table:table-cell>
          <table:table-cell table:formula="of:=[.J19]-[.G19]" office:value-type="float" office:value="-0.67478699521" calcext:value-type="float">
            <text:p>-0.67478699521</text:p>
          </table:table-cell>
          <table:table-cell/>
          <table:table-cell office:value-type="float" office:value="5.51052782342427" calcext:value-type="float">
            <text:p>5.51052782342427</text:p>
          </table:table-cell>
          <table:table-cell office:value-type="float" office:value="5.30839845255207" calcext:value-type="float">
            <text:p>5.30839845255207</text:p>
          </table:table-cell>
          <table:table-cell office:value-type="float" office:value="5.35774899383546" calcext:value-type="float">
            <text:p>5.35774899383546</text:p>
          </table:table-cell>
          <table:table-cell office:value-type="float" office:value="5.25586449516119" calcext:value-type="float">
            <text:p>5.25586449516119</text:p>
          </table:table-cell>
          <table:table-cell table:formula="of:=[.P19]-[.O19]" office:value-type="float" office:value="-0.2021293708722" calcext:value-type="float">
            <text:p>-0.2021293708722</text:p>
          </table:table-cell>
          <table:table-cell table:formula="of:=[.Q19]-[.O19]" office:value-type="float" office:value="-0.15277882958881" calcext:value-type="float">
            <text:p>-0.15277882958881</text:p>
          </table:table-cell>
          <table:table-cell table:formula="of:=[.R19]-[.O19]" office:value-type="float" office:value="-0.25466332826308" calcext:value-type="float">
            <text:p>-0.25466332826308</text:p>
          </table:table-cell>
          <table:table-cell table:number-columns-repeated="3"/>
          <table:table-cell office:value-type="float" office:value="5.44054356896838" calcext:value-type="float">
            <text:p>5.44054356896838</text:p>
          </table:table-cell>
          <table:table-cell table:formula="of:=[.Y19]-[.G19]" office:value-type="float" office:value="0.0178105935854402" calcext:value-type="float">
            <text:p>0.01781059358544</text:p>
          </table:table-cell>
          <table:table-cell office:value-type="float" office:value="5.71724272071098" calcext:value-type="float">
            <text:p>5.71724272071098</text:p>
          </table:table-cell>
          <table:table-cell table:formula="of:=[.AA19]-[.O19]" office:value-type="float" office:value="0.206714897286711" calcext:value-type="float">
            <text:p>0.20671489728671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e</text:p>
          </table:table-cell>
          <table:table-cell office:value-type="float" office:value="6.0377302055397" calcext:value-type="float">
            <text:p>6.0377302055397</text:p>
          </table:table-cell>
          <table:table-cell office:value-type="float" office:value="5.24476267537656" calcext:value-type="float">
            <text:p>5.24476267537656</text:p>
          </table:table-cell>
          <table:table-cell office:value-type="float" office:value="5.32401813613654" calcext:value-type="float">
            <text:p>5.32401813613654</text:p>
          </table:table-cell>
          <table:table-cell office:value-type="float" office:value="5.37809905091279" calcext:value-type="float">
            <text:p>5.37809905091279</text:p>
          </table:table-cell>
          <table:table-cell table:formula="of:=[.H20]-[.G20]" office:value-type="float" office:value="-0.79296753016314" calcext:value-type="float">
            <text:p>-0.79296753016314</text:p>
          </table:table-cell>
          <table:table-cell table:formula="of:=[.I20]-[.G20]" office:value-type="float" office:value="-0.71371206940316" calcext:value-type="float">
            <text:p>-0.71371206940316</text:p>
          </table:table-cell>
          <table:table-cell table:formula="of:=[.J20]-[.G20]" office:value-type="float" office:value="-0.65963115462691" calcext:value-type="float">
            <text:p>-0.65963115462691</text:p>
          </table:table-cell>
          <table:table-cell/>
          <table:table-cell office:value-type="float" office:value="6.11293993843566" calcext:value-type="float">
            <text:p>6.11293993843566</text:p>
          </table:table-cell>
          <table:table-cell office:value-type="float" office:value="5.94306274695388" calcext:value-type="float">
            <text:p>5.94306274695388</text:p>
          </table:table-cell>
          <table:table-cell office:value-type="float" office:value="5.80951363760528" calcext:value-type="float">
            <text:p>5.80951363760528</text:p>
          </table:table-cell>
          <table:table-cell office:value-type="float" office:value="5.88139557140333" calcext:value-type="float">
            <text:p>5.88139557140333</text:p>
          </table:table-cell>
          <table:table-cell table:formula="of:=[.P20]-[.O20]" office:value-type="float" office:value="-0.169877191481779" calcext:value-type="float">
            <text:p>-0.169877191481779</text:p>
          </table:table-cell>
          <table:table-cell table:formula="of:=[.Q20]-[.O20]" office:value-type="float" office:value="-0.30342630083038" calcext:value-type="float">
            <text:p>-0.30342630083038</text:p>
          </table:table-cell>
          <table:table-cell table:formula="of:=[.R20]-[.O20]" office:value-type="float" office:value="-0.231544367032329" calcext:value-type="float">
            <text:p>-0.231544367032329</text:p>
          </table:table-cell>
          <table:table-cell table:number-columns-repeated="3"/>
          <table:table-cell office:value-type="float" office:value="6.04224908591549" calcext:value-type="float">
            <text:p>6.04224908591549</text:p>
          </table:table-cell>
          <table:table-cell table:formula="of:=[.Y20]-[.G20]" office:value-type="float" office:value="0.00451888037579007" calcext:value-type="float">
            <text:p>0.00451888037579</text:p>
          </table:table-cell>
          <table:table-cell office:value-type="float" office:value="6.34579870118444" calcext:value-type="float">
            <text:p>6.34579870118444</text:p>
          </table:table-cell>
          <table:table-cell table:formula="of:=[.AA20]-[.O20]" office:value-type="float" office:value="0.23285876274878" calcext:value-type="float">
            <text:p>0.2328587627487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e</text:p>
          </table:table-cell>
          <table:table-cell office:value-type="float" office:value="5.79077552166254" calcext:value-type="float">
            <text:p>5.79077552166254</text:p>
          </table:table-cell>
          <table:table-cell office:value-type="float" office:value="4.885265467877" calcext:value-type="float">
            <text:p>4.885265467877</text:p>
          </table:table-cell>
          <table:table-cell office:value-type="float" office:value="4.92685838052833" calcext:value-type="float">
            <text:p>4.92685838052833</text:p>
          </table:table-cell>
          <table:table-cell office:value-type="float" office:value="5.07645232375869" calcext:value-type="float">
            <text:p>5.07645232375869</text:p>
          </table:table-cell>
          <table:table-cell table:formula="of:=[.H21]-[.G21]" office:value-type="float" office:value="-0.90551005378554" calcext:value-type="float">
            <text:p>-0.90551005378554</text:p>
          </table:table-cell>
          <table:table-cell table:formula="of:=[.I21]-[.G21]" office:value-type="float" office:value="-0.86391714113421" calcext:value-type="float">
            <text:p>-0.86391714113421</text:p>
          </table:table-cell>
          <table:table-cell table:formula="of:=[.J21]-[.G21]" office:value-type="float" office:value="-0.71432319790385" calcext:value-type="float">
            <text:p>-0.71432319790385</text:p>
          </table:table-cell>
          <table:table-cell/>
          <table:table-cell office:value-type="float" office:value="5.5959460543781" calcext:value-type="float">
            <text:p>5.5959460543781</text:p>
          </table:table-cell>
          <table:table-cell office:value-type="float" office:value="5.35476532263702" calcext:value-type="float">
            <text:p>5.35476532263702</text:p>
          </table:table-cell>
          <table:table-cell office:value-type="float" office:value="5.33833180741767" calcext:value-type="float">
            <text:p>5.33833180741767</text:p>
          </table:table-cell>
          <table:table-cell office:value-type="float" office:value="5.14665687659848" calcext:value-type="float">
            <text:p>5.14665687659848</text:p>
          </table:table-cell>
          <table:table-cell table:formula="of:=[.P21]-[.O21]" office:value-type="float" office:value="-0.24118073174108" calcext:value-type="float">
            <text:p>-0.24118073174108</text:p>
          </table:table-cell>
          <table:table-cell table:formula="of:=[.Q21]-[.O21]" office:value-type="float" office:value="-0.25761424696043" calcext:value-type="float">
            <text:p>-0.25761424696043</text:p>
          </table:table-cell>
          <table:table-cell table:formula="of:=[.R21]-[.O21]" office:value-type="float" office:value="-0.44928917777962" calcext:value-type="float">
            <text:p>-0.44928917777962</text:p>
          </table:table-cell>
          <table:table-cell table:number-columns-repeated="3"/>
          <table:table-cell office:value-type="float" office:value="5.77568343520142" calcext:value-type="float">
            <text:p>5.77568343520142</text:p>
          </table:table-cell>
          <table:table-cell table:formula="of:=[.Y21]-[.G21]" office:value-type="float" office:value="-0.0150920864611201" calcext:value-type="float">
            <text:p>-0.01509208646112</text:p>
          </table:table-cell>
          <table:table-cell office:value-type="float" office:value="5.51024566093562" calcext:value-type="float">
            <text:p>5.51024566093562</text:p>
          </table:table-cell>
          <table:table-cell table:formula="of:=[.AA21]-[.O21]" office:value-type="float" office:value="-0.0857003934424796" calcext:value-type="float">
            <text:p>-0.0857003934424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</text:p>
          </table:table-cell>
          <table:table-cell office:value-type="float" office:value="6.0993767707721" calcext:value-type="float">
            <text:p>6.0993767707721</text:p>
          </table:table-cell>
          <table:table-cell office:value-type="float" office:value="5.27205582269779" calcext:value-type="float">
            <text:p>5.27205582269779</text:p>
          </table:table-cell>
          <table:table-cell office:value-type="float" office:value="5.30981169101583" calcext:value-type="float">
            <text:p>5.30981169101583</text:p>
          </table:table-cell>
          <table:table-cell office:value-type="float" office:value="5.44318602009196" calcext:value-type="float">
            <text:p>5.44318602009196</text:p>
          </table:table-cell>
          <table:table-cell table:formula="of:=[.H22]-[.G22]" office:value-type="float" office:value="-0.82732094807431" calcext:value-type="float">
            <text:p>-0.82732094807431</text:p>
          </table:table-cell>
          <table:table-cell table:formula="of:=[.I22]-[.G22]" office:value-type="float" office:value="-0.78956507975627" calcext:value-type="float">
            <text:p>-0.78956507975627</text:p>
          </table:table-cell>
          <table:table-cell table:formula="of:=[.J22]-[.G22]" office:value-type="float" office:value="-0.65619075068014" calcext:value-type="float">
            <text:p>-0.65619075068014</text:p>
          </table:table-cell>
          <table:table-cell/>
          <table:table-cell office:value-type="float" office:value="6.0496928150919" calcext:value-type="float">
            <text:p>6.0496928150919</text:p>
          </table:table-cell>
          <table:table-cell office:value-type="float" office:value="5.70972586992311" calcext:value-type="float">
            <text:p>5.70972586992311</text:p>
          </table:table-cell>
          <table:table-cell office:value-type="float" office:value="5.51793775170065" calcext:value-type="float">
            <text:p>5.51793775170065</text:p>
          </table:table-cell>
          <table:table-cell office:value-type="float" office:value="5.54166714880872" calcext:value-type="float">
            <text:p>5.54166714880872</text:p>
          </table:table-cell>
          <table:table-cell table:formula="of:=[.P22]-[.O22]" office:value-type="float" office:value="-0.33996694516879" calcext:value-type="float">
            <text:p>-0.33996694516879</text:p>
          </table:table-cell>
          <table:table-cell table:formula="of:=[.Q22]-[.O22]" office:value-type="float" office:value="-0.53175506339125" calcext:value-type="float">
            <text:p>-0.53175506339125</text:p>
          </table:table-cell>
          <table:table-cell table:formula="of:=[.R22]-[.O22]" office:value-type="float" office:value="-0.50802566628318" calcext:value-type="float">
            <text:p>-0.50802566628318</text:p>
          </table:table-cell>
          <table:table-cell table:number-columns-repeated="3"/>
          <table:table-cell office:value-type="float" office:value="6.10684370162423" calcext:value-type="float">
            <text:p>6.10684370162423</text:p>
          </table:table-cell>
          <table:table-cell table:formula="of:=[.Y22]-[.G22]" office:value-type="float" office:value="0.00746693085213046" calcext:value-type="float">
            <text:p>0.00746693085213</text:p>
          </table:table-cell>
          <table:table-cell office:value-type="float" office:value="6.04593160091262" calcext:value-type="float">
            <text:p>6.04593160091262</text:p>
          </table:table-cell>
          <table:table-cell table:formula="of:=[.AA22]-[.O22]" office:value-type="float" office:value="-0.00376121417928044" calcext:value-type="float">
            <text:p>-0.0037612141792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e</text:p>
          </table:table-cell>
          <table:table-cell office:value-type="float" office:value="6.39005837802482" calcext:value-type="float">
            <text:p>6.39005837802482</text:p>
          </table:table-cell>
          <table:table-cell office:value-type="float" office:value="5.56513906248677" calcext:value-type="float">
            <text:p>5.56513906248677</text:p>
          </table:table-cell>
          <table:table-cell office:value-type="float" office:value="5.49954027879732" calcext:value-type="float">
            <text:p>5.49954027879732</text:p>
          </table:table-cell>
          <table:table-cell office:value-type="float" office:value="5.69956972927841" calcext:value-type="float">
            <text:p>5.69956972927841</text:p>
          </table:table-cell>
          <table:table-cell table:formula="of:=[.H23]-[.G23]" office:value-type="float" office:value="-0.82491931553805" calcext:value-type="float">
            <text:p>-0.82491931553805</text:p>
          </table:table-cell>
          <table:table-cell table:formula="of:=[.I23]-[.G23]" office:value-type="float" office:value="-0.8905180992275" calcext:value-type="float">
            <text:p>-0.8905180992275</text:p>
          </table:table-cell>
          <table:table-cell table:formula="of:=[.J23]-[.G23]" office:value-type="float" office:value="-0.69048864874641" calcext:value-type="float">
            <text:p>-0.69048864874641</text:p>
          </table:table-cell>
          <table:table-cell/>
          <table:table-cell office:value-type="float" office:value="6.1019826688626" calcext:value-type="float">
            <text:p>6.1019826688626</text:p>
          </table:table-cell>
          <table:table-cell office:value-type="float" office:value="5.66655223370272" calcext:value-type="float">
            <text:p>5.66655223370272</text:p>
          </table:table-cell>
          <table:table-cell office:value-type="float" office:value="5.53669167102487" calcext:value-type="float">
            <text:p>5.53669167102487</text:p>
          </table:table-cell>
          <table:table-cell office:value-type="float" office:value="5.41645934810989" calcext:value-type="float">
            <text:p>5.41645934810989</text:p>
          </table:table-cell>
          <table:table-cell table:formula="of:=[.P23]-[.O23]" office:value-type="float" office:value="-0.435430435159881" calcext:value-type="float">
            <text:p>-0.435430435159881</text:p>
          </table:table-cell>
          <table:table-cell table:formula="of:=[.Q23]-[.O23]" office:value-type="float" office:value="-0.565290997837731" calcext:value-type="float">
            <text:p>-0.565290997837731</text:p>
          </table:table-cell>
          <table:table-cell table:formula="of:=[.R23]-[.O23]" office:value-type="float" office:value="-0.685523320752711" calcext:value-type="float">
            <text:p>-0.685523320752711</text:p>
          </table:table-cell>
          <table:table-cell table:number-columns-repeated="3"/>
          <table:table-cell office:value-type="float" office:value="6.39681979603629" calcext:value-type="float">
            <text:p>6.39681979603629</text:p>
          </table:table-cell>
          <table:table-cell table:formula="of:=[.Y23]-[.G23]" office:value-type="float" office:value="0.0067614180114699" calcext:value-type="float">
            <text:p>0.00676141801147</text:p>
          </table:table-cell>
          <table:table-cell office:value-type="float" office:value="5.89119186907192" calcext:value-type="float">
            <text:p>5.89119186907192</text:p>
          </table:table-cell>
          <table:table-cell table:formula="of:=[.AA23]-[.O23]" office:value-type="float" office:value="-0.21079079979068" calcext:value-type="float">
            <text:p>-0.2107907997906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e</text:p>
          </table:table-cell>
          <table:table-cell office:value-type="float" office:value="6.55901354221792" calcext:value-type="float">
            <text:p>6.55901354221792</text:p>
          </table:table-cell>
          <table:table-cell office:value-type="float" office:value="5.76000497612469" calcext:value-type="float">
            <text:p>5.76000497612469</text:p>
          </table:table-cell>
          <table:table-cell office:value-type="float" office:value="5.68385972809715" calcext:value-type="float">
            <text:p>5.68385972809715</text:p>
          </table:table-cell>
          <table:table-cell office:value-type="float" office:value="5.89095569346654" calcext:value-type="float">
            <text:p>5.89095569346654</text:p>
          </table:table-cell>
          <table:table-cell table:formula="of:=[.H24]-[.G24]" office:value-type="float" office:value="-0.79900856609323" calcext:value-type="float">
            <text:p>-0.79900856609323</text:p>
          </table:table-cell>
          <table:table-cell table:formula="of:=[.I24]-[.G24]" office:value-type="float" office:value="-0.87515381412077" calcext:value-type="float">
            <text:p>-0.87515381412077</text:p>
          </table:table-cell>
          <table:table-cell table:formula="of:=[.J24]-[.G24]" office:value-type="float" office:value="-0.66805784875138" calcext:value-type="float">
            <text:p>-0.66805784875138</text:p>
          </table:table-cell>
          <table:table-cell/>
          <table:table-cell office:value-type="float" office:value="6.48956564821005" calcext:value-type="float">
            <text:p>6.48956564821005</text:p>
          </table:table-cell>
          <table:table-cell office:value-type="float" office:value="5.95059953590007" calcext:value-type="float">
            <text:p>5.95059953590007</text:p>
          </table:table-cell>
          <table:table-cell office:value-type="float" office:value="5.80761686318275" calcext:value-type="float">
            <text:p>5.80761686318275</text:p>
          </table:table-cell>
          <table:table-cell office:value-type="float" office:value="5.67506385204796" calcext:value-type="float">
            <text:p>5.67506385204796</text:p>
          </table:table-cell>
          <table:table-cell table:formula="of:=[.P24]-[.O24]" office:value-type="float" office:value="-0.53896611230998" calcext:value-type="float">
            <text:p>-0.53896611230998</text:p>
          </table:table-cell>
          <table:table-cell table:formula="of:=[.Q24]-[.O24]" office:value-type="float" office:value="-0.6819487850273" calcext:value-type="float">
            <text:p>-0.6819487850273</text:p>
          </table:table-cell>
          <table:table-cell table:formula="of:=[.R24]-[.O24]" office:value-type="float" office:value="-0.81450179616209" calcext:value-type="float">
            <text:p>-0.81450179616209</text:p>
          </table:table-cell>
          <table:table-cell table:number-columns-repeated="3"/>
          <table:table-cell office:value-type="float" office:value="6.55781289810287" calcext:value-type="float">
            <text:p>6.55781289810287</text:p>
          </table:table-cell>
          <table:table-cell table:formula="of:=[.Y24]-[.G24]" office:value-type="float" office:value="-0.00120064411504917" calcext:value-type="float">
            <text:p>-0.001200644115049</text:p>
          </table:table-cell>
          <table:table-cell office:value-type="float" office:value="6.26745822412008" calcext:value-type="float">
            <text:p>6.26745822412008</text:p>
          </table:table-cell>
          <table:table-cell table:formula="of:=[.AA24]-[.O24]" office:value-type="float" office:value="-0.22210742408997" calcext:value-type="float">
            <text:p>-0.2221074240899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e</text:p>
          </table:table-cell>
          <table:table-cell office:value-type="float" office:value="6.76553518334071" calcext:value-type="float">
            <text:p>6.76553518334071</text:p>
          </table:table-cell>
          <table:table-cell office:value-type="float" office:value="6.00937448935162" calcext:value-type="float">
            <text:p>6.00937448935162</text:p>
          </table:table-cell>
          <table:table-cell office:value-type="float" office:value="5.96220860369762" calcext:value-type="float">
            <text:p>5.96220860369762</text:p>
          </table:table-cell>
          <table:table-cell office:value-type="float" office:value="6.15062956175205" calcext:value-type="float">
            <text:p>6.15062956175205</text:p>
          </table:table-cell>
          <table:table-cell table:formula="of:=[.H25]-[.G25]" office:value-type="float" office:value="-0.75616069398909" calcext:value-type="float">
            <text:p>-0.75616069398909</text:p>
          </table:table-cell>
          <table:table-cell table:formula="of:=[.I25]-[.G25]" office:value-type="float" office:value="-0.803326579643089" calcext:value-type="float">
            <text:p>-0.803326579643089</text:p>
          </table:table-cell>
          <table:table-cell table:formula="of:=[.J25]-[.G25]" office:value-type="float" office:value="-0.61490562158866" calcext:value-type="float">
            <text:p>-0.61490562158866</text:p>
          </table:table-cell>
          <table:table-cell/>
          <table:table-cell office:value-type="float" office:value="6.78306311269966" calcext:value-type="float">
            <text:p>6.78306311269966</text:p>
          </table:table-cell>
          <table:table-cell office:value-type="float" office:value="5.9489165816399" calcext:value-type="float">
            <text:p>5.9489165816399</text:p>
          </table:table-cell>
          <table:table-cell office:value-type="float" office:value="5.85197908619049" calcext:value-type="float">
            <text:p>5.85197908619049</text:p>
          </table:table-cell>
          <table:table-cell office:value-type="float" office:value="5.79198828032817" calcext:value-type="float">
            <text:p>5.79198828032817</text:p>
          </table:table-cell>
          <table:table-cell table:formula="of:=[.P25]-[.O25]" office:value-type="float" office:value="-0.834146531059759" calcext:value-type="float">
            <text:p>-0.834146531059759</text:p>
          </table:table-cell>
          <table:table-cell table:formula="of:=[.Q25]-[.O25]" office:value-type="float" office:value="-0.931084026509169" calcext:value-type="float">
            <text:p>-0.931084026509169</text:p>
          </table:table-cell>
          <table:table-cell table:formula="of:=[.R25]-[.O25]" office:value-type="float" office:value="-0.991074832371489" calcext:value-type="float">
            <text:p>-0.991074832371489</text:p>
          </table:table-cell>
          <table:table-cell table:number-columns-repeated="3"/>
          <table:table-cell office:value-type="float" office:value="6.79114281678735" calcext:value-type="float">
            <text:p>6.79114281678735</text:p>
          </table:table-cell>
          <table:table-cell table:formula="of:=[.Y25]-[.G25]" office:value-type="float" office:value="0.02560763344664" calcext:value-type="float">
            <text:p>0.02560763344664</text:p>
          </table:table-cell>
          <table:table-cell office:value-type="float" office:value="6.44474433309646" calcext:value-type="float">
            <text:p>6.44474433309646</text:p>
          </table:table-cell>
          <table:table-cell table:formula="of:=[.AA25]-[.O25]" office:value-type="float" office:value="-0.3383187796032" calcext:value-type="float">
            <text:p>-0.338318779603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e</text:p>
          </table:table-cell>
          <table:table-cell office:value-type="float" office:value="6.79629154093305" calcext:value-type="float">
            <text:p>6.79629154093305</text:p>
          </table:table-cell>
          <table:table-cell office:value-type="float" office:value="5.96559640803674" calcext:value-type="float">
            <text:p>5.96559640803674</text:p>
          </table:table-cell>
          <table:table-cell office:value-type="float" office:value="5.76966197076636" calcext:value-type="float">
            <text:p>5.76966197076636</text:p>
          </table:table-cell>
          <table:table-cell office:value-type="float" office:value="6.11404996077853" calcext:value-type="float">
            <text:p>6.11404996077853</text:p>
          </table:table-cell>
          <table:table-cell table:formula="of:=[.H26]-[.G26]" office:value-type="float" office:value="-0.83069513289631" calcext:value-type="float">
            <text:p>-0.83069513289631</text:p>
          </table:table-cell>
          <table:table-cell table:formula="of:=[.I26]-[.G26]" office:value-type="float" office:value="-1.02662957016669" calcext:value-type="float">
            <text:p>-1.02662957016669</text:p>
          </table:table-cell>
          <table:table-cell table:formula="of:=[.J26]-[.G26]" office:value-type="float" office:value="-0.682241580154519" calcext:value-type="float">
            <text:p>-0.682241580154519</text:p>
          </table:table-cell>
          <table:table-cell/>
          <table:table-cell office:value-type="float" office:value="6.94896339491573" calcext:value-type="float">
            <text:p>6.94896339491573</text:p>
          </table:table-cell>
          <table:table-cell office:value-type="float" office:value="6.14472242758246" calcext:value-type="float">
            <text:p>6.14472242758246</text:p>
          </table:table-cell>
          <table:table-cell office:value-type="float" office:value="6.05100332065062" calcext:value-type="float">
            <text:p>6.05100332065062</text:p>
          </table:table-cell>
          <table:table-cell office:value-type="float" office:value="5.92629543939005" calcext:value-type="float">
            <text:p>5.92629543939005</text:p>
          </table:table-cell>
          <table:table-cell table:formula="of:=[.P26]-[.O26]" office:value-type="float" office:value="-0.80424096733327" calcext:value-type="float">
            <text:p>-0.80424096733327</text:p>
          </table:table-cell>
          <table:table-cell table:formula="of:=[.Q26]-[.O26]" office:value-type="float" office:value="-0.89796007426511" calcext:value-type="float">
            <text:p>-0.89796007426511</text:p>
          </table:table-cell>
          <table:table-cell table:formula="of:=[.R26]-[.O26]" office:value-type="float" office:value="-1.02266795552568" calcext:value-type="float">
            <text:p>-1.02266795552568</text:p>
          </table:table-cell>
          <table:table-cell table:number-columns-repeated="3"/>
          <table:table-cell office:value-type="float" office:value="6.77127103555975" calcext:value-type="float">
            <text:p>6.77127103555975</text:p>
          </table:table-cell>
          <table:table-cell table:formula="of:=[.Y26]-[.G26]" office:value-type="float" office:value="-0.0250205053732992" calcext:value-type="float">
            <text:p>-0.025020505373299</text:p>
          </table:table-cell>
          <table:table-cell office:value-type="float" office:value="6.63917928502454" calcext:value-type="float">
            <text:p>6.63917928502454</text:p>
          </table:table-cell>
          <table:table-cell table:formula="of:=[.AA26]-[.O26]" office:value-type="float" office:value="-0.30978410989119" calcext:value-type="float">
            <text:p>-0.3097841098911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ae</text:p>
          </table:table-cell>
          <table:table-cell office:value-type="float" office:value="1.1877602285293" calcext:value-type="float">
            <text:p>1.1877602285293</text:p>
          </table:table-cell>
          <table:table-cell office:value-type="float" office:value="1.13294622661284" calcext:value-type="float">
            <text:p>1.13294622661284</text:p>
          </table:table-cell>
          <table:table-cell office:value-type="float" office:value="1.13283735998104" calcext:value-type="float">
            <text:p>1.13283735998104</text:p>
          </table:table-cell>
          <table:table-cell office:value-type="float" office:value="1.1393043963321" calcext:value-type="float">
            <text:p>1.1393043963321</text:p>
          </table:table-cell>
          <table:table-cell table:style-name="ce1" table:formula="of:=SUM([.K2:.K26])" office:value-type="float" office:value="-17.7600225281565" calcext:value-type="float">
            <text:p>-17.7600225281565</text:p>
          </table:table-cell>
          <table:table-cell table:style-name="ce1" table:formula="of:=SUM([.L2:.L26])" office:value-type="float" office:value="-17.2335075236501" calcext:value-type="float">
            <text:p>-17.2335075236501</text:p>
          </table:table-cell>
          <table:table-cell table:style-name="ce1" table:formula="of:=SUM([.M2:.M26])" office:value-type="float" office:value="-15.8067541352884" calcext:value-type="float">
            <text:p>-15.8067541352884</text:p>
          </table:table-cell>
          <table:table-cell/>
          <table:table-cell office:value-type="float" office:value="1.16926083444601" calcext:value-type="float">
            <text:p>1.16926083444601</text:p>
          </table:table-cell>
          <table:table-cell office:value-type="float" office:value="1.15407230592161" calcext:value-type="float">
            <text:p>1.15407230592161</text:p>
          </table:table-cell>
          <table:table-cell office:value-type="float" office:value="1.15357522584601" calcext:value-type="float">
            <text:p>1.15357522584601</text:p>
          </table:table-cell>
          <table:table-cell office:value-type="float" office:value="1.15228370337511" calcext:value-type="float">
            <text:p>1.15228370337511</text:p>
          </table:table-cell>
          <table:table-cell table:style-name="ce1" table:formula="of:=SUM([.S2:.S26])" office:value-type="float" office:value="-9.79702215432451" calcext:value-type="float">
            <text:p>-9.79702215432451</text:p>
          </table:table-cell>
          <table:table-cell table:style-name="ce1" table:formula="of:=SUM([.T2:.T26])" office:value-type="float" office:value="-10.3041074036687" calcext:value-type="float">
            <text:p>-10.3041074036687</text:p>
          </table:table-cell>
          <table:table-cell table:style-name="ce1" table:formula="of:=SUM([.U2:.U26])" office:value-type="float" office:value="-9.00353885367935" calcext:value-type="float">
            <text:p>-9.00353885367935</text:p>
          </table:table-cell>
          <table:table-cell table:number-columns-repeated="3"/>
          <table:table-cell office:value-type="float" office:value="1.19008348595818" calcext:value-type="float">
            <text:p>1.19008348595818</text:p>
          </table:table-cell>
          <table:table-cell table:style-name="ce1" table:formula="of:=SUM([.Z2:.Z26])" office:value-type="float" office:value="0.10060170385137" calcext:value-type="float">
            <text:p>0.10060170385137</text:p>
          </table:table-cell>
          <table:table-cell office:value-type="float" office:value="1.17081342423117" calcext:value-type="float">
            <text:p>1.17081342423117</text:p>
          </table:table-cell>
          <table:table-cell table:style-name="ce1" table:formula="of:=SUM([.AB2:.AB26])" office:value-type="float" office:value="0.125987991678152" calcext:value-type="float">
            <text:p>0.12598799167815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ae</text:p>
          </table:table-cell>
          <table:table-cell office:value-type="float" office:value="1.18684994772735" calcext:value-type="float">
            <text:p>1.18684994772735</text:p>
          </table:table-cell>
          <table:table-cell office:value-type="float" office:value="1.13451401972682" calcext:value-type="float">
            <text:p>1.13451401972682</text:p>
          </table:table-cell>
          <table:table-cell office:value-type="float" office:value="1.13400933197052" calcext:value-type="float">
            <text:p>1.13400933197052</text:p>
          </table:table-cell>
          <table:table-cell office:value-type="float" office:value="1.13767899724403" calcext:value-type="float">
            <text:p>1.13767899724403</text:p>
          </table:table-cell>
          <table:table-cell table:number-columns-repeated="4"/>
          <table:table-cell office:value-type="float" office:value="1.16926211863098" calcext:value-type="float">
            <text:p>1.16926211863098</text:p>
          </table:table-cell>
          <table:table-cell office:value-type="float" office:value="1.15398711242048" calcext:value-type="float">
            <text:p>1.15398711242048</text:p>
          </table:table-cell>
          <table:table-cell office:value-type="float" office:value="1.15446423608639" calcext:value-type="float">
            <text:p>1.15446423608639</text:p>
          </table:table-cell>
          <table:table-cell office:value-type="float" office:value="1.15365946118242" calcext:value-type="float">
            <text:p>1.15365946118242</text:p>
          </table:table-cell>
          <table:table-cell table:number-columns-repeated="6"/>
          <table:table-cell office:value-type="float" office:value="1.18761069417723" calcext:value-type="float">
            <text:p>1.18761069417723</text:p>
          </table:table-cell>
          <table:table-cell/>
          <table:table-cell office:value-type="float" office:value="1.15440315257153" calcext:value-type="float">
            <text:p>1.1544031525715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ae</text:p>
          </table:table-cell>
          <table:table-cell office:value-type="float" office:value="0.764375718609315" calcext:value-type="float">
            <text:p>0.764375718609315</text:p>
          </table:table-cell>
          <table:table-cell office:value-type="float" office:value="0.743878971786666" calcext:value-type="float">
            <text:p>0.743878971786666</text:p>
          </table:table-cell>
          <table:table-cell office:value-type="float" office:value="0.745558373049655" calcext:value-type="float">
            <text:p>0.745558373049655</text:p>
          </table:table-cell>
          <table:table-cell office:value-type="float" office:value="0.75279883113012" calcext:value-type="float">
            <text:p>0.75279883113012</text:p>
          </table:table-cell>
          <table:table-cell table:number-columns-repeated="4"/>
          <table:table-cell office:value-type="float" office:value="0.725806935027896" calcext:value-type="float">
            <text:p>0.725806935027896</text:p>
          </table:table-cell>
          <table:table-cell office:value-type="float" office:value="0.722309945723575" calcext:value-type="float">
            <text:p>0.722309945723575</text:p>
          </table:table-cell>
          <table:table-cell office:value-type="float" office:value="0.723862497983012" calcext:value-type="float">
            <text:p>0.723862497983012</text:p>
          </table:table-cell>
          <table:table-cell office:value-type="float" office:value="0.732549695037253" calcext:value-type="float">
            <text:p>0.732549695037253</text:p>
          </table:table-cell>
          <table:table-cell table:number-columns-repeated="6"/>
          <table:table-cell office:value-type="float" office:value="0.768512761472436" calcext:value-type="float">
            <text:p>0.768512761472436</text:p>
          </table:table-cell>
          <table:table-cell/>
          <table:table-cell office:value-type="float" office:value="0.717038221853699" calcext:value-type="float">
            <text:p>0.71703822185369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ae</text:p>
          </table:table-cell>
          <table:table-cell office:value-type="float" office:value="0.789169801269211" calcext:value-type="float">
            <text:p>0.789169801269211</text:p>
          </table:table-cell>
          <table:table-cell office:value-type="float" office:value="0.719886944588704" calcext:value-type="float">
            <text:p>0.719886944588704</text:p>
          </table:table-cell>
          <table:table-cell office:value-type="float" office:value="0.722658890159678" calcext:value-type="float">
            <text:p>0.722658890159678</text:p>
          </table:table-cell>
          <table:table-cell office:value-type="float" office:value="0.738782583887952" calcext:value-type="float">
            <text:p>0.738782583887952</text:p>
          </table:table-cell>
          <table:table-cell table:number-columns-repeated="4"/>
          <table:table-cell office:value-type="float" office:value="0.823138908254096" calcext:value-type="float">
            <text:p>0.823138908254096</text:p>
          </table:table-cell>
          <table:table-cell office:value-type="float" office:value="0.784706215155491" calcext:value-type="float">
            <text:p>0.784706215155491</text:p>
          </table:table-cell>
          <table:table-cell office:value-type="float" office:value="0.789387221626271" calcext:value-type="float">
            <text:p>0.789387221626271</text:p>
          </table:table-cell>
          <table:table-cell office:value-type="float" office:value="0.80558408464099" calcext:value-type="float">
            <text:p>0.80558408464099</text:p>
          </table:table-cell>
          <table:table-cell table:number-columns-repeated="6"/>
          <table:table-cell office:value-type="float" office:value="0.786004820968483" calcext:value-type="float">
            <text:p>0.786004820968483</text:p>
          </table:table-cell>
          <table:table-cell/>
          <table:table-cell office:value-type="float" office:value="0.802675000112155" calcext:value-type="float">
            <text:p>0.802675000112155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ae</text:p>
          </table:table-cell>
          <table:table-cell office:value-type="float" office:value="0.714382423748996" calcext:value-type="float">
            <text:p>0.714382423748996</text:p>
          </table:table-cell>
          <table:table-cell office:value-type="float" office:value="0.657722017895145" calcext:value-type="float">
            <text:p>0.657722017895145</text:p>
          </table:table-cell>
          <table:table-cell office:value-type="float" office:value="0.662116816839119" calcext:value-type="float">
            <text:p>0.662116816839119</text:p>
          </table:table-cell>
          <table:table-cell office:value-type="float" office:value="0.669527010893329" calcext:value-type="float">
            <text:p>0.669527010893329</text:p>
          </table:table-cell>
          <table:table-cell table:number-columns-repeated="4"/>
          <table:table-cell office:value-type="float" office:value="0.831436916547972" calcext:value-type="float">
            <text:p>0.831436916547972</text:p>
          </table:table-cell>
          <table:table-cell office:value-type="float" office:value="0.774416012757482" calcext:value-type="float">
            <text:p>0.774416012757482</text:p>
          </table:table-cell>
          <table:table-cell office:value-type="float" office:value="0.772606472120012" calcext:value-type="float">
            <text:p>0.772606472120012</text:p>
          </table:table-cell>
          <table:table-cell office:value-type="float" office:value="0.796817639765361" calcext:value-type="float">
            <text:p>0.796817639765361</text:p>
          </table:table-cell>
          <table:table-cell table:number-columns-repeated="6"/>
          <table:table-cell office:value-type="float" office:value="0.717692978864885" calcext:value-type="float">
            <text:p>0.717692978864885</text:p>
          </table:table-cell>
          <table:table-cell/>
          <table:table-cell office:value-type="float" office:value="0.811214985485102" calcext:value-type="float">
            <text:p>0.811214985485102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ae</text:p>
          </table:table-cell>
          <table:table-cell office:value-type="float" office:value="0.664586717619122" calcext:value-type="float">
            <text:p>0.664586717619122</text:p>
          </table:table-cell>
          <table:table-cell office:value-type="float" office:value="0.567250552519959" calcext:value-type="float">
            <text:p>0.567250552519959</text:p>
          </table:table-cell>
          <table:table-cell office:value-type="float" office:value="0.57749190573053" calcext:value-type="float">
            <text:p>0.57749190573053</text:p>
          </table:table-cell>
          <table:table-cell office:value-type="float" office:value="0.570899244207433" calcext:value-type="float">
            <text:p>0.570899244207433</text:p>
          </table:table-cell>
          <table:table-cell table:number-columns-repeated="4"/>
          <table:table-cell office:value-type="float" office:value="0.686599941835278" calcext:value-type="float">
            <text:p>0.686599941835278</text:p>
          </table:table-cell>
          <table:table-cell office:value-type="float" office:value="0.63015096372706" calcext:value-type="float">
            <text:p>0.63015096372706</text:p>
          </table:table-cell>
          <table:table-cell office:value-type="float" office:value="0.632368535985592" calcext:value-type="float">
            <text:p>0.632368535985592</text:p>
          </table:table-cell>
          <table:table-cell office:value-type="float" office:value="0.65845010221204" calcext:value-type="float">
            <text:p>0.65845010221204</text:p>
          </table:table-cell>
          <table:table-cell table:number-columns-repeated="6"/>
          <table:table-cell office:value-type="float" office:value="0.66763096655692" calcext:value-type="float">
            <text:p>0.66763096655692</text:p>
          </table:table-cell>
          <table:table-cell/>
          <table:table-cell office:value-type="float" office:value="0.685010141637724" calcext:value-type="float">
            <text:p>0.68501014163772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ae</text:p>
          </table:table-cell>
          <table:table-cell office:value-type="float" office:value="0.618685326591777" calcext:value-type="float">
            <text:p>0.618685326591777</text:p>
          </table:table-cell>
          <table:table-cell office:value-type="float" office:value="0.577464486870461" calcext:value-type="float">
            <text:p>0.577464486870461</text:p>
          </table:table-cell>
          <table:table-cell office:value-type="float" office:value="0.581189652299627" calcext:value-type="float">
            <text:p>0.581189652299627</text:p>
          </table:table-cell>
          <table:table-cell office:value-type="float" office:value="0.578355346156548" calcext:value-type="float">
            <text:p>0.578355346156548</text:p>
          </table:table-cell>
          <table:table-cell table:number-columns-repeated="4"/>
          <table:table-cell office:value-type="float" office:value="0.675086068987168" calcext:value-type="float">
            <text:p>0.675086068987168</text:p>
          </table:table-cell>
          <table:table-cell office:value-type="float" office:value="0.614918860518387" calcext:value-type="float">
            <text:p>0.614918860518387</text:p>
          </table:table-cell>
          <table:table-cell office:value-type="float" office:value="0.615651390896921" calcext:value-type="float">
            <text:p>0.615651390896921</text:p>
          </table:table-cell>
          <table:table-cell office:value-type="float" office:value="0.638086504359438" calcext:value-type="float">
            <text:p>0.638086504359438</text:p>
          </table:table-cell>
          <table:table-cell table:number-columns-repeated="6"/>
          <table:table-cell office:value-type="float" office:value="0.618583136431345" calcext:value-type="float">
            <text:p>0.618583136431345</text:p>
          </table:table-cell>
          <table:table-cell/>
          <table:table-cell office:value-type="float" office:value="0.67831869728328" calcext:value-type="float">
            <text:p>0.67831869728328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ae</text:p>
          </table:table-cell>
          <table:table-cell office:value-type="float" office:value="0.612266837674559" calcext:value-type="float">
            <text:p>0.612266837674559</text:p>
          </table:table-cell>
          <table:table-cell office:value-type="float" office:value="0.518080654703387" calcext:value-type="float">
            <text:p>0.518080654703387</text:p>
          </table:table-cell>
          <table:table-cell office:value-type="float" office:value="0.524464363298779" calcext:value-type="float">
            <text:p>0.524464363298779</text:p>
          </table:table-cell>
          <table:table-cell office:value-type="float" office:value="0.525994162484669" calcext:value-type="float">
            <text:p>0.525994162484669</text:p>
          </table:table-cell>
          <table:table-cell table:number-columns-repeated="4"/>
          <table:table-cell office:value-type="float" office:value="0.644486084818494" calcext:value-type="float">
            <text:p>0.644486084818494</text:p>
          </table:table-cell>
          <table:table-cell office:value-type="float" office:value="0.592043567262796" calcext:value-type="float">
            <text:p>0.592043567262796</text:p>
          </table:table-cell>
          <table:table-cell office:value-type="float" office:value="0.596018243517241" calcext:value-type="float">
            <text:p>0.596018243517241</text:p>
          </table:table-cell>
          <table:table-cell office:value-type="float" office:value="0.617282816909051" calcext:value-type="float">
            <text:p>0.617282816909051</text:p>
          </table:table-cell>
          <table:table-cell table:number-columns-repeated="6"/>
          <table:table-cell office:value-type="float" office:value="0.612837590247698" calcext:value-type="float">
            <text:p>0.612837590247698</text:p>
          </table:table-cell>
          <table:table-cell/>
          <table:table-cell office:value-type="float" office:value="0.655504852866064" calcext:value-type="float">
            <text:p>0.65550485286606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ae</text:p>
          </table:table-cell>
          <table:table-cell office:value-type="float" office:value="0.561654956254234" calcext:value-type="float">
            <text:p>0.561654956254234</text:p>
          </table:table-cell>
          <table:table-cell office:value-type="float" office:value="0.488698295650814" calcext:value-type="float">
            <text:p>0.488698295650814</text:p>
          </table:table-cell>
          <table:table-cell office:value-type="float" office:value="0.491868784009069" calcext:value-type="float">
            <text:p>0.491868784009069</text:p>
          </table:table-cell>
          <table:table-cell office:value-type="float" office:value="0.4865563459426" calcext:value-type="float">
            <text:p>0.4865563459426</text:p>
          </table:table-cell>
          <table:table-cell table:number-columns-repeated="4"/>
          <table:table-cell office:value-type="float" office:value="0.609676520236931" calcext:value-type="float">
            <text:p>0.609676520236931</text:p>
          </table:table-cell>
          <table:table-cell office:value-type="float" office:value="0.560529871497665" calcext:value-type="float">
            <text:p>0.560529871497665</text:p>
          </table:table-cell>
          <table:table-cell office:value-type="float" office:value="0.56557222694758" calcext:value-type="float">
            <text:p>0.56557222694758</text:p>
          </table:table-cell>
          <table:table-cell office:value-type="float" office:value="0.58070869632435" calcext:value-type="float">
            <text:p>0.58070869632435</text:p>
          </table:table-cell>
          <table:table-cell table:number-columns-repeated="6"/>
          <table:table-cell office:value-type="float" office:value="0.562926467212684" calcext:value-type="float">
            <text:p>0.562926467212684</text:p>
          </table:table-cell>
          <table:table-cell/>
          <table:table-cell office:value-type="float" office:value="0.613336831660622" calcext:value-type="float">
            <text:p>0.613336831660622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ae</text:p>
          </table:table-cell>
          <table:table-cell office:value-type="float" office:value="0.5392168377411" calcext:value-type="float">
            <text:p>0.5392168377411</text:p>
          </table:table-cell>
          <table:table-cell office:value-type="float" office:value="0.446974223284117" calcext:value-type="float">
            <text:p>0.446974223284117</text:p>
          </table:table-cell>
          <table:table-cell office:value-type="float" office:value="0.450998579497606" calcext:value-type="float">
            <text:p>0.450998579497606</text:p>
          </table:table-cell>
          <table:table-cell office:value-type="float" office:value="0.452292776035328" calcext:value-type="float">
            <text:p>0.452292776035328</text:p>
          </table:table-cell>
          <table:table-cell table:number-columns-repeated="4"/>
          <table:table-cell office:value-type="float" office:value="0.562273347612572" calcext:value-type="float">
            <text:p>0.562273347612572</text:p>
          </table:table-cell>
          <table:table-cell office:value-type="float" office:value="0.520278102851597" calcext:value-type="float">
            <text:p>0.520278102851597</text:p>
          </table:table-cell>
          <table:table-cell office:value-type="float" office:value="0.522823546086512" calcext:value-type="float">
            <text:p>0.522823546086512</text:p>
          </table:table-cell>
          <table:table-cell office:value-type="float" office:value="0.537699730108266" calcext:value-type="float">
            <text:p>0.537699730108266</text:p>
          </table:table-cell>
          <table:table-cell table:number-columns-repeated="6"/>
          <table:table-cell office:value-type="float" office:value="0.537076737327077" calcext:value-type="float">
            <text:p>0.537076737327077</text:p>
          </table:table-cell>
          <table:table-cell/>
          <table:table-cell office:value-type="float" office:value="0.566285785670068" calcext:value-type="float">
            <text:p>0.566285785670068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ae</text:p>
          </table:table-cell>
          <table:table-cell office:value-type="float" office:value="0.498037306506312" calcext:value-type="float">
            <text:p>0.498037306506312</text:p>
          </table:table-cell>
          <table:table-cell office:value-type="float" office:value="0.429036855456976" calcext:value-type="float">
            <text:p>0.429036855456976</text:p>
          </table:table-cell>
          <table:table-cell office:value-type="float" office:value="0.433214811560373" calcext:value-type="float">
            <text:p>0.433214811560373</text:p>
          </table:table-cell>
          <table:table-cell office:value-type="float" office:value="0.421786223203199" calcext:value-type="float">
            <text:p>0.421786223203199</text:p>
          </table:table-cell>
          <table:table-cell table:number-columns-repeated="4"/>
          <table:table-cell office:value-type="float" office:value="0.55245805345111" calcext:value-type="float">
            <text:p>0.55245805345111</text:p>
          </table:table-cell>
          <table:table-cell office:value-type="float" office:value="0.503898010500313" calcext:value-type="float">
            <text:p>0.503898010500313</text:p>
          </table:table-cell>
          <table:table-cell office:value-type="float" office:value="0.505673816900171" calcext:value-type="float">
            <text:p>0.505673816900171</text:p>
          </table:table-cell>
          <table:table-cell office:value-type="float" office:value="0.524295743618687" calcext:value-type="float">
            <text:p>0.524295743618687</text:p>
          </table:table-cell>
          <table:table-cell table:number-columns-repeated="6"/>
          <table:table-cell office:value-type="float" office:value="0.498237762948548" calcext:value-type="float">
            <text:p>0.498237762948548</text:p>
          </table:table-cell>
          <table:table-cell/>
          <table:table-cell office:value-type="float" office:value="0.556916922061106" calcext:value-type="float">
            <text:p>0.55691692206110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ae</text:p>
          </table:table-cell>
          <table:table-cell office:value-type="float" office:value="0.500257801171989" calcext:value-type="float">
            <text:p>0.500257801171989</text:p>
          </table:table-cell>
          <table:table-cell office:value-type="float" office:value="0.40905012898512" calcext:value-type="float">
            <text:p>0.40905012898512</text:p>
          </table:table-cell>
          <table:table-cell office:value-type="float" office:value="0.412684202061945" calcext:value-type="float">
            <text:p>0.412684202061945</text:p>
          </table:table-cell>
          <table:table-cell office:value-type="float" office:value="0.414846154218786" calcext:value-type="float">
            <text:p>0.414846154218786</text:p>
          </table:table-cell>
          <table:table-cell table:number-columns-repeated="4"/>
          <table:table-cell office:value-type="float" office:value="0.523751254396207" calcext:value-type="float">
            <text:p>0.523751254396207</text:p>
          </table:table-cell>
          <table:table-cell office:value-type="float" office:value="0.477880990200994" calcext:value-type="float">
            <text:p>0.477880990200994</text:p>
          </table:table-cell>
          <table:table-cell office:value-type="float" office:value="0.478144914103405" calcext:value-type="float">
            <text:p>0.478144914103405</text:p>
          </table:table-cell>
          <table:table-cell office:value-type="float" office:value="0.49725854596982" calcext:value-type="float">
            <text:p>0.49725854596982</text:p>
          </table:table-cell>
          <table:table-cell table:number-columns-repeated="6"/>
          <table:table-cell office:value-type="float" office:value="0.499913898494679" calcext:value-type="float">
            <text:p>0.499913898494679</text:p>
          </table:table-cell>
          <table:table-cell/>
          <table:table-cell office:value-type="float" office:value="0.532544424690736" calcext:value-type="float">
            <text:p>0.53254442469073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ae</text:p>
          </table:table-cell>
          <table:table-cell office:value-type="float" office:value="0.507870336654615" calcext:value-type="float">
            <text:p>0.507870336654615</text:p>
          </table:table-cell>
          <table:table-cell office:value-type="float" office:value="0.441878934031202" calcext:value-type="float">
            <text:p>0.441878934031202</text:p>
          </table:table-cell>
          <table:table-cell office:value-type="float" office:value="0.448853136616688" calcext:value-type="float">
            <text:p>0.448853136616688</text:p>
          </table:table-cell>
          <table:table-cell office:value-type="float" office:value="0.437814426526139" calcext:value-type="float">
            <text:p>0.437814426526139</text:p>
          </table:table-cell>
          <table:table-cell table:number-columns-repeated="4"/>
          <table:table-cell office:value-type="float" office:value="0.574558690014917" calcext:value-type="float">
            <text:p>0.574558690014917</text:p>
          </table:table-cell>
          <table:table-cell office:value-type="float" office:value="0.534452793579544" calcext:value-type="float">
            <text:p>0.534452793579544</text:p>
          </table:table-cell>
          <table:table-cell office:value-type="float" office:value="0.535714851022165" calcext:value-type="float">
            <text:p>0.535714851022165</text:p>
          </table:table-cell>
          <table:table-cell office:value-type="float" office:value="0.548601426179653" calcext:value-type="float">
            <text:p>0.548601426179653</text:p>
          </table:table-cell>
          <table:table-cell table:number-columns-repeated="6"/>
          <table:table-cell office:value-type="float" office:value="0.508303621076144" calcext:value-type="float">
            <text:p>0.508303621076144</text:p>
          </table:table-cell>
          <table:table-cell/>
          <table:table-cell office:value-type="float" office:value="0.589682104616036" calcext:value-type="float">
            <text:p>0.58968210461603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ae</text:p>
          </table:table-cell>
          <table:table-cell office:value-type="float" office:value="0.497421876092029" calcext:value-type="float">
            <text:p>0.497421876092029</text:p>
          </table:table-cell>
          <table:table-cell office:value-type="float" office:value="0.419640854124205" calcext:value-type="float">
            <text:p>0.419640854124205</text:p>
          </table:table-cell>
          <table:table-cell office:value-type="float" office:value="0.423127739500325" calcext:value-type="float">
            <text:p>0.423127739500325</text:p>
          </table:table-cell>
          <table:table-cell office:value-type="float" office:value="0.41877258036936" calcext:value-type="float">
            <text:p>0.41877258036936</text:p>
          </table:table-cell>
          <table:table-cell table:number-columns-repeated="4"/>
          <table:table-cell office:value-type="float" office:value="0.542571760827164" calcext:value-type="float">
            <text:p>0.542571760827164</text:p>
          </table:table-cell>
          <table:table-cell office:value-type="float" office:value="0.506226883817429" calcext:value-type="float">
            <text:p>0.506226883817429</text:p>
          </table:table-cell>
          <table:table-cell office:value-type="float" office:value="0.506353355687191" calcext:value-type="float">
            <text:p>0.506353355687191</text:p>
          </table:table-cell>
          <table:table-cell office:value-type="float" office:value="0.515884432001259" calcext:value-type="float">
            <text:p>0.515884432001259</text:p>
          </table:table-cell>
          <table:table-cell table:number-columns-repeated="6"/>
          <table:table-cell office:value-type="float" office:value="0.496211966770017" calcext:value-type="float">
            <text:p>0.496211966770017</text:p>
          </table:table-cell>
          <table:table-cell/>
          <table:table-cell office:value-type="float" office:value="0.555416735591619" calcext:value-type="float">
            <text:p>0.55541673559161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ae</text:p>
          </table:table-cell>
          <table:table-cell office:value-type="float" office:value="0.647313224460133" calcext:value-type="float">
            <text:p>0.647313224460133</text:p>
          </table:table-cell>
          <table:table-cell office:value-type="float" office:value="0.564036587079392" calcext:value-type="float">
            <text:p>0.564036587079392</text:p>
          </table:table-cell>
          <table:table-cell office:value-type="float" office:value="0.577209313082748" calcext:value-type="float">
            <text:p>0.577209313082748</text:p>
          </table:table-cell>
          <table:table-cell office:value-type="float" office:value="0.566865421109338" calcext:value-type="float">
            <text:p>0.566865421109338</text:p>
          </table:table-cell>
          <table:table-cell table:number-columns-repeated="4"/>
          <table:table-cell office:value-type="float" office:value="0.745416257637778" calcext:value-type="float">
            <text:p>0.745416257637778</text:p>
          </table:table-cell>
          <table:table-cell office:value-type="float" office:value="0.712343119295042" calcext:value-type="float">
            <text:p>0.712343119295042</text:p>
          </table:table-cell>
          <table:table-cell office:value-type="float" office:value="0.715170657960547" calcext:value-type="float">
            <text:p>0.715170657960547</text:p>
          </table:table-cell>
          <table:table-cell office:value-type="float" office:value="0.713197603977869" calcext:value-type="float">
            <text:p>0.713197603977869</text:p>
          </table:table-cell>
          <table:table-cell table:number-columns-repeated="6"/>
          <table:table-cell office:value-type="float" office:value="0.648008739729613" calcext:value-type="float">
            <text:p>0.648008739729613</text:p>
          </table:table-cell>
          <table:table-cell/>
          <table:table-cell office:value-type="float" office:value="0.778282529526637" calcext:value-type="float">
            <text:p>0.778282529526637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ae</text:p>
          </table:table-cell>
          <table:table-cell office:value-type="float" office:value="0.573909590312051" calcext:value-type="float">
            <text:p>0.573909590312051</text:p>
          </table:table-cell>
          <table:table-cell office:value-type="float" office:value="0.497774329350697" calcext:value-type="float">
            <text:p>0.497774329350697</text:p>
          </table:table-cell>
          <table:table-cell office:value-type="float" office:value="0.499455787124404" calcext:value-type="float">
            <text:p>0.499455787124404</text:p>
          </table:table-cell>
          <table:table-cell office:value-type="float" office:value="0.507225488830234" calcext:value-type="float">
            <text:p>0.507225488830234</text:p>
          </table:table-cell>
          <table:table-cell table:number-columns-repeated="4"/>
          <table:table-cell office:value-type="float" office:value="0.632407356308229" calcext:value-type="float">
            <text:p>0.632407356308229</text:p>
          </table:table-cell>
          <table:table-cell office:value-type="float" office:value="0.60241782832953" calcext:value-type="float">
            <text:p>0.60241782832953</text:p>
          </table:table-cell>
          <table:table-cell office:value-type="float" office:value="0.600364860707959" calcext:value-type="float">
            <text:p>0.600364860707959</text:p>
          </table:table-cell>
          <table:table-cell office:value-type="float" office:value="0.599138017090167" calcext:value-type="float">
            <text:p>0.599138017090167</text:p>
          </table:table-cell>
          <table:table-cell table:number-columns-repeated="6"/>
          <table:table-cell office:value-type="float" office:value="0.573682462714466" calcext:value-type="float">
            <text:p>0.573682462714466</text:p>
          </table:table-cell>
          <table:table-cell/>
          <table:table-cell office:value-type="float" office:value="0.656499596483511" calcext:value-type="float">
            <text:p>0.656499596483511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ae</text:p>
          </table:table-cell>
          <table:table-cell office:value-type="float" office:value="0.732442831739852" calcext:value-type="float">
            <text:p>0.732442831739852</text:p>
          </table:table-cell>
          <table:table-cell office:value-type="float" office:value="0.634669057873783" calcext:value-type="float">
            <text:p>0.634669057873783</text:p>
          </table:table-cell>
          <table:table-cell office:value-type="float" office:value="0.648010308902729" calcext:value-type="float">
            <text:p>0.648010308902729</text:p>
          </table:table-cell>
          <table:table-cell office:value-type="float" office:value="0.653253015402439" calcext:value-type="float">
            <text:p>0.653253015402439</text:p>
          </table:table-cell>
          <table:table-cell table:number-columns-repeated="4"/>
          <table:table-cell office:value-type="float" office:value="0.803827133418062" calcext:value-type="float">
            <text:p>0.803827133418062</text:p>
          </table:table-cell>
          <table:table-cell office:value-type="float" office:value="0.762308691395373" calcext:value-type="float">
            <text:p>0.762308691395373</text:p>
          </table:table-cell>
          <table:table-cell office:value-type="float" office:value="0.765608782224729" calcext:value-type="float">
            <text:p>0.765608782224729</text:p>
          </table:table-cell>
          <table:table-cell office:value-type="float" office:value="0.761298987770665" calcext:value-type="float">
            <text:p>0.761298987770665</text:p>
          </table:table-cell>
          <table:table-cell table:number-columns-repeated="6"/>
          <table:table-cell office:value-type="float" office:value="0.733664089800148" calcext:value-type="float">
            <text:p>0.733664089800148</text:p>
          </table:table-cell>
          <table:table-cell/>
          <table:table-cell office:value-type="float" office:value="0.827694257230909" calcext:value-type="float">
            <text:p>0.82769425723090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ae</text:p>
          </table:table-cell>
          <table:table-cell office:value-type="float" office:value="0.673512079780461" calcext:value-type="float">
            <text:p>0.673512079780461</text:p>
          </table:table-cell>
          <table:table-cell office:value-type="float" office:value="0.56743784555524" calcext:value-type="float">
            <text:p>0.56743784555524</text:p>
          </table:table-cell>
          <table:table-cell office:value-type="float" office:value="0.565931336432647" calcext:value-type="float">
            <text:p>0.565931336432647</text:p>
          </table:table-cell>
          <table:table-cell office:value-type="float" office:value="0.589702459314943" calcext:value-type="float">
            <text:p>0.589702459314943</text:p>
          </table:table-cell>
          <table:table-cell table:number-columns-repeated="4"/>
          <table:table-cell office:value-type="float" office:value="0.684416339858684" calcext:value-type="float">
            <text:p>0.684416339858684</text:p>
          </table:table-cell>
          <table:table-cell office:value-type="float" office:value="0.659311549787172" calcext:value-type="float">
            <text:p>0.659311549787172</text:p>
          </table:table-cell>
          <table:table-cell office:value-type="float" office:value="0.665440965682986" calcext:value-type="float">
            <text:p>0.665440965682986</text:p>
          </table:table-cell>
          <table:table-cell office:value-type="float" office:value="0.652786748536206" calcext:value-type="float">
            <text:p>0.652786748536206</text:p>
          </table:table-cell>
          <table:table-cell table:number-columns-repeated="6"/>
          <table:table-cell office:value-type="float" office:value="0.675724183895179" calcext:value-type="float">
            <text:p>0.675724183895179</text:p>
          </table:table-cell>
          <table:table-cell/>
          <table:table-cell office:value-type="float" office:value="0.710090659620546" calcext:value-type="float">
            <text:p>0.71009065962054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ae</text:p>
          </table:table-cell>
          <table:table-cell office:value-type="float" office:value="0.864250731180558" calcext:value-type="float">
            <text:p>0.864250731180558</text:p>
          </table:table-cell>
          <table:table-cell office:value-type="float" office:value="0.750744041677086" calcext:value-type="float">
            <text:p>0.750744041677086</text:p>
          </table:table-cell>
          <table:table-cell office:value-type="float" office:value="0.76208879998527" calcext:value-type="float">
            <text:p>0.76208879998527</text:p>
          </table:table-cell>
          <table:table-cell office:value-type="float" office:value="0.76983003196271" calcext:value-type="float">
            <text:p>0.76983003196271</text:p>
          </table:table-cell>
          <table:table-cell table:number-columns-repeated="4"/>
          <table:table-cell office:value-type="float" office:value="0.875016377281736" calcext:value-type="float">
            <text:p>0.875016377281736</text:p>
          </table:table-cell>
          <table:table-cell office:value-type="float" office:value="0.850699873901985" calcext:value-type="float">
            <text:p>0.850699873901985</text:p>
          </table:table-cell>
          <table:table-cell office:value-type="float" office:value="0.831583432545077" calcext:value-type="float">
            <text:p>0.831583432545077</text:p>
          </table:table-cell>
          <table:table-cell office:value-type="float" office:value="0.841872731955414" calcext:value-type="float">
            <text:p>0.841872731955414</text:p>
          </table:table-cell>
          <table:table-cell table:number-columns-repeated="6"/>
          <table:table-cell office:value-type="float" office:value="0.864897571224076" calcext:value-type="float">
            <text:p>0.864897571224076</text:p>
          </table:table-cell>
          <table:table-cell/>
          <table:table-cell office:value-type="float" office:value="0.908348167394316" calcext:value-type="float">
            <text:p>0.90834816739431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mae</text:p>
          </table:table-cell>
          <table:table-cell office:value-type="float" office:value="0.823098536583348" calcext:value-type="float">
            <text:p>0.823098536583348</text:p>
          </table:table-cell>
          <table:table-cell office:value-type="float" office:value="0.694389696576647" calcext:value-type="float">
            <text:p>0.694389696576647</text:p>
          </table:table-cell>
          <table:table-cell office:value-type="float" office:value="0.700301696689149" calcext:value-type="float">
            <text:p>0.700301696689149</text:p>
          </table:table-cell>
          <table:table-cell office:value-type="float" office:value="0.721564920465314" calcext:value-type="float">
            <text:p>0.721564920465314</text:p>
          </table:table-cell>
          <table:table-cell table:number-columns-repeated="4"/>
          <table:table-cell office:value-type="float" office:value="0.795405553354204" calcext:value-type="float">
            <text:p>0.795405553354204</text:p>
          </table:table-cell>
          <table:table-cell office:value-type="float" office:value="0.761124219773657" calcext:value-type="float">
            <text:p>0.761124219773657</text:p>
          </table:table-cell>
          <table:table-cell office:value-type="float" office:value="0.758788366436334" calcext:value-type="float">
            <text:p>0.758788366436334</text:p>
          </table:table-cell>
          <table:table-cell office:value-type="float" office:value="0.731543767769574" calcext:value-type="float">
            <text:p>0.731543767769574</text:p>
          </table:table-cell>
          <table:table-cell table:number-columns-repeated="6"/>
          <table:table-cell office:value-type="float" office:value="0.820953353397837" calcext:value-type="float">
            <text:p>0.820953353397837</text:p>
          </table:table-cell>
          <table:table-cell/>
          <table:table-cell office:value-type="float" office:value="0.783224133410841" calcext:value-type="float">
            <text:p>0.783224133410841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mae</text:p>
          </table:table-cell>
          <table:table-cell office:value-type="float" office:value="0.971543619689438" calcext:value-type="float">
            <text:p>0.971543619689438</text:p>
          </table:table-cell>
          <table:table-cell office:value-type="float" office:value="0.839763206912074" calcext:value-type="float">
            <text:p>0.839763206912074</text:p>
          </table:table-cell>
          <table:table-cell office:value-type="float" office:value="0.845777177576422" calcext:value-type="float">
            <text:p>0.845777177576422</text:p>
          </table:table-cell>
          <table:table-cell office:value-type="float" office:value="0.867021803595461" calcext:value-type="float">
            <text:p>0.867021803595461</text:p>
          </table:table-cell>
          <table:table-cell table:number-columns-repeated="4"/>
          <table:table-cell office:value-type="float" office:value="0.96362967504294" calcext:value-type="float">
            <text:p>0.96362967504294</text:p>
          </table:table-cell>
          <table:table-cell office:value-type="float" office:value="0.909477795449799" calcext:value-type="float">
            <text:p>0.909477795449799</text:p>
          </table:table-cell>
          <table:table-cell office:value-type="float" office:value="0.878928686976264" calcext:value-type="float">
            <text:p>0.878928686976264</text:p>
          </table:table-cell>
          <table:table-cell office:value-type="float" office:value="0.8827084410767" calcext:value-type="float">
            <text:p>0.8827084410767</text:p>
          </table:table-cell>
          <table:table-cell table:number-columns-repeated="6"/>
          <table:table-cell office:value-type="float" office:value="0.972732995145437" calcext:value-type="float">
            <text:p>0.972732995145437</text:p>
          </table:table-cell>
          <table:table-cell/>
          <table:table-cell office:value-type="float" office:value="0.963030567334809" calcext:value-type="float">
            <text:p>0.96303056733480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mae</text:p>
          </table:table-cell>
          <table:table-cell office:value-type="float" office:value="1.08118763474163" calcext:value-type="float">
            <text:p>1.08118763474163</text:p>
          </table:table-cell>
          <table:table-cell office:value-type="float" office:value="0.94161260884101" calcext:value-type="float">
            <text:p>0.94161260884101</text:p>
          </table:table-cell>
          <table:table-cell office:value-type="float" office:value="0.930513399791053" calcext:value-type="float">
            <text:p>0.930513399791053</text:p>
          </table:table-cell>
          <table:table-cell office:value-type="float" office:value="0.964358062179124" calcext:value-type="float">
            <text:p>0.964358062179124</text:p>
          </table:table-cell>
          <table:table-cell table:number-columns-repeated="4"/>
          <table:table-cell office:value-type="float" office:value="1.03244568651675" calcext:value-type="float">
            <text:p>1.03244568651675</text:p>
          </table:table-cell>
          <table:table-cell office:value-type="float" office:value="0.958771554852473" calcext:value-type="float">
            <text:p>0.958771554852473</text:p>
          </table:table-cell>
          <table:table-cell office:value-type="float" office:value="0.936799355804851" calcext:value-type="float">
            <text:p>0.936799355804851</text:p>
          </table:table-cell>
          <table:table-cell office:value-type="float" office:value="0.916456239491707" calcext:value-type="float">
            <text:p>0.916456239491707</text:p>
          </table:table-cell>
          <table:table-cell table:number-columns-repeated="6"/>
          <table:table-cell office:value-type="float" office:value="1.08233165583108" calcext:value-type="float">
            <text:p>1.08233165583108</text:p>
          </table:table-cell>
          <table:table-cell/>
          <table:table-cell office:value-type="float" office:value="0.996780221075193" calcext:value-type="float">
            <text:p>0.99678022107519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mae</text:p>
          </table:table-cell>
          <table:table-cell office:value-type="float" office:value="1.19725565069957" calcext:value-type="float">
            <text:p>1.19725565069957</text:p>
          </table:table-cell>
          <table:table-cell office:value-type="float" office:value="1.05140787731794" calcext:value-type="float">
            <text:p>1.05140787731794</text:p>
          </table:table-cell>
          <table:table-cell office:value-type="float" office:value="1.03750863349292" calcext:value-type="float">
            <text:p>1.03750863349292</text:p>
          </table:table-cell>
          <table:table-cell office:value-type="float" office:value="1.07531108856938" calcext:value-type="float">
            <text:p>1.07531108856938</text:p>
          </table:table-cell>
          <table:table-cell table:number-columns-repeated="4"/>
          <table:table-cell office:value-type="float" office:value="1.18457891463326" calcext:value-type="float">
            <text:p>1.18457891463326</text:p>
          </table:table-cell>
          <table:table-cell office:value-type="float" office:value="1.08619823294305" calcext:value-type="float">
            <text:p>1.08619823294305</text:p>
          </table:table-cell>
          <table:table-cell office:value-type="float" office:value="1.06009875750195" calcext:value-type="float">
            <text:p>1.06009875750195</text:p>
          </table:table-cell>
          <table:table-cell office:value-type="float" office:value="1.03590307005949" calcext:value-type="float">
            <text:p>1.03590307005949</text:p>
          </table:table-cell>
          <table:table-cell table:number-columns-repeated="6"/>
          <table:table-cell office:value-type="float" office:value="1.19703649000689" calcext:value-type="float">
            <text:p>1.19703649000689</text:p>
          </table:table-cell>
          <table:table-cell/>
          <table:table-cell office:value-type="float" office:value="1.14403632894679" calcext:value-type="float">
            <text:p>1.1440363289467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mae</text:p>
          </table:table-cell>
          <table:table-cell office:value-type="float" office:value="1.31643800386882" calcext:value-type="float">
            <text:p>1.31643800386882</text:p>
          </table:table-cell>
          <table:table-cell office:value-type="float" office:value="1.16930423726744" calcext:value-type="float">
            <text:p>1.16930423726744</text:p>
          </table:table-cell>
          <table:table-cell office:value-type="float" office:value="1.16012669806641" calcext:value-type="float">
            <text:p>1.16012669806641</text:p>
          </table:table-cell>
          <table:table-cell office:value-type="float" office:value="1.19678965276052" calcext:value-type="float">
            <text:p>1.19678965276052</text:p>
          </table:table-cell>
          <table:table-cell table:number-columns-repeated="4"/>
          <table:table-cell office:value-type="float" office:value="1.31984858879846" calcext:value-type="float">
            <text:p>1.31984858879846</text:p>
          </table:table-cell>
          <table:table-cell office:value-type="float" office:value="1.15754033608456" calcext:value-type="float">
            <text:p>1.15754033608456</text:p>
          </table:table-cell>
          <table:table-cell office:value-type="float" office:value="1.1386782358144" calcext:value-type="float">
            <text:p>1.1386782358144</text:p>
          </table:table-cell>
          <table:table-cell office:value-type="float" office:value="1.12700522332098" calcext:value-type="float">
            <text:p>1.12700522332098</text:p>
          </table:table-cell>
          <table:table-cell table:number-columns-repeated="6"/>
          <table:table-cell office:value-type="float" office:value="1.32142073782035" calcext:value-type="float">
            <text:p>1.32142073782035</text:p>
          </table:table-cell>
          <table:table-cell/>
          <table:table-cell office:value-type="float" office:value="1.25401851226751" calcext:value-type="float">
            <text:p>1.25401851226751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mae</text:p>
          </table:table-cell>
          <table:table-cell office:value-type="float" office:value="1.39618659438131" calcext:value-type="float">
            <text:p>1.39618659438131</text:p>
          </table:table-cell>
          <table:table-cell office:value-type="float" office:value="1.22553390804755" calcext:value-type="float">
            <text:p>1.22553390804755</text:p>
          </table:table-cell>
          <table:table-cell office:value-type="float" office:value="1.18528239248985" calcext:value-type="float">
            <text:p>1.18528239248985</text:p>
          </table:table-cell>
          <table:table-cell office:value-type="float" office:value="1.25603125486942" calcext:value-type="float">
            <text:p>1.25603125486942</text:p>
          </table:table-cell>
          <table:table-cell table:number-columns-repeated="4"/>
          <table:table-cell office:value-type="float" office:value="1.42755052198597" calcext:value-type="float">
            <text:p>1.42755052198597</text:p>
          </table:table-cell>
          <table:table-cell office:value-type="float" office:value="1.26233240994941" calcext:value-type="float">
            <text:p>1.26233240994941</text:p>
          </table:table-cell>
          <table:table-cell office:value-type="float" office:value="1.24307935702378" calcext:value-type="float">
            <text:p>1.24307935702378</text:p>
          </table:table-cell>
          <table:table-cell office:value-type="float" office:value="1.21746016882665" calcext:value-type="float">
            <text:p>1.21746016882665</text:p>
          </table:table-cell>
          <table:table-cell table:number-columns-repeated="6"/>
          <table:table-cell office:value-type="float" office:value="1.39104654204888" calcext:value-type="float">
            <text:p>1.39104654204888</text:p>
          </table:table-cell>
          <table:table-cell/>
          <table:table-cell office:value-type="float" office:value="1.36391045905202" calcext:value-type="float">
            <text:p>1.36391045905202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mse</text:p>
          </table:table-cell>
          <table:table-cell office:value-type="float" office:value="1.31225755148119" calcext:value-type="float">
            <text:p>1.31225755148119</text:p>
          </table:table-cell>
          <table:table-cell office:value-type="float" office:value="1.23651072035464" calcext:value-type="float">
            <text:p>1.23651072035464</text:p>
          </table:table-cell>
          <table:table-cell office:value-type="float" office:value="1.23621705413049" calcext:value-type="float">
            <text:p>1.23621705413049</text:p>
          </table:table-cell>
          <table:table-cell office:value-type="float" office:value="1.24510929056492" calcext:value-type="float">
            <text:p>1.24510929056492</text:p>
          </table:table-cell>
          <table:table-cell table:number-columns-repeated="4"/>
          <table:table-cell office:value-type="float" office:value="1.28704433828561" calcext:value-type="float">
            <text:p>1.28704433828561</text:p>
          </table:table-cell>
          <table:table-cell office:value-type="float" office:value="1.26824331453363" calcext:value-type="float">
            <text:p>1.26824331453363</text:p>
          </table:table-cell>
          <table:table-cell office:value-type="float" office:value="1.26743686037295" calcext:value-type="float">
            <text:p>1.26743686037295</text:p>
          </table:table-cell>
          <table:table-cell office:value-type="float" office:value="1.26387053454488" calcext:value-type="float">
            <text:p>1.26387053454488</text:p>
          </table:table-cell>
          <table:table-cell table:number-columns-repeated="6"/>
          <table:table-cell office:value-type="float" office:value="1.31536004332117" calcext:value-type="float">
            <text:p>1.31536004332117</text:p>
          </table:table-cell>
          <table:table-cell/>
          <table:table-cell office:value-type="float" office:value="1.29014170699144" calcext:value-type="float">
            <text:p>1.2901417069914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mse</text:p>
          </table:table-cell>
          <table:table-cell office:value-type="float" office:value="1.31102289900122" calcext:value-type="float">
            <text:p>1.31102289900122</text:p>
          </table:table-cell>
          <table:table-cell office:value-type="float" office:value="1.23917558909127" calcext:value-type="float">
            <text:p>1.23917558909127</text:p>
          </table:table-cell>
          <table:table-cell office:value-type="float" office:value="1.2379566533381" calcext:value-type="float">
            <text:p>1.2379566533381</text:p>
          </table:table-cell>
          <table:table-cell office:value-type="float" office:value="1.24274121638126" calcext:value-type="float">
            <text:p>1.24274121638126</text:p>
          </table:table-cell>
          <table:table-cell table:number-columns-repeated="4"/>
          <table:table-cell office:value-type="float" office:value="1.28704581042129" calcext:value-type="float">
            <text:p>1.28704581042129</text:p>
          </table:table-cell>
          <table:table-cell office:value-type="float" office:value="1.26770941682931" calcext:value-type="float">
            <text:p>1.26770941682931</text:p>
          </table:table-cell>
          <table:table-cell office:value-type="float" office:value="1.26832444714546" calcext:value-type="float">
            <text:p>1.26832444714546</text:p>
          </table:table-cell>
          <table:table-cell office:value-type="float" office:value="1.2658242117579" calcext:value-type="float">
            <text:p>1.2658242117579</text:p>
          </table:table-cell>
          <table:table-cell table:number-columns-repeated="6"/>
          <table:table-cell office:value-type="float" office:value="1.31210485535275" calcext:value-type="float">
            <text:p>1.31210485535275</text:p>
          </table:table-cell>
          <table:table-cell/>
          <table:table-cell office:value-type="float" office:value="1.26661812911416" calcext:value-type="float">
            <text:p>1.2666181291141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mse</text:p>
          </table:table-cell>
          <table:table-cell office:value-type="float" office:value="0.893432323903759" calcext:value-type="float">
            <text:p>0.893432323903759</text:p>
          </table:table-cell>
          <table:table-cell office:value-type="float" office:value="0.858900483725127" calcext:value-type="float">
            <text:p>0.858900483725127</text:p>
          </table:table-cell>
          <table:table-cell office:value-type="float" office:value="0.859647470959124" calcext:value-type="float">
            <text:p>0.859647470959124</text:p>
          </table:table-cell>
          <table:table-cell office:value-type="float" office:value="0.865404503318924" calcext:value-type="float">
            <text:p>0.865404503318924</text:p>
          </table:table-cell>
          <table:table-cell table:number-columns-repeated="4"/>
          <table:table-cell office:value-type="float" office:value="0.836079541869123" calcext:value-type="float">
            <text:p>0.836079541869123</text:p>
          </table:table-cell>
          <table:table-cell office:value-type="float" office:value="0.832297630792475" calcext:value-type="float">
            <text:p>0.832297630792475</text:p>
          </table:table-cell>
          <table:table-cell office:value-type="float" office:value="0.834133953026433" calcext:value-type="float">
            <text:p>0.834133953026433</text:p>
          </table:table-cell>
          <table:table-cell office:value-type="float" office:value="0.837855653346036" calcext:value-type="float">
            <text:p>0.837855653346036</text:p>
          </table:table-cell>
          <table:table-cell table:number-columns-repeated="6"/>
          <table:table-cell office:value-type="float" office:value="0.900694158972206" calcext:value-type="float">
            <text:p>0.900694158972206</text:p>
          </table:table-cell>
          <table:table-cell/>
          <table:table-cell office:value-type="float" office:value="0.825223722425609" calcext:value-type="float">
            <text:p>0.82522372242560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mse</text:p>
          </table:table-cell>
          <table:table-cell office:value-type="float" office:value="0.934429115861927" calcext:value-type="float">
            <text:p>0.934429115861927</text:p>
          </table:table-cell>
          <table:table-cell office:value-type="float" office:value="0.846543504001613" calcext:value-type="float">
            <text:p>0.846543504001613</text:p>
          </table:table-cell>
          <table:table-cell office:value-type="float" office:value="0.848532156553082" calcext:value-type="float">
            <text:p>0.848532156553082</text:p>
          </table:table-cell>
          <table:table-cell office:value-type="float" office:value="0.865474934063892" calcext:value-type="float">
            <text:p>0.865474934063892</text:p>
          </table:table-cell>
          <table:table-cell table:number-columns-repeated="4"/>
          <table:table-cell office:value-type="float" office:value="0.974517164933453" calcext:value-type="float">
            <text:p>0.974517164933453</text:p>
          </table:table-cell>
          <table:table-cell office:value-type="float" office:value="0.935803609088683" calcext:value-type="float">
            <text:p>0.935803609088683</text:p>
          </table:table-cell>
          <table:table-cell office:value-type="float" office:value="0.940550389628659" calcext:value-type="float">
            <text:p>0.940550389628659</text:p>
          </table:table-cell>
          <table:table-cell office:value-type="float" office:value="0.946213223826558" calcext:value-type="float">
            <text:p>0.946213223826558</text:p>
          </table:table-cell>
          <table:table-cell table:number-columns-repeated="6"/>
          <table:table-cell office:value-type="float" office:value="0.931536641327029" calcext:value-type="float">
            <text:p>0.931536641327029</text:p>
          </table:table-cell>
          <table:table-cell/>
          <table:table-cell office:value-type="float" office:value="0.95312711265506" calcext:value-type="float">
            <text:p>0.9531271126550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mse</text:p>
          </table:table-cell>
          <table:table-cell office:value-type="float" office:value="0.887631836511449" calcext:value-type="float">
            <text:p>0.887631836511449</text:p>
          </table:table-cell>
          <table:table-cell office:value-type="float" office:value="0.810663507859989" calcext:value-type="float">
            <text:p>0.810663507859989</text:p>
          </table:table-cell>
          <table:table-cell office:value-type="float" office:value="0.816940947479865" calcext:value-type="float">
            <text:p>0.816940947479865</text:p>
          </table:table-cell>
          <table:table-cell office:value-type="float" office:value="0.82185310646557" calcext:value-type="float">
            <text:p>0.82185310646557</text:p>
          </table:table-cell>
          <table:table-cell table:number-columns-repeated="4"/>
          <table:table-cell office:value-type="float" office:value="0.988173584872114" calcext:value-type="float">
            <text:p>0.988173584872114</text:p>
          </table:table-cell>
          <table:table-cell office:value-type="float" office:value="0.929107227090314" calcext:value-type="float">
            <text:p>0.929107227090314</text:p>
          </table:table-cell>
          <table:table-cell office:value-type="float" office:value="0.924298109427679" calcext:value-type="float">
            <text:p>0.924298109427679</text:p>
          </table:table-cell>
          <table:table-cell office:value-type="float" office:value="0.938550646221631" calcext:value-type="float">
            <text:p>0.938550646221631</text:p>
          </table:table-cell>
          <table:table-cell table:number-columns-repeated="6"/>
          <table:table-cell office:value-type="float" office:value="0.889966955519901" calcext:value-type="float">
            <text:p>0.889966955519901</text:p>
          </table:table-cell>
          <table:table-cell/>
          <table:table-cell office:value-type="float" office:value="0.967428175571259" calcext:value-type="float">
            <text:p>0.96742817557125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mse</text:p>
          </table:table-cell>
          <table:table-cell office:value-type="float" office:value="0.819344151118678" calcext:value-type="float">
            <text:p>0.819344151118678</text:p>
          </table:table-cell>
          <table:table-cell office:value-type="float" office:value="0.692861999167009" calcext:value-type="float">
            <text:p>0.692861999167009</text:p>
          </table:table-cell>
          <table:table-cell office:value-type="float" office:value="0.703252642765408" calcext:value-type="float">
            <text:p>0.703252642765408</text:p>
          </table:table-cell>
          <table:table-cell office:value-type="float" office:value="0.702297112653809" calcext:value-type="float">
            <text:p>0.702297112653809</text:p>
          </table:table-cell>
          <table:table-cell table:number-columns-repeated="4"/>
          <table:table-cell office:value-type="float" office:value="0.833583665655968" calcext:value-type="float">
            <text:p>0.833583665655968</text:p>
          </table:table-cell>
          <table:table-cell office:value-type="float" office:value="0.776423256287724" calcext:value-type="float">
            <text:p>0.776423256287724</text:p>
          </table:table-cell>
          <table:table-cell office:value-type="float" office:value="0.777103739872684" calcext:value-type="float">
            <text:p>0.777103739872684</text:p>
          </table:table-cell>
          <table:table-cell office:value-type="float" office:value="0.793828176023404" calcext:value-type="float">
            <text:p>0.793828176023404</text:p>
          </table:table-cell>
          <table:table-cell table:number-columns-repeated="6"/>
          <table:table-cell office:value-type="float" office:value="0.821732692142772" calcext:value-type="float">
            <text:p>0.821732692142772</text:p>
          </table:table-cell>
          <table:table-cell/>
          <table:table-cell office:value-type="float" office:value="0.831621550777297" calcext:value-type="float">
            <text:p>0.831621550777297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mse</text:p>
          </table:table-cell>
          <table:table-cell office:value-type="float" office:value="0.785149013722656" calcext:value-type="float">
            <text:p>0.785149013722656</text:p>
          </table:table-cell>
          <table:table-cell office:value-type="float" office:value="0.748813923437487" calcext:value-type="float">
            <text:p>0.748813923437487</text:p>
          </table:table-cell>
          <table:table-cell office:value-type="float" office:value="0.752711534600673" calcext:value-type="float">
            <text:p>0.752711534600673</text:p>
          </table:table-cell>
          <table:table-cell office:value-type="float" office:value="0.747906882665533" calcext:value-type="float">
            <text:p>0.747906882665533</text:p>
          </table:table-cell>
          <table:table-cell table:number-columns-repeated="4"/>
          <table:table-cell office:value-type="float" office:value="0.831746454673088" calcext:value-type="float">
            <text:p>0.831746454673088</text:p>
          </table:table-cell>
          <table:table-cell office:value-type="float" office:value="0.768890683149293" calcext:value-type="float">
            <text:p>0.768890683149293</text:p>
          </table:table-cell>
          <table:table-cell office:value-type="float" office:value="0.768231595193408" calcext:value-type="float">
            <text:p>0.768231595193408</text:p>
          </table:table-cell>
          <table:table-cell office:value-type="float" office:value="0.783518783681771" calcext:value-type="float">
            <text:p>0.783518783681771</text:p>
          </table:table-cell>
          <table:table-cell table:number-columns-repeated="6"/>
          <table:table-cell office:value-type="float" office:value="0.784199236438739" calcext:value-type="float">
            <text:p>0.784199236438739</text:p>
          </table:table-cell>
          <table:table-cell/>
          <table:table-cell office:value-type="float" office:value="0.830019022712431" calcext:value-type="float">
            <text:p>0.830019022712431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rmse</text:p>
          </table:table-cell>
          <table:table-cell office:value-type="float" office:value="0.754465969593616" calcext:value-type="float">
            <text:p>0.754465969593616</text:p>
          </table:table-cell>
          <table:table-cell office:value-type="float" office:value="0.636097970383965" calcext:value-type="float">
            <text:p>0.636097970383965</text:p>
          </table:table-cell>
          <table:table-cell office:value-type="float" office:value="0.642594738514083" calcext:value-type="float">
            <text:p>0.642594738514083</text:p>
          </table:table-cell>
          <table:table-cell office:value-type="float" office:value="0.64711112371624" calcext:value-type="float">
            <text:p>0.64711112371624</text:p>
          </table:table-cell>
          <table:table-cell table:number-columns-repeated="4"/>
          <table:table-cell office:value-type="float" office:value="0.789242356673683" calcext:value-type="float">
            <text:p>0.789242356673683</text:p>
          </table:table-cell>
          <table:table-cell office:value-type="float" office:value="0.736657887997447" calcext:value-type="float">
            <text:p>0.736657887997447</text:p>
          </table:table-cell>
          <table:table-cell office:value-type="float" office:value="0.739126443704594" calcext:value-type="float">
            <text:p>0.739126443704594</text:p>
          </table:table-cell>
          <table:table-cell office:value-type="float" office:value="0.752819309245298" calcext:value-type="float">
            <text:p>0.752819309245298</text:p>
          </table:table-cell>
          <table:table-cell table:number-columns-repeated="6"/>
          <table:table-cell office:value-type="float" office:value="0.755808630665804" calcext:value-type="float">
            <text:p>0.755808630665804</text:p>
          </table:table-cell>
          <table:table-cell/>
          <table:table-cell office:value-type="float" office:value="0.799261880161998" calcext:value-type="float">
            <text:p>0.799261880161998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rmse</text:p>
          </table:table-cell>
          <table:table-cell office:value-type="float" office:value="0.702713229503372" calcext:value-type="float">
            <text:p>0.702713229503372</text:p>
          </table:table-cell>
          <table:table-cell office:value-type="float" office:value="0.608737507995749" calcext:value-type="float">
            <text:p>0.608737507995749</text:p>
          </table:table-cell>
          <table:table-cell office:value-type="float" office:value="0.612845600357891" calcext:value-type="float">
            <text:p>0.612845600357891</text:p>
          </table:table-cell>
          <table:table-cell office:value-type="float" office:value="0.607029471788328" calcext:value-type="float">
            <text:p>0.607029471788328</text:p>
          </table:table-cell>
          <table:table-cell table:number-columns-repeated="4"/>
          <table:table-cell office:value-type="float" office:value="0.752976471839297" calcext:value-type="float">
            <text:p>0.752976471839297</text:p>
          </table:table-cell>
          <table:table-cell office:value-type="float" office:value="0.703510736133432" calcext:value-type="float">
            <text:p>0.703510736133432</text:p>
          </table:table-cell>
          <table:table-cell office:value-type="float" office:value="0.706965596602779" calcext:value-type="float">
            <text:p>0.706965596602779</text:p>
          </table:table-cell>
          <table:table-cell office:value-type="float" office:value="0.71419902013559" calcext:value-type="float">
            <text:p>0.71419902013559</text:p>
          </table:table-cell>
          <table:table-cell table:number-columns-repeated="6"/>
          <table:table-cell office:value-type="float" office:value="0.704742131000613" calcext:value-type="float">
            <text:p>0.704742131000613</text:p>
          </table:table-cell>
          <table:table-cell/>
          <table:table-cell office:value-type="float" office:value="0.752167960998015" calcext:value-type="float">
            <text:p>0.752167960998015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rmse</text:p>
          </table:table-cell>
          <table:table-cell office:value-type="float" office:value="0.664620595184696" calcext:value-type="float">
            <text:p>0.664620595184696</text:p>
          </table:table-cell>
          <table:table-cell office:value-type="float" office:value="0.551913024703482" calcext:value-type="float">
            <text:p>0.551913024703482</text:p>
          </table:table-cell>
          <table:table-cell office:value-type="float" office:value="0.556740992823245" calcext:value-type="float">
            <text:p>0.556740992823245</text:p>
          </table:table-cell>
          <table:table-cell office:value-type="float" office:value="0.559421755643254" calcext:value-type="float">
            <text:p>0.559421755643254</text:p>
          </table:table-cell>
          <table:table-cell table:number-columns-repeated="4"/>
          <table:table-cell office:value-type="float" office:value="0.700390482943644" calcext:value-type="float">
            <text:p>0.700390482943644</text:p>
          </table:table-cell>
          <table:table-cell office:value-type="float" office:value="0.65794075904108" calcext:value-type="float">
            <text:p>0.65794075904108</text:p>
          </table:table-cell>
          <table:table-cell office:value-type="float" office:value="0.65888685586605" calcext:value-type="float">
            <text:p>0.65888685586605</text:p>
          </table:table-cell>
          <table:table-cell office:value-type="float" office:value="0.669961079454733" calcext:value-type="float">
            <text:p>0.669961079454733</text:p>
          </table:table-cell>
          <table:table-cell table:number-columns-repeated="6"/>
          <table:table-cell office:value-type="float" office:value="0.662893894379462" calcext:value-type="float">
            <text:p>0.662893894379462</text:p>
          </table:table-cell>
          <table:table-cell/>
          <table:table-cell office:value-type="float" office:value="0.69866784118637" calcext:value-type="float">
            <text:p>0.69866784118637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rmse</text:p>
          </table:table-cell>
          <table:table-cell office:value-type="float" office:value="0.618535899306298" calcext:value-type="float">
            <text:p>0.618535899306298</text:p>
          </table:table-cell>
          <table:table-cell office:value-type="float" office:value="0.529918613188854" calcext:value-type="float">
            <text:p>0.529918613188854</text:p>
          </table:table-cell>
          <table:table-cell office:value-type="float" office:value="0.534388565777595" calcext:value-type="float">
            <text:p>0.534388565777595</text:p>
          </table:table-cell>
          <table:table-cell office:value-type="float" office:value="0.521927970228445" calcext:value-type="float">
            <text:p>0.521927970228445</text:p>
          </table:table-cell>
          <table:table-cell table:number-columns-repeated="4"/>
          <table:table-cell office:value-type="float" office:value="0.687686288957804" calcext:value-type="float">
            <text:p>0.687686288957804</text:p>
          </table:table-cell>
          <table:table-cell office:value-type="float" office:value="0.634380121282082" calcext:value-type="float">
            <text:p>0.634380121282082</text:p>
          </table:table-cell>
          <table:table-cell office:value-type="float" office:value="0.634869125040999" calcext:value-type="float">
            <text:p>0.634869125040999</text:p>
          </table:table-cell>
          <table:table-cell office:value-type="float" office:value="0.654001222107926" calcext:value-type="float">
            <text:p>0.654001222107926</text:p>
          </table:table-cell>
          <table:table-cell table:number-columns-repeated="6"/>
          <table:table-cell office:value-type="float" office:value="0.618808036477867" calcext:value-type="float">
            <text:p>0.618808036477867</text:p>
          </table:table-cell>
          <table:table-cell/>
          <table:table-cell office:value-type="float" office:value="0.681756935060716" calcext:value-type="float">
            <text:p>0.68175693506071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rmse</text:p>
          </table:table-cell>
          <table:table-cell office:value-type="float" office:value="0.613461099293984" calcext:value-type="float">
            <text:p>0.613461099293984</text:p>
          </table:table-cell>
          <table:table-cell office:value-type="float" office:value="0.505945784735006" calcext:value-type="float">
            <text:p>0.505945784735006</text:p>
          </table:table-cell>
          <table:table-cell office:value-type="float" office:value="0.51021244821413" calcext:value-type="float">
            <text:p>0.51021244821413</text:p>
          </table:table-cell>
          <table:table-cell office:value-type="float" office:value="0.511870001980088" calcext:value-type="float">
            <text:p>0.511870001980088</text:p>
          </table:table-cell>
          <table:table-cell table:number-columns-repeated="4"/>
          <table:table-cell office:value-type="float" office:value="0.651760362131513" calcext:value-type="float">
            <text:p>0.651760362131513</text:p>
          </table:table-cell>
          <table:table-cell office:value-type="float" office:value="0.601720163551872" calcext:value-type="float">
            <text:p>0.601720163551872</text:p>
          </table:table-cell>
          <table:table-cell office:value-type="float" office:value="0.599585088099822" calcext:value-type="float">
            <text:p>0.599585088099822</text:p>
          </table:table-cell>
          <table:table-cell office:value-type="float" office:value="0.619813689143103" calcext:value-type="float">
            <text:p>0.619813689143103</text:p>
          </table:table-cell>
          <table:table-cell table:number-columns-repeated="6"/>
          <table:table-cell office:value-type="float" office:value="0.614213255701574" calcext:value-type="float">
            <text:p>0.614213255701574</text:p>
          </table:table-cell>
          <table:table-cell/>
          <table:table-cell office:value-type="float" office:value="0.653146456468376" calcext:value-type="float">
            <text:p>0.65314645646837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rmse</text:p>
          </table:table-cell>
          <table:table-cell office:value-type="float" office:value="0.635899665606622" calcext:value-type="float">
            <text:p>0.635899665606622</text:p>
          </table:table-cell>
          <table:table-cell office:value-type="float" office:value="0.5549259230065" calcext:value-type="float">
            <text:p>0.5549259230065</text:p>
          </table:table-cell>
          <table:table-cell office:value-type="float" office:value="0.560542908546526" calcext:value-type="float">
            <text:p>0.560542908546526</text:p>
          </table:table-cell>
          <table:table-cell office:value-type="float" office:value="0.549266136389233" calcext:value-type="float">
            <text:p>0.549266136389233</text:p>
          </table:table-cell>
          <table:table-cell table:number-columns-repeated="4"/>
          <table:table-cell office:value-type="float" office:value="0.710685098852631" calcext:value-type="float">
            <text:p>0.710685098852631</text:p>
          </table:table-cell>
          <table:table-cell office:value-type="float" office:value="0.66453391737343" calcext:value-type="float">
            <text:p>0.66453391737343</text:p>
          </table:table-cell>
          <table:table-cell office:value-type="float" office:value="0.663011872349865" calcext:value-type="float">
            <text:p>0.663011872349865</text:p>
          </table:table-cell>
          <table:table-cell office:value-type="float" office:value="0.678823365689958" calcext:value-type="float">
            <text:p>0.678823365689958</text:p>
          </table:table-cell>
          <table:table-cell table:number-columns-repeated="6"/>
          <table:table-cell office:value-type="float" office:value="0.63618649159841" calcext:value-type="float">
            <text:p>0.63618649159841</text:p>
          </table:table-cell>
          <table:table-cell/>
          <table:table-cell office:value-type="float" office:value="0.717712053199175" calcext:value-type="float">
            <text:p>0.717712053199175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rmse</text:p>
          </table:table-cell>
          <table:table-cell office:value-type="float" office:value="0.618919640207858" calcext:value-type="float">
            <text:p>0.618919640207858</text:p>
          </table:table-cell>
          <table:table-cell office:value-type="float" office:value="0.529378177007138" calcext:value-type="float">
            <text:p>0.529378177007138</text:p>
          </table:table-cell>
          <table:table-cell office:value-type="float" office:value="0.530233287361655" calcext:value-type="float">
            <text:p>0.530233287361655</text:p>
          </table:table-cell>
          <table:table-cell office:value-type="float" office:value="0.526912163878251" calcext:value-type="float">
            <text:p>0.526912163878251</text:p>
          </table:table-cell>
          <table:table-cell table:number-columns-repeated="4"/>
          <table:table-cell office:value-type="float" office:value="0.671647287700562" calcext:value-type="float">
            <text:p>0.671647287700562</text:p>
          </table:table-cell>
          <table:table-cell office:value-type="float" office:value="0.628577410727363" calcext:value-type="float">
            <text:p>0.628577410727363</text:p>
          </table:table-cell>
          <table:table-cell office:value-type="float" office:value="0.626873307235977" calcext:value-type="float">
            <text:p>0.626873307235977</text:p>
          </table:table-cell>
          <table:table-cell office:value-type="float" office:value="0.637299582464765" calcext:value-type="float">
            <text:p>0.637299582464765</text:p>
          </table:table-cell>
          <table:table-cell table:number-columns-repeated="6"/>
          <table:table-cell office:value-type="float" office:value="0.618179077968791" calcext:value-type="float">
            <text:p>0.618179077968791</text:p>
          </table:table-cell>
          <table:table-cell/>
          <table:table-cell office:value-type="float" office:value="0.67703374618842" calcext:value-type="float">
            <text:p>0.67703374618842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rmse</text:p>
          </table:table-cell>
          <table:table-cell office:value-type="float" office:value="0.792960159166609" calcext:value-type="float">
            <text:p>0.792960159166609</text:p>
          </table:table-cell>
          <table:table-cell office:value-type="float" office:value="0.700277994082427" calcext:value-type="float">
            <text:p>0.700277994082427</text:p>
          </table:table-cell>
          <table:table-cell office:value-type="float" office:value="0.709760763307807" calcext:value-type="float">
            <text:p>0.709760763307807</text:p>
          </table:table-cell>
          <table:table-cell office:value-type="float" office:value="0.697720971400471" calcext:value-type="float">
            <text:p>0.697720971400471</text:p>
          </table:table-cell>
          <table:table-cell table:number-columns-repeated="4"/>
          <table:table-cell office:value-type="float" office:value="0.903820273823079" calcext:value-type="float">
            <text:p>0.903820273823079</text:p>
          </table:table-cell>
          <table:table-cell office:value-type="float" office:value="0.862773067009854" calcext:value-type="float">
            <text:p>0.862773067009854</text:p>
          </table:table-cell>
          <table:table-cell office:value-type="float" office:value="0.865654801790365" calcext:value-type="float">
            <text:p>0.865654801790365</text:p>
          </table:table-cell>
          <table:table-cell office:value-type="float" office:value="0.868957830157328" calcext:value-type="float">
            <text:p>0.868957830157328</text:p>
          </table:table-cell>
          <table:table-cell table:number-columns-repeated="6"/>
          <table:table-cell office:value-type="float" office:value="0.793058376922306" calcext:value-type="float">
            <text:p>0.793058376922306</text:p>
          </table:table-cell>
          <table:table-cell/>
          <table:table-cell office:value-type="float" office:value="0.932068382726906" calcext:value-type="float">
            <text:p>0.93206838272690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rmse</text:p>
          </table:table-cell>
          <table:table-cell office:value-type="float" office:value="0.701778962505561" calcext:value-type="float">
            <text:p>0.701778962505561</text:p>
          </table:table-cell>
          <table:table-cell office:value-type="float" office:value="0.618239328893124" calcext:value-type="float">
            <text:p>0.618239328893124</text:p>
          </table:table-cell>
          <table:table-cell office:value-type="float" office:value="0.617870357560979" calcext:value-type="float">
            <text:p>0.617870357560979</text:p>
          </table:table-cell>
          <table:table-cell office:value-type="float" office:value="0.624075482638296" calcext:value-type="float">
            <text:p>0.624075482638296</text:p>
          </table:table-cell>
          <table:table-cell table:number-columns-repeated="4"/>
          <table:table-cell office:value-type="float" office:value="0.778745556269317" calcext:value-type="float">
            <text:p>0.778745556269317</text:p>
          </table:table-cell>
          <table:table-cell office:value-type="float" office:value="0.737857152613821" calcext:value-type="float">
            <text:p>0.737857152613821</text:p>
          </table:table-cell>
          <table:table-cell office:value-type="float" office:value="0.735771122949706" calcext:value-type="float">
            <text:p>0.735771122949706</text:p>
          </table:table-cell>
          <table:table-cell office:value-type="float" office:value="0.739796394600034" calcext:value-type="float">
            <text:p>0.739796394600034</text:p>
          </table:table-cell>
          <table:table-cell table:number-columns-repeated="6"/>
          <table:table-cell office:value-type="float" office:value="0.702388875618641" calcext:value-type="float">
            <text:p>0.702388875618641</text:p>
          </table:table-cell>
          <table:table-cell/>
          <table:table-cell office:value-type="float" office:value="0.79242067424894" calcext:value-type="float">
            <text:p>0.7924206742489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rmse</text:p>
          </table:table-cell>
          <table:table-cell office:value-type="float" office:value="0.887009431093767" calcext:value-type="float">
            <text:p>0.887009431093767</text:p>
          </table:table-cell>
          <table:table-cell office:value-type="float" office:value="0.779108465032515" calcext:value-type="float">
            <text:p>0.779108465032515</text:p>
          </table:table-cell>
          <table:table-cell office:value-type="float" office:value="0.788765047600865" calcext:value-type="float">
            <text:p>0.788765047600865</text:p>
          </table:table-cell>
          <table:table-cell office:value-type="float" office:value="0.790910828875133" calcext:value-type="float">
            <text:p>0.790910828875133</text:p>
          </table:table-cell>
          <table:table-cell table:number-columns-repeated="4"/>
          <table:table-cell office:value-type="float" office:value="0.974640938010339" calcext:value-type="float">
            <text:p>0.974640938010339</text:p>
          </table:table-cell>
          <table:table-cell office:value-type="float" office:value="0.923669361198495" calcext:value-type="float">
            <text:p>0.923669361198495</text:p>
          </table:table-cell>
          <table:table-cell office:value-type="float" office:value="0.927656906452967" calcext:value-type="float">
            <text:p>0.927656906452967</text:p>
          </table:table-cell>
          <table:table-cell office:value-type="float" office:value="0.926337708581674" calcext:value-type="float">
            <text:p>0.926337708581674</text:p>
          </table:table-cell>
          <table:table-cell table:number-columns-repeated="6"/>
          <table:table-cell office:value-type="float" office:value="0.887257394346968" calcext:value-type="float">
            <text:p>0.887257394346968</text:p>
          </table:table-cell>
          <table:table-cell/>
          <table:table-cell office:value-type="float" office:value="0.992985119158258" calcext:value-type="float">
            <text:p>0.992985119158258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rmse</text:p>
          </table:table-cell>
          <table:table-cell office:value-type="float" office:value="0.812320686692388" calcext:value-type="float">
            <text:p>0.812320686692388</text:p>
          </table:table-cell>
          <table:table-cell office:value-type="float" office:value="0.693591017519634" calcext:value-type="float">
            <text:p>0.693591017519634</text:p>
          </table:table-cell>
          <table:table-cell office:value-type="float" office:value="0.685593607595678" calcext:value-type="float">
            <text:p>0.685593607595678</text:p>
          </table:table-cell>
          <table:table-cell office:value-type="float" office:value="0.714719149502142" calcext:value-type="float">
            <text:p>0.714719149502142</text:p>
          </table:table-cell>
          <table:table-cell table:number-columns-repeated="4"/>
          <table:table-cell office:value-type="float" office:value="0.847772631643607" calcext:value-type="float">
            <text:p>0.847772631643607</text:p>
          </table:table-cell>
          <table:table-cell office:value-type="float" office:value="0.810694591306998" calcext:value-type="float">
            <text:p>0.810694591306998</text:p>
          </table:table-cell>
          <table:table-cell office:value-type="float" office:value="0.815227187303968" calcext:value-type="float">
            <text:p>0.815227187303968</text:p>
          </table:table-cell>
          <table:table-cell office:value-type="float" office:value="0.80461747159599" calcext:value-type="float">
            <text:p>0.80461747159599</text:p>
          </table:table-cell>
          <table:table-cell table:number-columns-repeated="6"/>
          <table:table-cell office:value-type="float" office:value="0.813460980100466" calcext:value-type="float">
            <text:p>0.813460980100466</text:p>
          </table:table-cell>
          <table:table-cell/>
          <table:table-cell office:value-type="float" office:value="0.86447107343098" calcext:value-type="float">
            <text:p>0.86447107343098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rmse</text:p>
          </table:table-cell>
          <table:table-cell office:value-type="float" office:value="1.02978826310033" calcext:value-type="float">
            <text:p>1.02978826310033</text:p>
          </table:table-cell>
          <table:table-cell office:value-type="float" office:value="0.913238288647324" calcext:value-type="float">
            <text:p>0.913238288647324</text:p>
          </table:table-cell>
          <table:table-cell office:value-type="float" office:value="0.914879314706577" calcext:value-type="float">
            <text:p>0.914879314706577</text:p>
          </table:table-cell>
          <table:table-cell office:value-type="float" office:value="0.916276609406926" calcext:value-type="float">
            <text:p>0.916276609406926</text:p>
          </table:table-cell>
          <table:table-cell table:number-columns-repeated="4"/>
          <table:table-cell office:value-type="float" office:value="1.05903895276664" calcext:value-type="float">
            <text:p>1.05903895276664</text:p>
          </table:table-cell>
          <table:table-cell office:value-type="float" office:value="1.01938394757383" calcext:value-type="float">
            <text:p>1.01938394757383</text:p>
          </table:table-cell>
          <table:table-cell office:value-type="float" office:value="0.99719164401265" calcext:value-type="float">
            <text:p>0.99719164401265</text:p>
          </table:table-cell>
          <table:table-cell office:value-type="float" office:value="1.01076632321879" calcext:value-type="float">
            <text:p>1.01076632321879</text:p>
          </table:table-cell>
          <table:table-cell table:number-columns-repeated="6"/>
          <table:table-cell office:value-type="float" office:value="1.02860152890857" calcext:value-type="float">
            <text:p>1.02860152890857</text:p>
          </table:table-cell>
          <table:table-cell/>
          <table:table-cell office:value-type="float" office:value="1.09119729225633" calcext:value-type="float">
            <text:p>1.0911972922563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mse</text:p>
          </table:table-cell>
          <table:table-cell office:value-type="float" office:value="0.983037778720831" calcext:value-type="float">
            <text:p>0.983037778720831</text:p>
          </table:table-cell>
          <table:table-cell office:value-type="float" office:value="0.852014055261514" calcext:value-type="float">
            <text:p>0.852014055261514</text:p>
          </table:table-cell>
          <table:table-cell office:value-type="float" office:value="0.851262687390011" calcext:value-type="float">
            <text:p>0.851262687390011</text:p>
          </table:table-cell>
          <table:table-cell office:value-type="float" office:value="0.867096678078677" calcext:value-type="float">
            <text:p>0.867096678078677</text:p>
          </table:table-cell>
          <table:table-cell table:number-columns-repeated="4"/>
          <table:table-cell office:value-type="float" office:value="0.977470605392433" calcext:value-type="float">
            <text:p>0.977470605392433</text:p>
          </table:table-cell>
          <table:table-cell office:value-type="float" office:value="0.926545479365361" calcext:value-type="float">
            <text:p>0.926545479365361</text:p>
          </table:table-cell>
          <table:table-cell office:value-type="float" office:value="0.92224765736113" calcext:value-type="float">
            <text:p>0.92224765736113</text:p>
          </table:table-cell>
          <table:table-cell office:value-type="float" office:value="0.894334841452553" calcext:value-type="float">
            <text:p>0.894334841452553</text:p>
          </table:table-cell>
          <table:table-cell table:number-columns-repeated="6"/>
          <table:table-cell office:value-type="float" office:value="0.982544189696432" calcext:value-type="float">
            <text:p>0.982544189696432</text:p>
          </table:table-cell>
          <table:table-cell/>
          <table:table-cell office:value-type="float" office:value="0.95865160075495" calcext:value-type="float">
            <text:p>0.95865160075495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rmse</text:p>
          </table:table-cell>
          <table:table-cell office:value-type="float" office:value="1.15202990890825" calcext:value-type="float">
            <text:p>1.15202990890825</text:p>
          </table:table-cell>
          <table:table-cell office:value-type="float" office:value="1.01509324569585" calcext:value-type="float">
            <text:p>1.01509324569585</text:p>
          </table:table-cell>
          <table:table-cell office:value-type="float" office:value="1.01613294440162" calcext:value-type="float">
            <text:p>1.01613294440162</text:p>
          </table:table-cell>
          <table:table-cell office:value-type="float" office:value="1.03551232652409" calcext:value-type="float">
            <text:p>1.03551232652409</text:p>
          </table:table-cell>
          <table:table-cell table:number-columns-repeated="4"/>
          <table:table-cell office:value-type="float" office:value="1.16975389232232" calcext:value-type="float">
            <text:p>1.16975389232232</text:p>
          </table:table-cell>
          <table:table-cell office:value-type="float" office:value="1.08841976741134" calcext:value-type="float">
            <text:p>1.08841976741134</text:p>
          </table:table-cell>
          <table:table-cell office:value-type="float" office:value="1.05128495405833" calcext:value-type="float">
            <text:p>1.05128495405833</text:p>
          </table:table-cell>
          <table:table-cell office:value-type="float" office:value="1.06622629121371" calcext:value-type="float">
            <text:p>1.06622629121371</text:p>
          </table:table-cell>
          <table:table-cell table:number-columns-repeated="6"/>
          <table:table-cell office:value-type="float" office:value="1.15383964437579" calcext:value-type="float">
            <text:p>1.15383964437579</text:p>
          </table:table-cell>
          <table:table-cell/>
          <table:table-cell office:value-type="float" office:value="1.15813242431464" calcext:value-type="float">
            <text:p>1.1581324243146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rmse</text:p>
          </table:table-cell>
          <table:table-cell office:value-type="float" office:value="1.27145756035091" calcext:value-type="float">
            <text:p>1.27145756035091</text:p>
          </table:table-cell>
          <table:table-cell office:value-type="float" office:value="1.12782883044355" calcext:value-type="float">
            <text:p>1.12782883044355</text:p>
          </table:table-cell>
          <table:table-cell office:value-type="float" office:value="1.10473303903352" calcext:value-type="float">
            <text:p>1.10473303903352</text:p>
          </table:table-cell>
          <table:table-cell office:value-type="float" office:value="1.13497307503621" calcext:value-type="float">
            <text:p>1.13497307503621</text:p>
          </table:table-cell>
          <table:table-cell table:number-columns-repeated="4"/>
          <table:table-cell office:value-type="float" office:value="1.24167900227343" calcext:value-type="float">
            <text:p>1.24167900227343</text:p>
          </table:table-cell>
          <table:table-cell office:value-type="float" office:value="1.14775852043737" calcext:value-type="float">
            <text:p>1.14775852043737</text:p>
          </table:table-cell>
          <table:table-cell office:value-type="float" office:value="1.12412974892505" calcext:value-type="float">
            <text:p>1.12412974892505</text:p>
          </table:table-cell>
          <table:table-cell office:value-type="float" office:value="1.10510041013622" calcext:value-type="float">
            <text:p>1.10510041013622</text:p>
          </table:table-cell>
          <table:table-cell table:number-columns-repeated="6"/>
          <table:table-cell office:value-type="float" office:value="1.27034421860978" calcext:value-type="float">
            <text:p>1.27034421860978</text:p>
          </table:table-cell>
          <table:table-cell/>
          <table:table-cell office:value-type="float" office:value="1.1939405790762" calcext:value-type="float">
            <text:p>1.1939405790762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rmse</text:p>
          </table:table-cell>
          <table:table-cell office:value-type="float" office:value="1.40325591703154" calcext:value-type="float">
            <text:p>1.40325591703154</text:p>
          </table:table-cell>
          <table:table-cell office:value-type="float" office:value="1.25364052315637" calcext:value-type="float">
            <text:p>1.25364052315637</text:p>
          </table:table-cell>
          <table:table-cell office:value-type="float" office:value="1.22749338428774" calcext:value-type="float">
            <text:p>1.22749338428774</text:p>
          </table:table-cell>
          <table:table-cell office:value-type="float" office:value="1.26188790266376" calcext:value-type="float">
            <text:p>1.26188790266376</text:p>
          </table:table-cell>
          <table:table-cell table:number-columns-repeated="4"/>
          <table:table-cell office:value-type="float" office:value="1.42185591015757" calcext:value-type="float">
            <text:p>1.42185591015757</text:p>
          </table:table-cell>
          <table:table-cell office:value-type="float" office:value="1.28717612934771" calcext:value-type="float">
            <text:p>1.28717612934771</text:p>
          </table:table-cell>
          <table:table-cell office:value-type="float" office:value="1.25988722288343" calcext:value-type="float">
            <text:p>1.25988722288343</text:p>
          </table:table-cell>
          <table:table-cell office:value-type="float" office:value="1.23996125195559" calcext:value-type="float">
            <text:p>1.23996125195559</text:p>
          </table:table-cell>
          <table:table-cell table:number-columns-repeated="6"/>
          <table:table-cell office:value-type="float" office:value="1.40380239847997" calcext:value-type="float">
            <text:p>1.40380239847997</text:p>
          </table:table-cell>
          <table:table-cell/>
          <table:table-cell office:value-type="float" office:value="1.35709912212514" calcext:value-type="float">
            <text:p>1.3570991221251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rmse</text:p>
          </table:table-cell>
          <table:table-cell office:value-type="float" office:value="1.54294473000414" calcext:value-type="float">
            <text:p>1.54294473000414</text:p>
          </table:table-cell>
          <table:table-cell office:value-type="float" office:value="1.38763239233608" calcext:value-type="float">
            <text:p>1.38763239233608</text:p>
          </table:table-cell>
          <table:table-cell office:value-type="float" office:value="1.3661418637428" calcext:value-type="float">
            <text:p>1.3661418637428</text:p>
          </table:table-cell>
          <table:table-cell office:value-type="float" office:value="1.39725805395784" calcext:value-type="float">
            <text:p>1.39725805395784</text:p>
          </table:table-cell>
          <table:table-cell table:number-columns-repeated="4"/>
          <table:table-cell office:value-type="float" office:value="1.56538568836013" calcext:value-type="float">
            <text:p>1.56538568836013</text:p>
          </table:table-cell>
          <table:table-cell office:value-type="float" office:value="1.36914164121018" calcext:value-type="float">
            <text:p>1.36914164121018</text:p>
          </table:table-cell>
          <table:table-cell office:value-type="float" office:value="1.35063373178192" calcext:value-type="float">
            <text:p>1.35063373178192</text:p>
          </table:table-cell>
          <table:table-cell office:value-type="float" office:value="1.33517385774413" calcext:value-type="float">
            <text:p>1.33517385774413</text:p>
          </table:table-cell>
          <table:table-cell table:number-columns-repeated="6"/>
          <table:table-cell office:value-type="float" office:value="1.54594980851284" calcext:value-type="float">
            <text:p>1.54594980851284</text:p>
          </table:table-cell>
          <table:table-cell/>
          <table:table-cell office:value-type="float" office:value="1.46563072656443" calcext:value-type="float">
            <text:p>1.4656307265644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mse</text:p>
          </table:table-cell>
          <table:table-cell office:value-type="float" office:value="1.61481398130385" calcext:value-type="float">
            <text:p>1.61481398130385</text:p>
          </table:table-cell>
          <table:table-cell office:value-type="float" office:value="1.44155635764456" calcext:value-type="float">
            <text:p>1.44155635764456</text:p>
          </table:table-cell>
          <table:table-cell office:value-type="float" office:value="1.38743682866813" calcext:value-type="float">
            <text:p>1.38743682866813</text:p>
          </table:table-cell>
          <table:table-cell office:value-type="float" office:value="1.44891811099957" calcext:value-type="float">
            <text:p>1.44891811099957</text:p>
          </table:table-cell>
          <table:table-cell table:number-columns-repeated="4"/>
          <table:table-cell office:value-type="float" office:value="1.6860276913346" calcext:value-type="float">
            <text:p>1.6860276913346</text:p>
          </table:table-cell>
          <table:table-cell office:value-type="float" office:value="1.47901099764137" calcext:value-type="float">
            <text:p>1.47901099764137</text:p>
          </table:table-cell>
          <table:table-cell office:value-type="float" office:value="1.46028714084919" calcext:value-type="float">
            <text:p>1.46028714084919</text:p>
          </table:table-cell>
          <table:table-cell office:value-type="float" office:value="1.43063499776948" calcext:value-type="float">
            <text:p>1.43063499776948</text:p>
          </table:table-cell>
          <table:table-cell table:number-columns-repeated="6"/>
          <table:table-cell office:value-type="float" office:value="1.60971704698942" calcext:value-type="float">
            <text:p>1.60971704698942</text:p>
          </table:table-cell>
          <table:table-cell/>
          <table:table-cell office:value-type="float" office:value="1.59558275374346" calcext:value-type="float">
            <text:p>1.5955827537434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se</text:p>
          </table:table-cell>
          <table:table-cell office:value-type="float" office:value="7.75634176203287" calcext:value-type="float">
            <text:p>7.75634176203287</text:p>
          </table:table-cell>
          <table:table-cell office:value-type="float" office:value="7.3086260609913" calcext:value-type="float">
            <text:p>7.3086260609913</text:p>
          </table:table-cell>
          <table:table-cell office:value-type="float" office:value="7.30689029228043" calcext:value-type="float">
            <text:p>7.30689029228043</text:p>
          </table:table-cell>
          <table:table-cell office:value-type="float" office:value="7.35944950577963" calcext:value-type="float">
            <text:p>7.35944950577963</text:p>
          </table:table-cell>
          <table:table-cell table:number-columns-repeated="4"/>
          <table:table-cell office:value-type="float" office:value="7.60731438684787" calcext:value-type="float">
            <text:p>7.60731438684787</text:p>
          </table:table-cell>
          <table:table-cell office:value-type="float" office:value="7.49618744722245" calcext:value-type="float">
            <text:p>7.49618744722245</text:p>
          </table:table-cell>
          <table:table-cell office:value-type="float" office:value="7.49142075025925" calcext:value-type="float">
            <text:p>7.49142075025925</text:p>
          </table:table-cell>
          <table:table-cell office:value-type="float" office:value="7.47034131968095" calcext:value-type="float">
            <text:p>7.47034131968095</text:p>
          </table:table-cell>
          <table:table-cell table:number-columns-repeated="6"/>
          <table:table-cell office:value-type="float" office:value="7.77467961575497" calcext:value-type="float">
            <text:p>7.77467961575497</text:p>
          </table:table-cell>
          <table:table-cell/>
          <table:table-cell office:value-type="float" office:value="7.62562195933494" calcext:value-type="float">
            <text:p>7.6256219593349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mse</text:p>
          </table:table-cell>
          <table:table-cell office:value-type="float" office:value="7.74903745705027" calcext:value-type="float">
            <text:p>7.74903745705027</text:p>
          </table:table-cell>
          <table:table-cell office:value-type="float" office:value="7.32437096487484" calcext:value-type="float">
            <text:p>7.32437096487484</text:p>
          </table:table-cell>
          <table:table-cell office:value-type="float" office:value="7.31716622511303" calcext:value-type="float">
            <text:p>7.31716622511303</text:p>
          </table:table-cell>
          <table:table-cell office:value-type="float" office:value="7.3454462484943" calcext:value-type="float">
            <text:p>7.3454462484943</text:p>
          </table:table-cell>
          <table:table-cell table:number-columns-repeated="4"/>
          <table:table-cell office:value-type="float" office:value="7.60731654763028" calcext:value-type="float">
            <text:p>7.60731654763028</text:p>
          </table:table-cell>
          <table:table-cell office:value-type="float" office:value="7.493025303486" calcext:value-type="float">
            <text:p>7.493025303486</text:p>
          </table:table-cell>
          <table:table-cell office:value-type="float" office:value="7.49666055116983" calcext:value-type="float">
            <text:p>7.49666055116983</text:p>
          </table:table-cell>
          <table:table-cell office:value-type="float" office:value="7.4818824586709" calcext:value-type="float">
            <text:p>7.4818824586709</text:p>
          </table:table-cell>
          <table:table-cell table:number-columns-repeated="6"/>
          <table:table-cell office:value-type="float" office:value="7.75543255533671" calcext:value-type="float">
            <text:p>7.75543255533671</text:p>
          </table:table-cell>
          <table:table-cell/>
          <table:table-cell office:value-type="float" office:value="7.48657505049073" calcext:value-type="float">
            <text:p>7.4865750504907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se</text:p>
          </table:table-cell>
          <table:table-cell office:value-type="float" office:value="7.33140326741482" calcext:value-type="float">
            <text:p>7.33140326741482</text:p>
          </table:table-cell>
          <table:table-cell office:value-type="float" office:value="7.04803894407215" calcext:value-type="float">
            <text:p>7.04803894407215</text:p>
          </table:table-cell>
          <table:table-cell office:value-type="float" office:value="7.0541686357136" calcext:value-type="float">
            <text:p>7.0541686357136</text:p>
          </table:table-cell>
          <table:table-cell office:value-type="float" office:value="7.10141018353318" calcext:value-type="float">
            <text:p>7.10141018353318</text:p>
          </table:table-cell>
          <table:table-cell table:number-columns-repeated="4"/>
          <table:table-cell office:value-type="float" office:value="6.86077291035898" calcext:value-type="float">
            <text:p>6.86077291035898</text:p>
          </table:table-cell>
          <table:table-cell office:value-type="float" office:value="6.82973898145068" calcext:value-type="float">
            <text:p>6.82973898145068</text:p>
          </table:table-cell>
          <table:table-cell office:value-type="float" office:value="6.84480763126988" calcext:value-type="float">
            <text:p>6.84480763126988</text:p>
          </table:table-cell>
          <table:table-cell office:value-type="float" office:value="6.8753474776057" calcext:value-type="float">
            <text:p>6.8753474776057</text:p>
          </table:table-cell>
          <table:table-cell table:number-columns-repeated="6"/>
          <table:table-cell office:value-type="float" office:value="7.39099305381925" calcext:value-type="float">
            <text:p>7.39099305381925</text:p>
          </table:table-cell>
          <table:table-cell/>
          <table:table-cell office:value-type="float" office:value="6.77169130002403" calcext:value-type="float">
            <text:p>6.7716913000240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se</text:p>
          </table:table-cell>
          <table:table-cell office:value-type="float" office:value="7.58859325281437" calcext:value-type="float">
            <text:p>7.58859325281437</text:p>
          </table:table-cell>
          <table:table-cell office:value-type="float" office:value="6.87486532004607" calcext:value-type="float">
            <text:p>6.87486532004607</text:p>
          </table:table-cell>
          <table:table-cell office:value-type="float" office:value="6.89101536832486" calcext:value-type="float">
            <text:p>6.89101536832486</text:p>
          </table:table-cell>
          <table:table-cell office:value-type="float" office:value="7.02860937617411" calcext:value-type="float">
            <text:p>7.02860937617411</text:p>
          </table:table-cell>
          <table:table-cell table:number-columns-repeated="4"/>
          <table:table-cell office:value-type="float" office:value="7.9141523493137" calcext:value-type="float">
            <text:p>7.9141523493137</text:p>
          </table:table-cell>
          <table:table-cell office:value-type="float" office:value="7.59975565117027" calcext:value-type="float">
            <text:p>7.59975565117027</text:p>
          </table:table-cell>
          <table:table-cell office:value-type="float" office:value="7.63830473549009" calcext:value-type="float">
            <text:p>7.63830473549009</text:p>
          </table:table-cell>
          <table:table-cell office:value-type="float" office:value="7.68429318411238" calcext:value-type="float">
            <text:p>7.68429318411238</text:p>
          </table:table-cell>
          <table:table-cell table:number-columns-repeated="6"/>
          <table:table-cell office:value-type="float" office:value="7.56510317489742" calcext:value-type="float">
            <text:p>7.56510317489742</text:p>
          </table:table-cell>
          <table:table-cell/>
          <table:table-cell office:value-type="float" office:value="7.74044157378052" calcext:value-type="float">
            <text:p>7.74044157378052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se</text:p>
          </table:table-cell>
          <table:table-cell office:value-type="float" office:value="7.02562619722559" calcext:value-type="float">
            <text:p>7.02562619722559</text:p>
          </table:table-cell>
          <table:table-cell office:value-type="float" office:value="6.41642012339253" calcext:value-type="float">
            <text:p>6.41642012339253</text:p>
          </table:table-cell>
          <table:table-cell office:value-type="float" office:value="6.46610620092016" calcext:value-type="float">
            <text:p>6.46610620092016</text:p>
          </table:table-cell>
          <table:table-cell office:value-type="float" office:value="6.50498605114111" calcext:value-type="float">
            <text:p>6.50498605114111</text:p>
          </table:table-cell>
          <table:table-cell table:number-columns-repeated="4"/>
          <table:table-cell office:value-type="float" office:value="7.82141642482007" calcext:value-type="float">
            <text:p>7.82141642482007</text:p>
          </table:table-cell>
          <table:table-cell office:value-type="float" office:value="7.35390485804543" calcext:value-type="float">
            <text:p>7.35390485804543</text:p>
          </table:table-cell>
          <table:table-cell office:value-type="float" office:value="7.31584058224283" calcext:value-type="float">
            <text:p>7.31584058224283</text:p>
          </table:table-cell>
          <table:table-cell office:value-type="float" office:value="7.42864973549498" calcext:value-type="float">
            <text:p>7.42864973549498</text:p>
          </table:table-cell>
          <table:table-cell table:number-columns-repeated="6"/>
          <table:table-cell office:value-type="float" office:value="7.04410871734778" calcext:value-type="float">
            <text:p>7.04410871734778</text:p>
          </table:table-cell>
          <table:table-cell/>
          <table:table-cell office:value-type="float" office:value="7.65721603783409" calcext:value-type="float">
            <text:p>7.6572160378340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mse</text:p>
          </table:table-cell>
          <table:table-cell office:value-type="float" office:value="7.65599402575991" calcext:value-type="float">
            <text:p>7.65599402575991</text:p>
          </table:table-cell>
          <table:table-cell office:value-type="float" office:value="6.47413827151413" calcext:value-type="float">
            <text:p>6.47413827151413</text:p>
          </table:table-cell>
          <table:table-cell office:value-type="float" office:value="6.57122898144906" calcext:value-type="float">
            <text:p>6.57122898144906</text:p>
          </table:table-cell>
          <table:table-cell office:value-type="float" office:value="6.56230045878145" calcext:value-type="float">
            <text:p>6.56230045878145</text:p>
          </table:table-cell>
          <table:table-cell table:number-columns-repeated="4"/>
          <table:table-cell office:value-type="float" office:value="7.78904878434746" calcext:value-type="float">
            <text:p>7.78904878434746</text:p>
          </table:table-cell>
          <table:table-cell office:value-type="float" office:value="7.25493896976494" calcext:value-type="float">
            <text:p>7.25493896976494</text:p>
          </table:table-cell>
          <table:table-cell office:value-type="float" office:value="7.26129744349539" calcext:value-type="float">
            <text:p>7.26129744349539</text:p>
          </table:table-cell>
          <table:table-cell office:value-type="float" office:value="7.41757143785941" calcext:value-type="float">
            <text:p>7.41757143785941</text:p>
          </table:table-cell>
          <table:table-cell table:number-columns-repeated="6"/>
          <table:table-cell office:value-type="float" office:value="7.67831267633645" calcext:value-type="float">
            <text:p>7.67831267633645</text:p>
          </table:table-cell>
          <table:table-cell/>
          <table:table-cell office:value-type="float" office:value="7.77071468167711" calcext:value-type="float">
            <text:p>7.77071468167711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mse</text:p>
          </table:table-cell>
          <table:table-cell office:value-type="float" office:value="7.52328905973945" calcext:value-type="float">
            <text:p>7.52328905973945</text:p>
          </table:table-cell>
          <table:table-cell office:value-type="float" office:value="7.17512663139865" calcext:value-type="float">
            <text:p>7.17512663139865</text:p>
          </table:table-cell>
          <table:table-cell office:value-type="float" office:value="7.21247349793051" calcext:value-type="float">
            <text:p>7.21247349793051</text:p>
          </table:table-cell>
          <table:table-cell office:value-type="float" office:value="7.16643537687612" calcext:value-type="float">
            <text:p>7.16643537687612</text:p>
          </table:table-cell>
          <table:table-cell table:number-columns-repeated="4"/>
          <table:table-cell office:value-type="float" office:value="7.96978521726768" calcext:value-type="float">
            <text:p>7.96978521726768</text:p>
          </table:table-cell>
          <table:table-cell office:value-type="float" office:value="7.36750191819766" calcext:value-type="float">
            <text:p>7.36750191819766</text:p>
          </table:table-cell>
          <table:table-cell office:value-type="float" office:value="7.36118654478286" calcext:value-type="float">
            <text:p>7.36118654478286</text:p>
          </table:table-cell>
          <table:table-cell office:value-type="float" office:value="7.50766821373813" calcext:value-type="float">
            <text:p>7.50766821373813</text:p>
          </table:table-cell>
          <table:table-cell table:number-columns-repeated="6"/>
          <table:table-cell office:value-type="float" office:value="7.51418830443772" calcext:value-type="float">
            <text:p>7.51418830443772</text:p>
          </table:table-cell>
          <table:table-cell/>
          <table:table-cell office:value-type="float" office:value="7.95323298355928" calcext:value-type="float">
            <text:p>7.95323298355928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mse</text:p>
          </table:table-cell>
          <table:table-cell office:value-type="float" office:value="7.39136497491518" calcext:value-type="float">
            <text:p>7.39136497491518</text:p>
          </table:table-cell>
          <table:table-cell office:value-type="float" office:value="6.23173535771686" calcext:value-type="float">
            <text:p>6.23173535771686</text:p>
          </table:table-cell>
          <table:table-cell office:value-type="float" office:value="6.29538300564585" calcext:value-type="float">
            <text:p>6.29538300564585</text:p>
          </table:table-cell>
          <table:table-cell office:value-type="float" office:value="6.33962920460222" calcext:value-type="float">
            <text:p>6.33962920460222</text:p>
          </table:table-cell>
          <table:table-cell table:number-columns-repeated="4"/>
          <table:table-cell office:value-type="float" office:value="7.73206287220556" calcext:value-type="float">
            <text:p>7.73206287220556</text:p>
          </table:table-cell>
          <table:table-cell office:value-type="float" office:value="7.216902459858" calcext:value-type="float">
            <text:p>7.216902459858</text:p>
          </table:table-cell>
          <table:table-cell office:value-type="float" office:value="7.24108644817262" calcext:value-type="float">
            <text:p>7.24108644817262</text:p>
          </table:table-cell>
          <table:table-cell office:value-type="float" office:value="7.37523294495669" calcext:value-type="float">
            <text:p>7.37523294495669</text:p>
          </table:table-cell>
          <table:table-cell table:number-columns-repeated="6"/>
          <table:table-cell office:value-type="float" office:value="7.40451877962223" calcext:value-type="float">
            <text:p>7.40451877962223</text:p>
          </table:table-cell>
          <table:table-cell/>
          <table:table-cell office:value-type="float" office:value="7.83022230942546" calcext:value-type="float">
            <text:p>7.8302223094254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mse</text:p>
          </table:table-cell>
          <table:table-cell office:value-type="float" office:value="7.04011256768836" calcext:value-type="float">
            <text:p>7.04011256768836</text:p>
          </table:table-cell>
          <table:table-cell office:value-type="float" office:value="6.09861946599883" calcext:value-type="float">
            <text:p>6.09861946599883</text:p>
          </table:table-cell>
          <table:table-cell office:value-type="float" office:value="6.13977627286353" calcext:value-type="float">
            <text:p>6.13977627286353</text:p>
          </table:table-cell>
          <table:table-cell office:value-type="float" office:value="6.08150755367803" calcext:value-type="float">
            <text:p>6.08150755367803</text:p>
          </table:table-cell>
          <table:table-cell table:number-columns-repeated="4"/>
          <table:table-cell office:value-type="float" office:value="7.54367343605566" calcext:value-type="float">
            <text:p>7.54367343605566</text:p>
          </table:table-cell>
          <table:table-cell office:value-type="float" office:value="7.04810236525211" calcext:value-type="float">
            <text:p>7.04810236525211</text:p>
          </table:table-cell>
          <table:table-cell office:value-type="float" office:value="7.08271478691813" calcext:value-type="float">
            <text:p>7.08271478691813</text:p>
          </table:table-cell>
          <table:table-cell office:value-type="float" office:value="7.15518263551227" calcext:value-type="float">
            <text:p>7.15518263551227</text:p>
          </table:table-cell>
          <table:table-cell table:number-columns-repeated="6"/>
          <table:table-cell office:value-type="float" office:value="7.06043905981861" calcext:value-type="float">
            <text:p>7.06043905981861</text:p>
          </table:table-cell>
          <table:table-cell/>
          <table:table-cell office:value-type="float" office:value="7.53557339311376" calcext:value-type="float">
            <text:p>7.5355733931137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mse</text:p>
          </table:table-cell>
          <table:table-cell office:value-type="float" office:value="7.01611707014169" calcext:value-type="float">
            <text:p>7.01611707014169</text:p>
          </table:table-cell>
          <table:table-cell office:value-type="float" office:value="5.82631116446148" calcext:value-type="float">
            <text:p>5.82631116446148</text:p>
          </table:table-cell>
          <table:table-cell office:value-type="float" office:value="5.87727797136543" calcext:value-type="float">
            <text:p>5.87727797136543</text:p>
          </table:table-cell>
          <table:table-cell office:value-type="float" office:value="5.90557764477119" calcext:value-type="float">
            <text:p>5.90557764477119</text:p>
          </table:table-cell>
          <table:table-cell table:number-columns-repeated="4"/>
          <table:table-cell office:value-type="float" office:value="7.39372456819531" calcext:value-type="float">
            <text:p>7.39372456819531</text:p>
          </table:table-cell>
          <table:table-cell office:value-type="float" office:value="6.94560087980312" calcext:value-type="float">
            <text:p>6.94560087980312</text:p>
          </table:table-cell>
          <table:table-cell office:value-type="float" office:value="6.95558842176581" calcext:value-type="float">
            <text:p>6.95558842176581</text:p>
          </table:table-cell>
          <table:table-cell office:value-type="float" office:value="7.07249429215572" calcext:value-type="float">
            <text:p>7.07249429215572</text:p>
          </table:table-cell>
          <table:table-cell table:number-columns-repeated="6"/>
          <table:table-cell office:value-type="float" office:value="6.99788902382112" calcext:value-type="float">
            <text:p>6.99788902382112</text:p>
          </table:table-cell>
          <table:table-cell/>
          <table:table-cell office:value-type="float" office:value="7.37553937151842" calcext:value-type="float">
            <text:p>7.37553937151842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mse</text:p>
          </table:table-cell>
          <table:table-cell office:value-type="float" office:value="6.59744686700174" calcext:value-type="float">
            <text:p>6.59744686700174</text:p>
          </table:table-cell>
          <table:table-cell office:value-type="float" office:value="5.65223441075882" calcext:value-type="float">
            <text:p>5.65223441075882</text:p>
          </table:table-cell>
          <table:table-cell office:value-type="float" office:value="5.6999119582307" calcext:value-type="float">
            <text:p>5.6999119582307</text:p>
          </table:table-cell>
          <table:table-cell office:value-type="float" office:value="5.56700436602964" calcext:value-type="float">
            <text:p>5.56700436602964</text:p>
          </table:table-cell>
          <table:table-cell table:number-columns-repeated="4"/>
          <table:table-cell office:value-type="float" office:value="7.33502090606711" calcext:value-type="float">
            <text:p>7.33502090606711</text:p>
          </table:table-cell>
          <table:table-cell office:value-type="float" office:value="6.76644500074216" calcext:value-type="float">
            <text:p>6.76644500074216</text:p>
          </table:table-cell>
          <table:table-cell office:value-type="float" office:value="6.77166082786041" calcext:value-type="float">
            <text:p>6.77166082786041</text:p>
          </table:table-cell>
          <table:table-cell office:value-type="float" office:value="6.97572819726441" calcext:value-type="float">
            <text:p>6.97572819726441</text:p>
          </table:table-cell>
          <table:table-cell table:number-columns-repeated="6"/>
          <table:table-cell office:value-type="float" office:value="6.60034954497399" calcext:value-type="float">
            <text:p>6.60034954497399</text:p>
          </table:table-cell>
          <table:table-cell/>
          <table:table-cell office:value-type="float" office:value="7.27177704692237" calcext:value-type="float">
            <text:p>7.27177704692237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mse</text:p>
          </table:table-cell>
          <table:table-cell office:value-type="float" office:value="6.70515965914587" calcext:value-type="float">
            <text:p>6.70515965914587</text:p>
          </table:table-cell>
          <table:table-cell office:value-type="float" office:value="5.53001204057493" calcext:value-type="float">
            <text:p>5.53001204057493</text:p>
          </table:table-cell>
          <table:table-cell office:value-type="float" office:value="5.57664687996783" calcext:value-type="float">
            <text:p>5.57664687996783</text:p>
          </table:table-cell>
          <table:table-cell office:value-type="float" office:value="5.594764023267" calcext:value-type="float">
            <text:p>5.594764023267</text:p>
          </table:table-cell>
          <table:table-cell table:number-columns-repeated="4"/>
          <table:table-cell office:value-type="float" office:value="7.12377246515553" calcext:value-type="float">
            <text:p>7.12377246515553</text:p>
          </table:table-cell>
          <table:table-cell office:value-type="float" office:value="6.57683066030759" calcext:value-type="float">
            <text:p>6.57683066030759</text:p>
          </table:table-cell>
          <table:table-cell office:value-type="float" office:value="6.5534941817488" calcext:value-type="float">
            <text:p>6.5534941817488</text:p>
          </table:table-cell>
          <table:table-cell office:value-type="float" office:value="6.77459377523968" calcext:value-type="float">
            <text:p>6.77459377523968</text:p>
          </table:table-cell>
          <table:table-cell table:number-columns-repeated="6"/>
          <table:table-cell office:value-type="float" office:value="6.71338076527199" calcext:value-type="float">
            <text:p>6.71338076527199</text:p>
          </table:table-cell>
          <table:table-cell/>
          <table:table-cell office:value-type="float" office:value="7.13892254368863" calcext:value-type="float">
            <text:p>7.1389225436886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mse</text:p>
          </table:table-cell>
          <table:table-cell office:value-type="float" office:value="6.57869916666704" calcext:value-type="float">
            <text:p>6.57869916666704</text:p>
          </table:table-cell>
          <table:table-cell office:value-type="float" office:value="5.74098541750638" calcext:value-type="float">
            <text:p>5.74098541750638</text:p>
          </table:table-cell>
          <table:table-cell office:value-type="float" office:value="5.7990959341334" calcext:value-type="float">
            <text:p>5.7990959341334</text:p>
          </table:table-cell>
          <table:table-cell office:value-type="float" office:value="5.68243210239021" calcext:value-type="float">
            <text:p>5.68243210239021</text:p>
          </table:table-cell>
          <table:table-cell table:number-columns-repeated="4"/>
          <table:table-cell office:value-type="float" office:value="7.35239176942224" calcext:value-type="float">
            <text:p>7.35239176942224</text:p>
          </table:table-cell>
          <table:table-cell office:value-type="float" office:value="6.87493478122226" calcext:value-type="float">
            <text:p>6.87493478122226</text:p>
          </table:table-cell>
          <table:table-cell office:value-type="float" office:value="6.85918846640292" calcext:value-type="float">
            <text:p>6.85918846640292</text:p>
          </table:table-cell>
          <table:table-cell office:value-type="float" office:value="7.02276625026761" calcext:value-type="float">
            <text:p>7.02276625026761</text:p>
          </table:table-cell>
          <table:table-cell table:number-columns-repeated="6"/>
          <table:table-cell office:value-type="float" office:value="6.58166652459347" calcext:value-type="float">
            <text:p>6.58166652459347</text:p>
          </table:table-cell>
          <table:table-cell/>
          <table:table-cell office:value-type="float" office:value="7.42508911651036" calcext:value-type="float">
            <text:p>7.42508911651036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mse</text:p>
          </table:table-cell>
          <table:table-cell office:value-type="float" office:value="6.48419758284784" calcext:value-type="float">
            <text:p>6.48419758284784</text:p>
          </table:table-cell>
          <table:table-cell office:value-type="float" office:value="5.5461040056982" calcext:value-type="float">
            <text:p>5.5461040056982</text:p>
          </table:table-cell>
          <table:table-cell office:value-type="float" office:value="5.55506268810802" calcext:value-type="float">
            <text:p>5.55506268810802</text:p>
          </table:table-cell>
          <table:table-cell office:value-type="float" office:value="5.52026847660717" calcext:value-type="float">
            <text:p>5.52026847660717</text:p>
          </table:table-cell>
          <table:table-cell table:number-columns-repeated="4"/>
          <table:table-cell office:value-type="float" office:value="7.03660610603937" calcext:value-type="float">
            <text:p>7.03660610603937</text:p>
          </table:table-cell>
          <table:table-cell office:value-type="float" office:value="6.58537855722643" calcext:value-type="float">
            <text:p>6.58537855722643</text:p>
          </table:table-cell>
          <table:table-cell office:value-type="float" office:value="6.56752528028719" calcext:value-type="float">
            <text:p>6.56752528028719</text:p>
          </table:table-cell>
          <table:table-cell office:value-type="float" office:value="6.67675760100319" calcext:value-type="float">
            <text:p>6.67675760100319</text:p>
          </table:table-cell>
          <table:table-cell table:number-columns-repeated="6"/>
          <table:table-cell office:value-type="float" office:value="6.47643897968106" calcext:value-type="float">
            <text:p>6.47643897968106</text:p>
          </table:table-cell>
          <table:table-cell/>
          <table:table-cell office:value-type="float" office:value="7.09303808660367" calcext:value-type="float">
            <text:p>7.09303808660367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mse</text:p>
          </table:table-cell>
          <table:table-cell office:value-type="float" office:value="6.97432424567974" calcext:value-type="float">
            <text:p>6.97432424567974</text:p>
          </table:table-cell>
          <table:table-cell office:value-type="float" office:value="6.15915659366547" calcext:value-type="float">
            <text:p>6.15915659366547</text:p>
          </table:table-cell>
          <table:table-cell office:value-type="float" office:value="6.242560414854" calcext:value-type="float">
            <text:p>6.242560414854</text:p>
          </table:table-cell>
          <table:table-cell office:value-type="float" office:value="6.13666680640269" calcext:value-type="float">
            <text:p>6.13666680640269</text:p>
          </table:table-cell>
          <table:table-cell table:number-columns-repeated="4"/>
          <table:table-cell office:value-type="float" office:value="7.94937245786237" calcext:value-type="float">
            <text:p>7.94937245786237</text:p>
          </table:table-cell>
          <table:table-cell office:value-type="float" office:value="7.58834986878831" calcext:value-type="float">
            <text:p>7.58834986878831</text:p>
          </table:table-cell>
          <table:table-cell office:value-type="float" office:value="7.61369559709131" calcext:value-type="float">
            <text:p>7.61369559709131</text:p>
          </table:table-cell>
          <table:table-cell office:value-type="float" office:value="7.64274672980911" calcext:value-type="float">
            <text:p>7.64274672980911</text:p>
          </table:table-cell>
          <table:table-cell table:number-columns-repeated="6"/>
          <table:table-cell office:value-type="float" office:value="6.97518810052414" calcext:value-type="float">
            <text:p>6.97518810052414</text:p>
          </table:table-cell>
          <table:table-cell/>
          <table:table-cell office:value-type="float" office:value="8.19782311272203" calcext:value-type="float">
            <text:p>8.1978231127220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se</text:p>
          </table:table-cell>
          <table:table-cell office:value-type="float" office:value="6.37105707694798" calcext:value-type="float">
            <text:p>6.37105707694798</text:p>
          </table:table-cell>
          <table:table-cell office:value-type="float" office:value="5.61264765978347" calcext:value-type="float">
            <text:p>5.61264765978347</text:p>
          </table:table-cell>
          <table:table-cell office:value-type="float" office:value="5.60929797627563" calcext:value-type="float">
            <text:p>5.60929797627563</text:p>
          </table:table-cell>
          <table:table-cell office:value-type="float" office:value="5.66563082201389" calcext:value-type="float">
            <text:p>5.66563082201389</text:p>
          </table:table-cell>
          <table:table-cell table:number-columns-repeated="4"/>
          <table:table-cell office:value-type="float" office:value="7.06979355678834" calcext:value-type="float">
            <text:p>7.06979355678834</text:p>
          </table:table-cell>
          <table:table-cell office:value-type="float" office:value="6.69859070319412" calcext:value-type="float">
            <text:p>6.69859070319412</text:p>
          </table:table-cell>
          <table:table-cell office:value-type="float" office:value="6.67965281140149" calcext:value-type="float">
            <text:p>6.67965281140149</text:p>
          </table:table-cell>
          <table:table-cell office:value-type="float" office:value="6.71619599209601" calcext:value-type="float">
            <text:p>6.71619599209601</text:p>
          </table:table-cell>
          <table:table-cell table:number-columns-repeated="6"/>
          <table:table-cell office:value-type="float" office:value="6.37659413557045" calcext:value-type="float">
            <text:p>6.37659413557045</text:p>
          </table:table-cell>
          <table:table-cell/>
          <table:table-cell office:value-type="float" office:value="7.19394227288994" calcext:value-type="float">
            <text:p>7.1939422728899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mse</text:p>
          </table:table-cell>
          <table:table-cell office:value-type="float" office:value="6.99220442830605" calcext:value-type="float">
            <text:p>6.99220442830605</text:p>
          </table:table-cell>
          <table:table-cell office:value-type="float" office:value="6.14163217251654" calcext:value-type="float">
            <text:p>6.14163217251654</text:p>
          </table:table-cell>
          <table:table-cell office:value-type="float" office:value="6.21775402311904" calcext:value-type="float">
            <text:p>6.21775402311904</text:p>
          </table:table-cell>
          <table:table-cell office:value-type="float" office:value="6.23466899696504" calcext:value-type="float">
            <text:p>6.23466899696504</text:p>
          </table:table-cell>
          <table:table-cell table:number-columns-repeated="4"/>
          <table:table-cell office:value-type="float" office:value="7.68299461524422" calcext:value-type="float">
            <text:p>7.68299461524422</text:p>
          </table:table-cell>
          <table:table-cell office:value-type="float" office:value="7.28119089973915" calcext:value-type="float">
            <text:p>7.28119089973915</text:p>
          </table:table-cell>
          <table:table-cell office:value-type="float" office:value="7.31262431026333" calcext:value-type="float">
            <text:p>7.31262431026333</text:p>
          </table:table-cell>
          <table:table-cell office:value-type="float" office:value="7.30222520865953" calcext:value-type="float">
            <text:p>7.30222520865953</text:p>
          </table:table-cell>
          <table:table-cell table:number-columns-repeated="6"/>
          <table:table-cell office:value-type="float" office:value="6.9941590972152" calcext:value-type="float">
            <text:p>6.9941590972152</text:p>
          </table:table-cell>
          <table:table-cell/>
          <table:table-cell office:value-type="float" office:value="7.8275999149849" calcext:value-type="float">
            <text:p>7.827599914984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mse</text:p>
          </table:table-cell>
          <table:table-cell office:value-type="float" office:value="6.54034026494132" calcext:value-type="float">
            <text:p>6.54034026494132</text:p>
          </table:table-cell>
          <table:table-cell office:value-type="float" office:value="5.58439706583899" calcext:value-type="float">
            <text:p>5.58439706583899</text:p>
          </table:table-cell>
          <table:table-cell office:value-type="float" office:value="5.52000650802386" calcext:value-type="float">
            <text:p>5.52000650802386</text:p>
          </table:table-cell>
          <table:table-cell office:value-type="float" office:value="5.75450866657989" calcext:value-type="float">
            <text:p>5.75450866657989</text:p>
          </table:table-cell>
          <table:table-cell table:number-columns-repeated="4"/>
          <table:table-cell office:value-type="float" office:value="6.82577899232258" calcext:value-type="float">
            <text:p>6.82577899232258</text:p>
          </table:table-cell>
          <table:table-cell office:value-type="float" office:value="6.52724787754072" calcext:value-type="float">
            <text:p>6.52724787754072</text:p>
          </table:table-cell>
          <table:table-cell office:value-type="float" office:value="6.5637417408503" calcext:value-type="float">
            <text:p>6.5637417408503</text:p>
          </table:table-cell>
          <table:table-cell office:value-type="float" office:value="6.47831839514306" calcext:value-type="float">
            <text:p>6.47831839514306</text:p>
          </table:table-cell>
          <table:table-cell table:number-columns-repeated="6"/>
          <table:table-cell office:value-type="float" office:value="6.549521253451" calcext:value-type="float">
            <text:p>6.549521253451</text:p>
          </table:table-cell>
          <table:table-cell/>
          <table:table-cell office:value-type="float" office:value="6.96022526824893" calcext:value-type="float">
            <text:p>6.9602252682489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mse</text:p>
          </table:table-cell>
          <table:table-cell office:value-type="float" office:value="7.19418969184783" calcext:value-type="float">
            <text:p>7.19418969184783</text:p>
          </table:table-cell>
          <table:table-cell office:value-type="float" office:value="6.37996151034713" calcext:value-type="float">
            <text:p>6.37996151034713</text:p>
          </table:table-cell>
          <table:table-cell office:value-type="float" office:value="6.39142586004169" calcext:value-type="float">
            <text:p>6.39142586004169</text:p>
          </table:table-cell>
          <table:table-cell office:value-type="float" office:value="6.40118748142534" calcext:value-type="float">
            <text:p>6.40118748142534</text:p>
          </table:table-cell>
          <table:table-cell table:number-columns-repeated="4"/>
          <table:table-cell office:value-type="float" office:value="7.39853753462018" calcext:value-type="float">
            <text:p>7.39853753462018</text:p>
          </table:table-cell>
          <table:table-cell office:value-type="float" office:value="7.12150424553468" calcext:value-type="float">
            <text:p>7.12150424553468</text:p>
          </table:table-cell>
          <table:table-cell office:value-type="float" office:value="6.96646689733504" calcext:value-type="float">
            <text:p>6.96646689733504</text:p>
          </table:table-cell>
          <table:table-cell office:value-type="float" office:value="7.061300777963" calcext:value-type="float">
            <text:p>7.061300777963</text:p>
          </table:table-cell>
          <table:table-cell table:number-columns-repeated="6"/>
          <table:table-cell office:value-type="float" office:value="7.18589906435166" calcext:value-type="float">
            <text:p>7.18589906435166</text:p>
          </table:table-cell>
          <table:table-cell/>
          <table:table-cell office:value-type="float" office:value="7.62319847003143" calcext:value-type="float">
            <text:p>7.62319847003143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mse</text:p>
          </table:table-cell>
          <table:table-cell office:value-type="float" office:value="6.91600197652601" calcext:value-type="float">
            <text:p>6.91600197652601</text:p>
          </table:table-cell>
          <table:table-cell office:value-type="float" office:value="5.99420593772518" calcext:value-type="float">
            <text:p>5.99420593772518</text:p>
          </table:table-cell>
          <table:table-cell office:value-type="float" office:value="5.98891981159972" calcext:value-type="float">
            <text:p>5.98891981159972</text:p>
          </table:table-cell>
          <table:table-cell office:value-type="float" office:value="6.10031727085261" calcext:value-type="float">
            <text:p>6.10031727085261</text:p>
          </table:table-cell>
          <table:table-cell table:number-columns-repeated="4"/>
          <table:table-cell office:value-type="float" office:value="6.87683503647925" calcext:value-type="float">
            <text:p>6.87683503647925</text:p>
          </table:table-cell>
          <table:table-cell office:value-type="float" office:value="6.51855961728187" calcext:value-type="float">
            <text:p>6.51855961728187</text:p>
          </table:table-cell>
          <table:table-cell office:value-type="float" office:value="6.48832299146806" calcext:value-type="float">
            <text:p>6.48832299146806</text:p>
          </table:table-cell>
          <table:table-cell office:value-type="float" office:value="6.2919469272182" calcext:value-type="float">
            <text:p>6.2919469272182</text:p>
          </table:table-cell>
          <table:table-cell table:number-columns-repeated="6"/>
          <table:table-cell office:value-type="float" office:value="6.91252941144029" calcext:value-type="float">
            <text:p>6.91252941144029</text:p>
          </table:table-cell>
          <table:table-cell/>
          <table:table-cell office:value-type="float" office:value="6.74443699839119" calcext:value-type="float">
            <text:p>6.74443699839119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mse</text:p>
          </table:table-cell>
          <table:table-cell office:value-type="float" office:value="7.23247451089822" calcext:value-type="float">
            <text:p>7.23247451089822</text:p>
          </table:table-cell>
          <table:table-cell office:value-type="float" office:value="6.37278248499443" calcext:value-type="float">
            <text:p>6.37278248499443</text:p>
          </table:table-cell>
          <table:table-cell office:value-type="float" office:value="6.37930974121437" calcext:value-type="float">
            <text:p>6.37930974121437</text:p>
          </table:table-cell>
          <table:table-cell office:value-type="float" office:value="6.50097401933244" calcext:value-type="float">
            <text:p>6.50097401933244</text:p>
          </table:table-cell>
          <table:table-cell table:number-columns-repeated="4"/>
          <table:table-cell office:value-type="float" office:value="7.3437461517494" calcext:value-type="float">
            <text:p>7.3437461517494</text:p>
          </table:table-cell>
          <table:table-cell office:value-type="float" office:value="6.83312834509686" calcext:value-type="float">
            <text:p>6.83312834509686</text:p>
          </table:table-cell>
          <table:table-cell office:value-type="float" office:value="6.59999499589666" calcext:value-type="float">
            <text:p>6.59999499589666</text:p>
          </table:table-cell>
          <table:table-cell office:value-type="float" office:value="6.69379710927878" calcext:value-type="float">
            <text:p>6.69379710927878</text:p>
          </table:table-cell>
          <table:table-cell table:number-columns-repeated="6"/>
          <table:table-cell office:value-type="float" office:value="7.2438360784576" calcext:value-type="float">
            <text:p>7.2438360784576</text:p>
          </table:table-cell>
          <table:table-cell/>
          <table:table-cell office:value-type="float" office:value="7.2707862654697" calcext:value-type="float">
            <text:p>7.2707862654697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mse</text:p>
          </table:table-cell>
          <table:table-cell office:value-type="float" office:value="7.51459577852545" calcext:value-type="float">
            <text:p>7.51459577852545</text:p>
          </table:table-cell>
          <table:table-cell office:value-type="float" office:value="6.66571817451092" calcext:value-type="float">
            <text:p>6.66571817451092</text:p>
          </table:table-cell>
          <table:table-cell office:value-type="float" office:value="6.52921693212294" calcext:value-type="float">
            <text:p>6.52921693212294</text:p>
          </table:table-cell>
          <table:table-cell office:value-type="float" office:value="6.70794224232956" calcext:value-type="float">
            <text:p>6.70794224232956</text:p>
          </table:table-cell>
          <table:table-cell table:number-columns-repeated="4"/>
          <table:table-cell office:value-type="float" office:value="7.33859790506295" calcext:value-type="float">
            <text:p>7.33859790506295</text:p>
          </table:table-cell>
          <table:table-cell office:value-type="float" office:value="6.78350705631486" calcext:value-type="float">
            <text:p>6.78350705631486</text:p>
          </table:table-cell>
          <table:table-cell office:value-type="float" office:value="6.6438557834802" calcext:value-type="float">
            <text:p>6.6438557834802</text:p>
          </table:table-cell>
          <table:table-cell office:value-type="float" office:value="6.53138817670363" calcext:value-type="float">
            <text:p>6.53138817670363</text:p>
          </table:table-cell>
          <table:table-cell table:number-columns-repeated="6"/>
          <table:table-cell office:value-type="float" office:value="7.50801568225729" calcext:value-type="float">
            <text:p>7.50801568225729</text:p>
          </table:table-cell>
          <table:table-cell/>
          <table:table-cell office:value-type="float" office:value="7.0564532510704" calcext:value-type="float">
            <text:p>7.0564532510704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mse</text:p>
          </table:table-cell>
          <table:table-cell office:value-type="float" office:value="7.68755992726303" calcext:value-type="float">
            <text:p>7.68755992726303</text:p>
          </table:table-cell>
          <table:table-cell office:value-type="float" office:value="6.86791092917471" calcext:value-type="float">
            <text:p>6.86791092917471</text:p>
          </table:table-cell>
          <table:table-cell office:value-type="float" office:value="6.72466713840255" calcext:value-type="float">
            <text:p>6.72466713840255</text:p>
          </table:table-cell>
          <table:table-cell office:value-type="float" office:value="6.91309315391106" calcext:value-type="float">
            <text:p>6.91309315391106</text:p>
          </table:table-cell>
          <table:table-cell table:number-columns-repeated="4"/>
          <table:table-cell office:value-type="float" office:value="7.78945763534863" calcext:value-type="float">
            <text:p>7.78945763534863</text:p>
          </table:table-cell>
          <table:table-cell office:value-type="float" office:value="7.05163150299447" calcext:value-type="float">
            <text:p>7.05163150299447</text:p>
          </table:table-cell>
          <table:table-cell office:value-type="float" office:value="6.90213268296641" calcext:value-type="float">
            <text:p>6.90213268296641</text:p>
          </table:table-cell>
          <table:table-cell office:value-type="float" office:value="6.79297077332648" calcext:value-type="float">
            <text:p>6.79297077332648</text:p>
          </table:table-cell>
          <table:table-cell table:number-columns-repeated="6"/>
          <table:table-cell office:value-type="float" office:value="7.69055375670853" calcext:value-type="float">
            <text:p>7.69055375670853</text:p>
          </table:table-cell>
          <table:table-cell/>
          <table:table-cell office:value-type="float" office:value="7.43469576856847" calcext:value-type="float">
            <text:p>7.43469576856847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mse</text:p>
          </table:table-cell>
          <table:table-cell office:value-type="float" office:value="7.92961523908826" calcext:value-type="float">
            <text:p>7.92961523908826</text:p>
          </table:table-cell>
          <table:table-cell office:value-type="float" office:value="7.13142263008422" calcext:value-type="float">
            <text:p>7.13142263008422</text:p>
          </table:table-cell>
          <table:table-cell office:value-type="float" office:value="7.02097692213659" calcext:value-type="float">
            <text:p>7.02097692213659</text:p>
          </table:table-cell>
          <table:table-cell office:value-type="float" office:value="7.18089153950007" calcext:value-type="float">
            <text:p>7.18089153950007</text:p>
          </table:table-cell>
          <table:table-cell table:number-columns-repeated="4"/>
          <table:table-cell office:value-type="float" office:value="8.04494546569916" calcext:value-type="float">
            <text:p>8.04494546569916</text:p>
          </table:table-cell>
          <table:table-cell office:value-type="float" office:value="7.03639359951764" calcext:value-type="float">
            <text:p>7.03639359951764</text:p>
          </table:table-cell>
          <table:table-cell office:value-type="float" office:value="6.94127638773935" calcext:value-type="float">
            <text:p>6.94127638773935</text:p>
          </table:table-cell>
          <table:table-cell office:value-type="float" office:value="6.861823864016" calcext:value-type="float">
            <text:p>6.861823864016</text:p>
          </table:table-cell>
          <table:table-cell table:number-columns-repeated="6"/>
          <table:table-cell office:value-type="float" office:value="7.9450591599714" calcext:value-type="float">
            <text:p>7.9450591599714</text:p>
          </table:table-cell>
          <table:table-cell/>
          <table:table-cell office:value-type="float" office:value="7.53227741619115" calcext:value-type="float">
            <text:p>7.53227741619115</text:p>
          </table:table-cell>
          <table:table-cell/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mse</text:p>
          </table:table-cell>
          <table:table-cell office:value-type="float" office:value="7.86051566852278" calcext:value-type="float">
            <text:p>7.86051566852278</text:p>
          </table:table-cell>
          <table:table-cell office:value-type="float" office:value="7.01714034403788" calcext:value-type="float">
            <text:p>7.01714034403788</text:p>
          </table:table-cell>
          <table:table-cell office:value-type="float" office:value="6.75369984227262" calcext:value-type="float">
            <text:p>6.75369984227262</text:p>
          </table:table-cell>
          <table:table-cell office:value-type="float" office:value="7.05297554132056" calcext:value-type="float">
            <text:p>7.05297554132056</text:p>
          </table:table-cell>
          <table:table-cell table:number-columns-repeated="4"/>
          <table:table-cell office:value-type="float" office:value="8.2071664221027" calcext:value-type="float">
            <text:p>8.2071664221027</text:p>
          </table:table-cell>
          <table:table-cell office:value-type="float" office:value="7.19946028179079" calcext:value-type="float">
            <text:p>7.19946028179079</text:p>
          </table:table-cell>
          <table:table-cell office:value-type="float" office:value="7.10831717094696" calcext:value-type="float">
            <text:p>7.10831717094696</text:p>
          </table:table-cell>
          <table:table-cell office:value-type="float" office:value="6.96397786129153" calcext:value-type="float">
            <text:p>6.96397786129153</text:p>
          </table:table-cell>
          <table:table-cell table:number-columns-repeated="6"/>
          <table:table-cell office:value-type="float" office:value="7.83570505101273" calcext:value-type="float">
            <text:p>7.83570505101273</text:p>
          </table:table-cell>
          <table:table-cell/>
          <table:table-cell office:value-type="float" office:value="7.76690280207898" calcext:value-type="float">
            <text:p>7.76690280207898</text:p>
          </table:table-cell>
          <table:table-cell/>
        </table:table-row>
      </table:table>
      <table:named-expressions/>
      <table:database-ranges>
        <table:database-range table:name="__Anonymous_Sheet_DB__0" table:target-range-address="BPI2012.A1:BPI2012.P1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09:38:25.134292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9T00:00:14.583234966</dc:date>
    <meta:editing-duration>PT14H29M6S</meta:editing-duration>
    <meta:editing-cycles>3</meta:editing-cycles>
    <meta:generator>LibreOffice/6.0.3.2$Linux_X86_64 LibreOffice_project/00m0$Build-2</meta:generator>
    <meta:document-statistic meta:table-count="1" meta:cell-count="1832" meta:object-count="0"/>
  </office:meta>
</office:document-meta>
</file>